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2.1pt"/>
    </style:style>
    <style:style style:name="co2" style:family="table-column">
      <style:table-column-properties fo:break-before="auto" style:column-width="63.89pt"/>
    </style:style>
    <style:style style:name="co3" style:family="table-column">
      <style:table-column-properties fo:break-before="auto" style:column-width="210.44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rotation-align="none"/>
      <style:text-properties fo:color="#f7981d"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5" office:value-type="string" calcext:value-type="string">
            <text:p>evaluation</text:p>
          </table:table-cell>
          <table:table-cell table:number-columns-repeated="1018"/>
        </table:table-row>
        <table:table-row table:style-name="ro1">
          <table:table-cell table:style-name="ce2" office:value-type="string" calcext:value-type="string">
            <text:p>hit:8607_conv:17215</text:p>
          </table:table-cell>
          <table:table-cell table:style-name="ce2" office:value-type="string" calcext:value-type="string">
            <text:p>nostalgic</text:p>
          </table:table-cell>
          <table:table-cell table:style-name="ce4" office:value-type="string" calcext:value-type="string">
            <text:p>I was cleaning my basement. I found lot of toys and books from my childhood</text:p>
          </table:table-cell>
          <table:table-cell table:style-name="ce2" office:value-type="float" office:value="43" calcext:value-type="float">
            <text:p>43</text:p>
          </table:table-cell>
          <table:table-cell table:style-name="ce4" office:value-type="string" calcext:value-type="string">
            <text:p>i was cleaning my basement. I found lot of toys and books from my chidhood</text:p>
          </table:table-cell>
          <table:table-cell table:style-name="ce6" office:value-type="float" office:value="3" calcext:value-type="float">
            <text:p>3</text:p>
          </table:table-cell>
          <table:table-cell/>
          <table:table-cell table:style-name="ce8"/>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that's awesome! <text:s/>Did you take a day off and go through them for the memories???</text:p>
          </table:table-cell>
          <table:table-cell table:style-name="ce7" office:value-type="string" calcext:value-type="string">
            <text:p><text:s/></text:p>
          </table:table-cell>
          <table:table-cell/>
          <table:table-cell table:style-name="ce8"/>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indeed !! i didn't want to move out of basement until i had go through everything. Such a sweet memories</text:p>
          </table:table-cell>
          <table:table-cell table:style-name="ce7" office:value-type="string" calcext:value-type="string">
            <text:p><text:s/></text:p>
          </table:table-cell>
          <table:table-cell/>
          <table:table-cell table:style-name="ce8"/>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m so happy for you! <text:s/>I need to go through some of my old stuff!!</text:p>
          </table:table-cell>
          <table:table-cell table:style-name="ce7" office:value-type="string" calcext:value-type="string">
            <text:p><text:s/></text:p>
          </table:table-cell>
          <table:table-cell/>
          <table:table-cell table:style-name="ce8"/>
          <table:table-cell table:number-columns-repeated="1016"/>
        </table:table-row>
        <table:table-row table:style-name="ro1">
          <table:table-cell table:style-name="ce2" office:value-type="string" calcext:value-type="string">
            <text:p>hit:6147_conv:12294</text:p>
          </table:table-cell>
          <table:table-cell table:style-name="ce2" office:value-type="string" calcext:value-type="string">
            <text:p>trusting</text:p>
          </table:table-cell>
          <table:table-cell table:style-name="ce4" office:value-type="string" calcext:value-type="string">
            <text:p>I trust my family with my life_comma_ they are the first people I go to </text:p>
          </table:table-cell>
          <table:table-cell table:style-name="ce2" office:value-type="float" office:value="10" calcext:value-type="float">
            <text:p>10</text:p>
          </table:table-cell>
          <table:table-cell table:style-name="ce4" office:value-type="string" calcext:value-type="string">
            <text:p>I trust my family with my life_comma_ they are the first people I go to</text:p>
          </table:table-cell>
          <table:table-cell table:style-name="ce6" office:value-type="float" office:value="2" calcext:value-type="float">
            <text:p>2</text:p>
          </table:table-cell>
          <table:table-cell/>
          <table:table-cell table:style-name="ce8"/>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is really nice to have a great family. <text:s/>Do they live close b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y do_comma_ we all live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 <text:s/>Having a great family network makes life so much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14_conv:12628</text:p>
          </table:table-cell>
          <table:table-cell table:style-name="ce2" office:value-type="string" calcext:value-type="string">
            <text:p>impressed</text:p>
          </table:table-cell>
          <table:table-cell table:style-name="ce4" office:value-type="string" calcext:value-type="string">
            <text:p>My daughter got 1st place at her gymnastics meet over the weekend. I was really shocked at how much she has improved.</text:p>
          </table:table-cell>
          <table:table-cell table:style-name="ce2" office:value-type="float" office:value="243" calcext:value-type="float">
            <text:p>243</text:p>
          </table:table-cell>
          <table:table-cell table:style-name="ce4" office:value-type="string" calcext:value-type="string">
            <text:p>My daughter got 1st place at her gymnastics mee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s awesome_comma_ congratula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nks. I was very shocked to see her improvemen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ou must be so proud of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880_conv:13760</text:p>
          </table:table-cell>
          <table:table-cell table:style-name="ce2" office:value-type="string" calcext:value-type="string">
            <text:p>anticipating</text:p>
          </table:table-cell>
          <table:table-cell table:style-name="ce4" office:value-type="string" calcext:value-type="string">
            <text:p>I'm looking forward to meeting up with some friends during the weekend. <text:s/>Should be a lot of fun</text:p>
          </table:table-cell>
          <table:table-cell table:style-name="ce2" office:value-type="float" office:value="111" calcext:value-type="float">
            <text:p>111</text:p>
          </table:table-cell>
          <table:table-cell table:style-name="ce4" office:value-type="string" calcext:value-type="string">
            <text:p>I'm looking forward to meeting with some friends on the weeke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h that's cool! <text:s/>What do you all have plan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Probably go hiking and visit some local tow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ll that sounds like a fun little tri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42_conv:18084</text:p>
          </table:table-cell>
          <table:table-cell table:style-name="ce2" office:value-type="string" calcext:value-type="string">
            <text:p>annoyed</text:p>
          </table:table-cell>
          <table:table-cell table:style-name="ce4" office:value-type="string" calcext:value-type="string">
            <text:p>It drove me up the wall this morning when I realized I ran out of coffee filters without getting more at the grocery store the other day. I can't believe I forgot to check!</text:p>
          </table:table-cell>
          <table:table-cell table:style-name="ce2" office:value-type="float" office:value="644" calcext:value-type="float">
            <text:p>644</text:p>
          </table:table-cell>
          <table:table-cell table:style-name="ce4" office:value-type="string" calcext:value-type="string">
            <text:p>Let me tell you something. Always check before you go grocery shopping to see if you need to pick up coffee filters. Few things worse than having to go without your morning coffee because you forgo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is very tru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Not only did I have a rough morning because of it_comma_ but I had to deal with the caffeine withdrawal headache all day at work. What a disa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pefully its better tomorr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0_conv:2161</text:p>
          </table:table-cell>
          <table:table-cell table:style-name="ce2" office:value-type="string" calcext:value-type="string">
            <text:p>proud</text:p>
          </table:table-cell>
          <table:table-cell table:style-name="ce4" office:value-type="string" calcext:value-type="string">
            <text:p>Graduating High School! </text:p>
          </table:table-cell>
          <table:table-cell table:style-name="ce2" office:value-type="float" office:value="283" calcext:value-type="float">
            <text:p>283</text:p>
          </table:table-cell>
          <table:table-cell table:style-name="ce4" office:value-type="string" calcext:value-type="string">
            <text:p>I was so happy I graduated High School. I didn't think I would make it!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that was a good day for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3" calcext:value-type="float">
            <text:p>283</text:p>
          </table:table-cell>
          <table:table-cell table:style-name="ce4" office:value-type="string" calcext:value-type="string">
            <text:p>It really was. I was overcome with jo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happy for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210_conv:20421</text:p>
          </table:table-cell>
          <table:table-cell table:style-name="ce2" office:value-type="string" calcext:value-type="string">
            <text:p>sad</text:p>
          </table:table-cell>
          <table:table-cell table:style-name="ce4" office:value-type="string" calcext:value-type="string">
            <text:p>I feel so far away from my family. I hardly ever talk to them anymore. I miss them.</text:p>
          </table:table-cell>
          <table:table-cell table:style-name="ce2" office:value-type="float" office:value="659" calcext:value-type="float">
            <text:p>659</text:p>
          </table:table-cell>
          <table:table-cell table:style-name="ce4" office:value-type="string" calcext:value-type="string">
            <text:p>I feel soo far away from my fami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Aw_comma_ I know how that goes. Do they visit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No_comma_my mom even live here in town. we hardly ever talk anym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Wow that's sad. I'm sor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t's ok. I'm gonna let them know how I feel. maybe change thing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77_conv:11155</text:p>
          </table:table-cell>
          <table:table-cell table:style-name="ce2" office:value-type="string" calcext:value-type="string">
            <text:p>devastated</text:p>
          </table:table-cell>
          <table:table-cell table:style-name="ce4" office:value-type="string" calcext:value-type="string">
            <text:p>Our family dog passed and my mom was so wrecked it hurt her really deep.</text:p>
          </table:table-cell>
          <table:table-cell table:style-name="ce2" office:value-type="float" office:value="284" calcext:value-type="float">
            <text:p>284</text:p>
          </table:table-cell>
          <table:table-cell table:style-name="ce4" office:value-type="string" calcext:value-type="string">
            <text:p>We lost our faily dog she had been with us since I was 15 years old.</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_comma_ that sucks. Did you give her a proper buria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es we did my mom loved her so much especially when me and my brither moved out she is hurt and down so b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www_comma_ I am so sorry. Have you thought about getting a new p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nk you and yes but I want to give her time to heal hopefully by Christmas she will be a little better and open to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27_conv:5255</text:p>
          </table:table-cell>
          <table:table-cell table:style-name="ce2" office:value-type="string" calcext:value-type="string">
            <text:p>apprehensive</text:p>
          </table:table-cell>
          <table:table-cell table:style-name="ce4" office:value-type="string" calcext:value-type="string">
            <text:p>I was very nervous when there was a strong storm at our house. There was a tornado watch very close to our house!</text:p>
          </table:table-cell>
          <table:table-cell table:style-name="ce2" office:value-type="float" office:value="45" calcext:value-type="float">
            <text:p>45</text:p>
          </table:table-cell>
          <table:table-cell table:style-name="ce4" office:value-type="string" calcext:value-type="string">
            <text:p>There was a storm the other day_comma_ close to our home. There was a tornado warning near it_comma_ so I was afraid and nervou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Oh no. I hope you got somewhere safe while it was going 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t luckily passed our home_comma_ but you just never k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That's good at least. Living in an area with tornados is so scar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5_conv:2130</text:p>
          </table:table-cell>
          <table:table-cell table:style-name="ce2" office:value-type="string" calcext:value-type="string">
            <text:p>guilty</text:p>
          </table:table-cell>
          <table:table-cell table:style-name="ce4" office:value-type="string" calcext:value-type="string">
            <text:p>I saw a colleague stealing money at work last week. I wonder If I should have said something to my boss.</text:p>
          </table:table-cell>
          <table:table-cell table:style-name="ce2" office:value-type="float" office:value="250" calcext:value-type="float">
            <text:p>250</text:p>
          </table:table-cell>
          <table:table-cell table:style-name="ce4" office:value-type="string" calcext:value-type="string">
            <text:p>I saw a colleague stealing money at work. I wonder if I did the right thing by not telling my bos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1" calcext:value-type="float">
            <text:p>281</text:p>
          </table:table-cell>
          <table:table-cell table:style-name="ce4" office:value-type="string" calcext:value-type="string">
            <text:p>Is there a reason why you didn't tell your bo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just didn't want to be labeled as a snitch_comma_ but now I'm having second though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1" calcext:value-type="float">
            <text:p>281</text:p>
          </table:table-cell>
          <table:table-cell table:style-name="ce4" office:value-type="string" calcext:value-type="string">
            <text:p>Is there a way you could report it anonymous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35_conv:6070</text:p>
          </table:table-cell>
          <table:table-cell table:style-name="ce2" office:value-type="string" calcext:value-type="string">
            <text:p>apprehensive</text:p>
          </table:table-cell>
          <table:table-cell table:style-name="ce4" office:value-type="string" calcext:value-type="string">
            <text:p>First time at a karaoke bar.</text:p>
          </table:table-cell>
          <table:table-cell table:style-name="ce2" office:value-type="float" office:value="250" calcext:value-type="float">
            <text:p>250</text:p>
          </table:table-cell>
          <table:table-cell table:style-name="ce4" office:value-type="string" calcext:value-type="string">
            <text:p>Yesterday was my first time at a karaoke bar. I started to get all tense when my friends kept telling my I should go on stage to perfor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feel you! I don't like to perform in front of people either. Did you decli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No_comma_ I ended up going through with it. I was worried that they would boo me at first because my singing is horrible_comma_ but I guess everyone was too drunk to ca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you can be as bad as you want there_comma_ it just matters if you're having fun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06_conv:21812</text:p>
          </table:table-cell>
          <table:table-cell table:style-name="ce2" office:value-type="string" calcext:value-type="string">
            <text:p>joyful</text:p>
          </table:table-cell>
          <table:table-cell table:style-name="ce4" office:value-type="string" calcext:value-type="string">
            <text:p>The other day was my sons birthday party! It was so much fun watching him open all his presents.</text:p>
          </table:table-cell>
          <table:table-cell table:style-name="ce2" office:value-type="float" office:value="231" calcext:value-type="float">
            <text:p>231</text:p>
          </table:table-cell>
          <table:table-cell table:style-name="ce4" office:value-type="string" calcext:value-type="string">
            <text:p>We had a birthday party for my son the other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Aw_comma_ yay! <text:s/>How old is 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He's 6. It was so much fun to watch him open his presen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love that age! <text:s/>My niece just turned six and she seems so grown 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102_conv:6204</text:p>
          </table:table-cell>
          <table:table-cell table:style-name="ce2" office:value-type="string" calcext:value-type="string">
            <text:p>surprised</text:p>
          </table:table-cell>
          <table:table-cell table:style-name="ce4" office:value-type="string" calcext:value-type="string">
            <text:p>I was excited that my neighbor came to my door</text:p>
          </table:table-cell>
          <table:table-cell table:style-name="ce2" office:value-type="float" office:value="267" calcext:value-type="float">
            <text:p>267</text:p>
          </table:table-cell>
          <table:table-cell table:style-name="ce4" office:value-type="string" calcext:value-type="string">
            <text:p>I was excited that my neighbor came to my doo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ood_comma_ How long haven't you talk to each o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havent talked to her since she introduced herself when we first moved 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_comma_ she is a little weir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2_conv:1265</text:p>
          </table:table-cell>
          <table:table-cell table:style-name="ce2" office:value-type="string" calcext:value-type="string">
            <text:p>proud</text:p>
          </table:table-cell>
          <table:table-cell table:style-name="ce4" office:value-type="string" calcext:value-type="string">
            <text:p>I love how far France has come to world cup</text:p>
          </table:table-cell>
          <table:table-cell table:style-name="ce2" office:value-type="float" office:value="178" calcext:value-type="float">
            <text:p>178</text:p>
          </table:table-cell>
          <table:table-cell table:style-name="ce4" office:value-type="string" calcext:value-type="string">
            <text:p>i hope france win the world cup</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0" calcext:value-type="float">
            <text:p>200</text:p>
          </table:table-cell>
          <table:table-cell table:style-name="ce4" office:value-type="string" calcext:value-type="string">
            <text:p>ok hope the sucessful in pray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yah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0" calcext:value-type="float">
            <text:p>200</text:p>
          </table:table-cell>
          <table:table-cell table:style-name="ce4" office:value-type="string" calcext:value-type="string">
            <text:p>ok_comma_ nex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93_conv:21386</text:p>
          </table:table-cell>
          <table:table-cell table:style-name="ce2" office:value-type="string" calcext:value-type="string">
            <text:p>guilty</text:p>
          </table:table-cell>
          <table:table-cell table:style-name="ce4" office:value-type="string" calcext:value-type="string">
            <text:p>I forgot to invite my friend to dinner with our other friends.</text:p>
          </table:table-cell>
          <table:table-cell table:style-name="ce2" office:value-type="float" office:value="259" calcext:value-type="float">
            <text:p>259</text:p>
          </table:table-cell>
          <table:table-cell table:style-name="ce4" office:value-type="string" calcext:value-type="string">
            <text:p>I forgot to invite my friend to dinner with our other friend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t happens sometimes. <text:s/>It only becomes a problem if you forget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Luckily I have not done it too many tim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hope they were pretty understand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30_conv:3061</text:p>
          </table:table-cell>
          <table:table-cell table:style-name="ce2" office:value-type="string" calcext:value-type="string">
            <text:p>confident</text:p>
          </table:table-cell>
          <table:table-cell table:style-name="ce4" office:value-type="string" calcext:value-type="string">
            <text:p>I went into my final exams feeling great. With my emotion of feeling great i did the same for my exams.</text:p>
          </table:table-cell>
          <table:table-cell table:style-name="ce2" office:value-type="float" office:value="68" calcext:value-type="float">
            <text:p>68</text:p>
          </table:table-cell>
          <table:table-cell table:style-name="ce4" office:value-type="string" calcext:value-type="string">
            <text:p>So i love feeling great when i walk into exams because i actually studi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know how that goes. <text:s/>It can be hard to stay on track at the end of the seme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But i do love the fact i destroyed that test like a bo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Congratulations! <text:s/>Studying really pays of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70_conv:8341</text:p>
          </table:table-cell>
          <table:table-cell table:style-name="ce2" office:value-type="string" calcext:value-type="string">
            <text:p>nostalgic</text:p>
          </table:table-cell>
          <table:table-cell table:style-name="ce4" office:value-type="string" calcext:value-type="string">
            <text:p>My son is starting back to college in a few days. This made me think back to when he was smaller and realize how quick time goes by.</text:p>
          </table:table-cell>
          <table:table-cell table:style-name="ce2" office:value-type="float" office:value="45" calcext:value-type="float">
            <text:p>45</text:p>
          </table:table-cell>
          <table:table-cell table:style-name="ce4" office:value-type="string" calcext:value-type="string">
            <text:p>We are getting our son to go back to college in a few days and it really made me stop and think back to him when he was smaller_comma_ and how time flies by so fas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does go fast. I was just changing my daughters diaper and now she is in junior hi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know_comma_ that's about how I felt too! I think back to when he was much smaller and how adorable he was when he would call me mommy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miss being called mommy. One day you'll be called grandm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447_conv:14895</text:p>
          </table:table-cell>
          <table:table-cell table:style-name="ce2" office:value-type="string" calcext:value-type="string">
            <text:p>prepared</text:p>
          </table:table-cell>
          <table:table-cell table:style-name="ce4" office:value-type="string" calcext:value-type="string">
            <text:p>I arranged a nice surprise dinner for my grandparent 50th anniversary last weekend.</text:p>
          </table:table-cell>
          <table:table-cell table:style-name="ce2" office:value-type="float" office:value="284" calcext:value-type="float">
            <text:p>284</text:p>
          </table:table-cell>
          <table:table-cell table:style-name="ce4" office:value-type="string" calcext:value-type="string">
            <text:p>My grandparents have been married for 50 years I hope to be like that one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awesome. I never even get a second date A husband may not be in the cards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lol you just haven't came across the right person yet. It is incredible I arranged and had them a surprise dinner party it turned out very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sweet. I bet they enjoyed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27_conv:17054</text:p>
          </table:table-cell>
          <table:table-cell table:style-name="ce2" office:value-type="string" calcext:value-type="string">
            <text:p>anticipating</text:p>
          </table:table-cell>
          <table:table-cell table:style-name="ce4" office:value-type="string" calcext:value-type="string">
            <text:p>I can't wait for game of thrones to come back. Tv is terrible without it</text:p>
          </table:table-cell>
          <table:table-cell table:style-name="ce2" office:value-type="float" office:value="27" calcext:value-type="float">
            <text:p>27</text:p>
          </table:table-cell>
          <table:table-cell table:style-name="ce4" office:value-type="string" calcext:value-type="string">
            <text:p>I cant wait for game of thrones to vome ba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en does it retur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ext summer. tv is so dull with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a long time a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and its the last seas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8_conv:297</text:p>
          </table:table-cell>
          <table:table-cell table:style-name="ce2" office:value-type="string" calcext:value-type="string">
            <text:p>guilty</text:p>
          </table:table-cell>
          <table:table-cell table:style-name="ce4" office:value-type="string" calcext:value-type="string">
            <text:p>I recall a time when I had to go to my cousin's birthday part_comma_ and I overslept! I felt really guilty about that.</text:p>
          </table:table-cell>
          <table:table-cell table:style-name="ce2" office:value-type="float" office:value="59" calcext:value-type="float">
            <text:p>59</text:p>
          </table:table-cell>
          <table:table-cell table:style-name="ce4" office:value-type="string" calcext:value-type="string">
            <text:p>It is something that was really important to her_comma_ and I still feel bad that I missed her 15th birthday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o is s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My cousin_comma_ she really wanted me to attend her party since she enjoys my cooking and I had planned on making cook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Did you bought her a good present so she can forget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150_conv:16301</text:p>
          </table:table-cell>
          <table:table-cell table:style-name="ce2" office:value-type="string" calcext:value-type="string">
            <text:p>proud</text:p>
          </table:table-cell>
          <table:table-cell table:style-name="ce4" office:value-type="string" calcext:value-type="string">
            <text:p>I passed all of my classes this summer with A's I have never done that before. It felt great.</text:p>
          </table:table-cell>
          <table:table-cell table:style-name="ce2" office:value-type="float" office:value="297" calcext:value-type="float">
            <text:p>297</text:p>
          </table:table-cell>
          <table:table-cell table:style-name="ce4" office:value-type="string" calcext:value-type="string">
            <text:p>I am so happy. I made an A in all three of my summer classes. I have never done that bef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ard work pays o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couldnt believe what I was capable of. I plan on doing it again this seme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keep up the good wor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37_conv:2674</text:p>
          </table:table-cell>
          <table:table-cell table:style-name="ce2" office:value-type="string" calcext:value-type="string">
            <text:p>angry</text:p>
          </table:table-cell>
          <table:table-cell table:style-name="ce4" office:value-type="string" calcext:value-type="string">
            <text:p>A guy out in traffic getting mad at me and then giving me the finger when he is in the wrong</text:p>
          </table:table-cell>
          <table:table-cell table:style-name="ce2" office:value-type="float" office:value="296" calcext:value-type="float">
            <text:p>296</text:p>
          </table:table-cell>
          <table:table-cell table:style-name="ce4" office:value-type="string" calcext:value-type="string">
            <text:p>So this guy was hanging out of a parking lot in traffic while we had a green light- No he wouldn't back up his car or GO- When we beeped at him to back up- he had the nerve to yell derogatory things and beep back as if he was doing nothing wro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was very mean of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he tried to cut everyone off and it's just wreckless. So many people die. I really hate it when bad drivers think they are not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call the pol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 police don't really do anything here. It's like the wild wild west. Almost no one ever gets in trouble that is why they constantly drive 20 over and cut you off at the last second etc.</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86_conv:17172</text:p>
          </table:table-cell>
          <table:table-cell table:style-name="ce2" office:value-type="string" calcext:value-type="string">
            <text:p>furious</text:p>
          </table:table-cell>
          <table:table-cell table:style-name="ce4" office:value-type="string" calcext:value-type="string">
            <text:p>When my brother tried to fight me after hockey. We had been going hard at eachother.</text:p>
          </table:table-cell>
          <table:table-cell table:style-name="ce2" office:value-type="float" office:value="375" calcext:value-type="float">
            <text:p>375</text:p>
          </table:table-cell>
          <table:table-cell table:style-name="ce4" office:value-type="string" calcext:value-type="string">
            <text:p>Just fought my brother after hocke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 why!! do you guys support separate team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e did and I was going hard at him during the g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poor him !! you should have bee angry or furio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2_conv:544</text:p>
          </table:table-cell>
          <table:table-cell table:style-name="ce2" office:value-type="string" calcext:value-type="string">
            <text:p>terrified</text:p>
          </table:table-cell>
          <table:table-cell table:style-name="ce4" office:value-type="string" calcext:value-type="string">
            <text:p>When I was 12_comma_ I got ran over by a truck.</text:p>
          </table:table-cell>
          <table:table-cell table:style-name="ce2" office:value-type="float" office:value="8" calcext:value-type="float">
            <text:p>8</text:p>
          </table:table-cell>
          <table:table-cell table:style-name="ce4" office:value-type="string" calcext:value-type="string">
            <text:p>When I was 12_comma_ I got ran over by a truck. I was with my older cousin and his car messed up. Since he was my hero_comma_ I listened to everything he said_comma_ so when he told me to get the truck rolling and jump in. I listened. however_comma_ my 12 year old legs didn't make it and got trapped under the truc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Oh wow that is so scary. <text:s/>I can't believe he asked someone so young to do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Well_comma_ he was 17 at the time_comma_ so in his defense_comma_ he just was being a "dumb teenager". My parents never let me go with him again after that though.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I really hope you didn't have any lasting effects from the injur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97_conv:3795</text:p>
          </table:table-cell>
          <table:table-cell table:style-name="ce2" office:value-type="string" calcext:value-type="string">
            <text:p>impressed</text:p>
          </table:table-cell>
          <table:table-cell table:style-name="ce4" office:value-type="string" calcext:value-type="string">
            <text:p>The warriors just beat everyone this year on the way to their 2nd straight championship</text:p>
          </table:table-cell>
          <table:table-cell table:style-name="ce2" office:value-type="float" office:value="271" calcext:value-type="float">
            <text:p>271</text:p>
          </table:table-cell>
          <table:table-cell table:style-name="ce4" office:value-type="string" calcext:value-type="string">
            <text:p>The warrirors are so good_comma_ they won their second ring in a ro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reat! I bet they are thrilled! Is that you favorite te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no not really _comma_ i just admire their tal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ey are pretty talent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19_conv:18238</text:p>
          </table:table-cell>
          <table:table-cell table:style-name="ce2" office:value-type="string" calcext:value-type="string">
            <text:p>afraid</text:p>
          </table:table-cell>
          <table:table-cell table:style-name="ce4" office:value-type="string" calcext:value-type="string">
            <text:p>I don't know what that thing is_comma_ but it has way too many legs for my comfort.</text:p>
          </table:table-cell>
          <table:table-cell table:style-name="ce2" office:value-type="float" office:value="1" calcext:value-type="float">
            <text:p>1</text:p>
          </table:table-cell>
          <table:table-cell table:style-name="ce4" office:value-type="string" calcext:value-type="string">
            <text:p>I don't know what that thing is_comma_ but it has way too many legs for my comfor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its an inse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efinitely an insect_comma_ but why so many le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you have to asks its creat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25_conv:20851</text:p>
          </table:table-cell>
          <table:table-cell table:style-name="ce2" office:value-type="string" calcext:value-type="string">
            <text:p>nostalgic</text:p>
          </table:table-cell>
          <table:table-cell table:style-name="ce4" office:value-type="string" calcext:value-type="string">
            <text:p>I was thinking about my childhood the other day and feel so lucky. I was raised in a good family and love many old memories I have.</text:p>
          </table:table-cell>
          <table:table-cell table:style-name="ce2" office:value-type="float" office:value="381" calcext:value-type="float">
            <text:p>381</text:p>
          </table:table-cell>
          <table:table-cell table:style-name="ce4" office:value-type="string" calcext:value-type="string">
            <text:p>I was thinking about my childhood the other day. I came from a pretty good family and life was so nice and simple when you're you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good_comma_it feels g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eah. I was going through some old VHS tapes and found some of when I was a kid. I used to love this old dog I h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Whats the name of the do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97_conv:1994</text:p>
          </table:table-cell>
          <table:table-cell table:style-name="ce2" office:value-type="string" calcext:value-type="string">
            <text:p>impressed</text:p>
          </table:table-cell>
          <table:table-cell table:style-name="ce4" office:value-type="string" calcext:value-type="string">
            <text:p>I was impressed when my best friend graduated as valedictorian of our class</text:p>
          </table:table-cell>
          <table:table-cell table:style-name="ce2" office:value-type="float" office:value="10" calcext:value-type="float">
            <text:p>10</text:p>
          </table:table-cell>
          <table:table-cell table:style-name="ce4" office:value-type="string" calcext:value-type="string">
            <text:p>I was impressed when my best friend graduated as valedictorian of our cla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ou must have been so proud of their hard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as_comma_ they tried their hardest and earne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as it a large graduating cla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17_conv:17035</text:p>
          </table:table-cell>
          <table:table-cell table:style-name="ce2" office:value-type="string" calcext:value-type="string">
            <text:p>disgusted</text:p>
          </table:table-cell>
          <table:table-cell table:style-name="ce4" office:value-type="string" calcext:value-type="string">
            <text:p>Went out to eat the other day with my boyfriend. I actually witnessed our waiter pick his nose_comma_ wipe it on his shirt_comma_ and then carry out someone's drinks from the bar. It was gross.</text:p>
          </table:table-cell>
          <table:table-cell table:style-name="ce2" office:value-type="float" office:value="473" calcext:value-type="float">
            <text:p>473</text:p>
          </table:table-cell>
          <table:table-cell table:style-name="ce4" office:value-type="string" calcext:value-type="string">
            <text:p>Went out to eat with my boyfriend the other day. Saw our waiter pick his nose and wipe it on his shir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gross_comma_ I would lose my appeti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t really was gross. I was so grossed out I asked to get moved to the bar so we could get a different serv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I would probably just leave the restaurant altoge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83_conv:7367</text:p>
          </table:table-cell>
          <table:table-cell table:style-name="ce2" office:value-type="string" calcext:value-type="string">
            <text:p>lonely</text:p>
          </table:table-cell>
          <table:table-cell table:style-name="ce4" office:value-type="string" calcext:value-type="string">
            <text:p>My wife works nights so I am often all by my self</text:p>
          </table:table-cell>
          <table:table-cell table:style-name="ce2" office:value-type="float" office:value="301" calcext:value-type="float">
            <text:p>301</text:p>
          </table:table-cell>
          <table:table-cell table:style-name="ce4" office:value-type="string" calcext:value-type="string">
            <text:p>I have been feeling so alone latel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Why is that s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my wife works night shifts as a nurse so i am often home by mysel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Maybe you could work night shift too and that way you will be able to spend more time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Oh thats a good idea_comma_ I never thought of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ou could also got out foe a while and do something fu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83_conv:13167</text:p>
          </table:table-cell>
          <table:table-cell table:style-name="ce2" office:value-type="string" calcext:value-type="string">
            <text:p>confident</text:p>
          </table:table-cell>
          <table:table-cell table:style-name="ce4" office:value-type="string" calcext:value-type="string">
            <text:p>I know I can power through work today! I am exhausted and feel mentally worn out too but I love making money for my future!</text:p>
          </table:table-cell>
          <table:table-cell table:style-name="ce2" office:value-type="float" office:value="296" calcext:value-type="float">
            <text:p>296</text:p>
          </table:table-cell>
          <table:table-cell table:style-name="ce4" office:value-type="string" calcext:value-type="string">
            <text:p>I know I can power through work today!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Why do you say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exhausted and feel mentally worn out too but I love making money for my fut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 is so true. I feel the same way. It's just nice to know that you work hard for your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I work very hard! You have to work your butt off to get anywhere_comma_ r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456_conv:14912</text:p>
          </table:table-cell>
          <table:table-cell table:style-name="ce2" office:value-type="string" calcext:value-type="string">
            <text:p>lonely</text:p>
          </table:table-cell>
          <table:table-cell table:style-name="ce4" office:value-type="string" calcext:value-type="string">
            <text:p>I miss being in a relationship. I liked having someone at home </text:p>
          </table:table-cell>
          <table:table-cell table:style-name="ce2" office:value-type="float" office:value="27" calcext:value-type="float">
            <text:p>27</text:p>
          </table:table-cell>
          <table:table-cell table:style-name="ce4" office:value-type="string" calcext:value-type="string">
            <text:p>I am tired of being singl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id you try online da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 will but it's a bit overwhel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s difficult but it can be nice to conne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might try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98_conv:21396</text:p>
          </table:table-cell>
          <table:table-cell table:style-name="ce2" office:value-type="string" calcext:value-type="string">
            <text:p>ashamed</text:p>
          </table:table-cell>
          <table:table-cell table:style-name="ce4" office:value-type="string" calcext:value-type="string">
            <text:p>One time I pooped my pants when I was trying to fart</text:p>
          </table:table-cell>
          <table:table-cell table:style-name="ce2" office:value-type="float" office:value="547" calcext:value-type="float">
            <text:p>547</text:p>
          </table:table-cell>
          <table:table-cell table:style-name="ce4" office:value-type="string" calcext:value-type="string">
            <text:p>One time I pooped my pants when I was trying to far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have done that before. It is not f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 I had to walk home in sh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hope you threw out those pan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77_conv:17354</text:p>
          </table:table-cell>
          <table:table-cell table:style-name="ce2" office:value-type="string" calcext:value-type="string">
            <text:p>excited</text:p>
          </table:table-cell>
          <table:table-cell table:style-name="ce4" office:value-type="string" calcext:value-type="string">
            <text:p>My brownies are almost done! <text:s/>They smell so gooood!!</text:p>
          </table:table-cell>
          <table:table-cell table:style-name="ce2" office:value-type="float" office:value="389" calcext:value-type="float">
            <text:p>389</text:p>
          </table:table-cell>
          <table:table-cell table:style-name="ce4" office:value-type="string" calcext:value-type="string">
            <text:p>Oh man it smells SOO good in 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Did you just clean your pla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text:s/>I've got brownies in the ov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Mmmm_comma_ I love that brownie smell. <text:s/>Also nothing better than fresh brown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right! <text:s/>I can't wait until they're do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30_conv:7460</text:p>
          </table:table-cell>
          <table:table-cell table:style-name="ce2" office:value-type="string" calcext:value-type="string">
            <text:p>anticipating</text:p>
          </table:table-cell>
          <table:table-cell table:style-name="ce4" office:value-type="string" calcext:value-type="string">
            <text:p>In a few weeks my friend and I are going to see Ben Folds. Even though we've seen him over ten times we go every time he's in town because he puts on such a great show. </text:p>
          </table:table-cell>
          <table:table-cell table:style-name="ce2" office:value-type="float" office:value="471" calcext:value-type="float">
            <text:p>471</text:p>
          </table:table-cell>
          <table:table-cell table:style-name="ce4" office:value-type="string" calcext:value-type="string">
            <text:p>In a few weeks my best friend and I are going to go see Ben Folds_comma_ I can't wa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That is so exciting. Have you been a fan a long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1" calcext:value-type="float">
            <text:p>471</text:p>
          </table:table-cell>
          <table:table-cell table:style-name="ce4" office:value-type="string" calcext:value-type="string">
            <text:p>Yeah_comma_ my friend and I have been fans since 2004. We've seen him over ten times but we go every time he's into town because he never puts on the same show tw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That is something to look forward t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203_conv:24406</text:p>
          </table:table-cell>
          <table:table-cell table:style-name="ce2" office:value-type="string" calcext:value-type="string">
            <text:p>sad</text:p>
          </table:table-cell>
          <table:table-cell table:style-name="ce4" office:value-type="string" calcext:value-type="string">
            <text:p>When i was 10 my cat went missing and i found her ran over in the road.</text:p>
          </table:table-cell>
          <table:table-cell table:style-name="ce2" office:value-type="float" office:value="557" calcext:value-type="float">
            <text:p>557</text:p>
          </table:table-cell>
          <table:table-cell table:style-name="ce4" office:value-type="string" calcext:value-type="string">
            <text:p>so a while aog my cat went missing and i found her ran over in the ro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at is so sad. Did you find out who di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Nope. But i did giver her a little funeral though. I loved that c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 feel so sorry for you. I love my pets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987_conv:9974</text:p>
          </table:table-cell>
          <table:table-cell table:style-name="ce2" office:value-type="string" calcext:value-type="string">
            <text:p>surprised</text:p>
          </table:table-cell>
          <table:table-cell table:style-name="ce4" office:value-type="string" calcext:value-type="string">
            <text:p>everytime i see my nephew i am really in shock of how fast he grows now</text:p>
          </table:table-cell>
          <table:table-cell table:style-name="ce2" office:value-type="float" office:value="507" calcext:value-type="float">
            <text:p>507</text:p>
          </table:table-cell>
          <table:table-cell table:style-name="ce4" office:value-type="string" calcext:value-type="string">
            <text:p>i am really impressed everytime i see my nephew on how fast he is growing</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t is pretty crazy how fast grow up when you get older_comma_ it seems like a couple of weeks and they are in high sch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eah but i dont see him very often maybe that is why i always get shocked when i see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definitely a factor_comma_ sometimes I forget about some of my nephews even exi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56_conv:12912</text:p>
          </table:table-cell>
          <table:table-cell table:style-name="ce2" office:value-type="string" calcext:value-type="string">
            <text:p>guilty</text:p>
          </table:table-cell>
          <table:table-cell table:style-name="ce4" office:value-type="string" calcext:value-type="string">
            <text:p>I broke my mother's prized teapot.</text:p>
          </table:table-cell>
          <table:table-cell table:style-name="ce2" office:value-type="float" office:value="59" calcext:value-type="float">
            <text:p>59</text:p>
          </table:table-cell>
          <table:table-cell table:style-name="ce4" office:value-type="string" calcext:value-type="string">
            <text:p>Hi_comma_ I accidentally broke my mother's prized vintage teapot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my! does she know it is brok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and she is so sad now. I feel guilty about this and havent been able to slee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t wasn't intentional ....still a horrible feel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7_conv:1575</text:p>
          </table:table-cell>
          <table:table-cell table:style-name="ce2" office:value-type="string" calcext:value-type="string">
            <text:p>furious</text:p>
          </table:table-cell>
          <table:table-cell table:style-name="ce4" office:value-type="string" calcext:value-type="string">
            <text:p>My internet is started to act weird and its making me mad.</text:p>
          </table:table-cell>
          <table:table-cell table:style-name="ce2" office:value-type="float" office:value="27" calcext:value-type="float">
            <text:p>27</text:p>
          </table:table-cell>
          <table:table-cell table:style-name="ce4" office:value-type="string" calcext:value-type="string">
            <text:p>MY internet used to be awesome now it cuts out several times a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at least you can find an excuse to step outside the house and mix it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true_comma_ but it also ruining my Call of Duty stats. Thats the worst p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love Call of Duty. <text:s/>What's your ran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I hardly play know. I only play hardcore domination. All of my friends are way past me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053_conv:10106</text:p>
          </table:table-cell>
          <table:table-cell table:style-name="ce2" office:value-type="string" calcext:value-type="string">
            <text:p>guilty</text:p>
          </table:table-cell>
          <table:table-cell table:style-name="ce4" office:value-type="string" calcext:value-type="string">
            <text:p>A friend left some candy out and I took some. <text:s/>I feel like paying him back for what I took</text:p>
          </table:table-cell>
          <table:table-cell table:style-name="ce2" office:value-type="float" office:value="111" calcext:value-type="float">
            <text:p>111</text:p>
          </table:table-cell>
          <table:table-cell table:style-name="ce4" office:value-type="string" calcext:value-type="string">
            <text:p>I took some candy a friend left ou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did they notice it was miss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Not yet_comma_ I plan on compensating my friend for what I to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ell at least you are attempting to be honest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48_conv:15697</text:p>
          </table:table-cell>
          <table:table-cell table:style-name="ce2" office:value-type="string" calcext:value-type="string">
            <text:p>prepared</text:p>
          </table:table-cell>
          <table:table-cell table:style-name="ce4" office:value-type="string" calcext:value-type="string">
            <text:p>I've already gotten my school supplies! I am ready to kill this semester.</text:p>
          </table:table-cell>
          <table:table-cell table:style-name="ce2" office:value-type="float" office:value="466" calcext:value-type="float">
            <text:p>466</text:p>
          </table:table-cell>
          <table:table-cell table:style-name="ce4" office:value-type="string" calcext:value-type="string">
            <text:p>I've already gotten my school supplies and everything is ready! I feel like I'm gonna kill this semest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the way to do it! <text:s/>Be prepared to kick it's butt and get good grad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will try! It will be hard with a part-time job but I bet I can man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lways put your school first_comma_ you will be thankful you did la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05_conv:12810</text:p>
          </table:table-cell>
          <table:table-cell table:style-name="ce2" office:value-type="string" calcext:value-type="string">
            <text:p>ashamed</text:p>
          </table:table-cell>
          <table:table-cell table:style-name="ce4" office:value-type="string" calcext:value-type="string">
            <text:p>I drank all the beer in the house and woke up to my very angry wife.</text:p>
          </table:table-cell>
          <table:table-cell table:style-name="ce2" office:value-type="float" office:value="445" calcext:value-type="float">
            <text:p>445</text:p>
          </table:table-cell>
          <table:table-cell table:style-name="ce4" office:value-type="string" calcext:value-type="string">
            <text:p>I drank everything in the house_comma_ ate all the food_comma_ passed out_comma_ and woke up to a very upset w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Haha I'd say so. What was your excuse to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could say anything_comma_ I just apologized profusel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a good strategy always when dealing with wives I thin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51_conv:9303</text:p>
          </table:table-cell>
          <table:table-cell table:style-name="ce2" office:value-type="string" calcext:value-type="string">
            <text:p>devastated</text:p>
          </table:table-cell>
          <table:table-cell table:style-name="ce4" office:value-type="string" calcext:value-type="string">
            <text:p>when my house caught on fire. </text:p>
          </table:table-cell>
          <table:table-cell table:style-name="ce2" office:value-type="float" office:value="11" calcext:value-type="float">
            <text:p>11</text:p>
          </table:table-cell>
          <table:table-cell table:style-name="ce4" office:value-type="string" calcext:value-type="string">
            <text:p>My house caught on fire. It was one of the worst real life nightmares ever.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believe that_comma_ how did it hap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electrical fire.. super scary! started in the panel box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scary_comma_ it is not even your fault at all ei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251_conv:12502</text:p>
          </table:table-cell>
          <table:table-cell table:style-name="ce2" office:value-type="string" calcext:value-type="string">
            <text:p>confident</text:p>
          </table:table-cell>
          <table:table-cell table:style-name="ce4" office:value-type="string" calcext:value-type="string">
            <text:p>I felt <text:s/>confident last <text:s/>time I dressed up nice.</text:p>
          </table:table-cell>
          <table:table-cell table:style-name="ce2" office:value-type="float" office:value="53" calcext:value-type="float">
            <text:p>53</text:p>
          </table:table-cell>
          <table:table-cell table:style-name="ce4" office:value-type="string" calcext:value-type="string">
            <text:p>Last time I dressed up I felt confide 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have recently started exercising and eating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need to do the s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s a good habit to get int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thing wrong with being health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nope and there are great perks that come with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92_conv:11985</text:p>
          </table:table-cell>
          <table:table-cell table:style-name="ce2" office:value-type="string" calcext:value-type="string">
            <text:p>angry</text:p>
          </table:table-cell>
          <table:table-cell table:style-name="ce4" office:value-type="string" calcext:value-type="string">
            <text:p>All my cucumber plants died this week due to too much rain</text:p>
          </table:table-cell>
          <table:table-cell table:style-name="ce2" office:value-type="float" office:value="475" calcext:value-type="float">
            <text:p>475</text:p>
          </table:table-cell>
          <table:table-cell table:style-name="ce4" office:value-type="string" calcext:value-type="string">
            <text:p>All my cucumber plants died this week due to too much rai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man. What a bummer! <text:s/>I love cucumbers and hummus! <text:s/>Do you have anything else you're growing that surviv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My tomatoes and peppers are doing really well for starter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good_comma_ I'm glad the entire garden didn't get ruined. <text:s/>I would love to plant a garden one day soon since I went vegan plant based about 3 months ago. <text:s/>Happy tomato eating to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03_conv:7806</text:p>
          </table:table-cell>
          <table:table-cell table:style-name="ce2" office:value-type="string" calcext:value-type="string">
            <text:p>furious</text:p>
          </table:table-cell>
          <table:table-cell table:style-name="ce4" office:value-type="string" calcext:value-type="string">
            <text:p>I'm so upset. I really don't like fish_comma_ get my wife keeps serving it to me. I'm so mad!</text:p>
          </table:table-cell>
          <table:table-cell table:style-name="ce2" office:value-type="float" office:value="478" calcext:value-type="float">
            <text:p>478</text:p>
          </table:table-cell>
          <table:table-cell table:style-name="ce4" office:value-type="string" calcext:value-type="string">
            <text:p>My partner and I were sitting down to dinner when they bring out fish. They know that I don't like fish_comma_ yet they did anyways. It's very upsett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ould have been upset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nk you! And they don't understand what they did wrong! What more do I have to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Find new people to eat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798_conv:13596</text:p>
          </table:table-cell>
          <table:table-cell table:style-name="ce2" office:value-type="string" calcext:value-type="string">
            <text:p>annoyed</text:p>
          </table:table-cell>
          <table:table-cell table:style-name="ce4" office:value-type="string" calcext:value-type="string">
            <text:p>There's a woman at work that will not listen when you try to explain a work task to her and will end up making many mistakes_comma_ which causes the rest of us more work. It's very frustrating and aggravating!</text:p>
          </table:table-cell>
          <table:table-cell table:style-name="ce2" office:value-type="float" office:value="45" calcext:value-type="float">
            <text:p>45</text:p>
          </table:table-cell>
          <table:table-cell table:style-name="ce4" office:value-type="string" calcext:value-type="string">
            <text:p>There's a coworker that will not follow instructions on work assignments_comma_ so she makes many mistakes. It's so frustrating and aggravating_comma_ since it causes others more wor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 sucks_comma_ I work with people like that and it's just more work for other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Exactly! You try nicely to explain it to her over and over_comma_ but she won't listen. Such a nuisa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horrible_comma_ you should tell the boss and get her fir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40_conv:11081</text:p>
          </table:table-cell>
          <table:table-cell table:style-name="ce2" office:value-type="string" calcext:value-type="string">
            <text:p>jealous</text:p>
          </table:table-cell>
          <table:table-cell table:style-name="ce4" office:value-type="string" calcext:value-type="string">
            <text:p>my sister just got a new car. Its really nice but I want one too</text:p>
          </table:table-cell>
          <table:table-cell table:style-name="ce2" office:value-type="float" office:value="27" calcext:value-type="float">
            <text:p>27</text:p>
          </table:table-cell>
          <table:table-cell table:style-name="ce4" office:value-type="string" calcext:value-type="string">
            <text:p>My sister just got a new car</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s awesome. What kind of c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 yukon. it really nice_comma_ but I have had my car for forever and I really envy her righ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 nice ca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745_conv:17490</text:p>
          </table:table-cell>
          <table:table-cell table:style-name="ce2" office:value-type="string" calcext:value-type="string">
            <text:p>embarrassed</text:p>
          </table:table-cell>
          <table:table-cell table:style-name="ce4" office:value-type="string" calcext:value-type="string">
            <text:p>I woke up late and was running late for work. I didn't have time to put my contacts in. I had to wear my broken glasses.</text:p>
          </table:table-cell>
          <table:table-cell table:style-name="ce2" office:value-type="float" office:value="243" calcext:value-type="float">
            <text:p>243</text:p>
          </table:table-cell>
          <table:table-cell table:style-name="ce4" office:value-type="string" calcext:value-type="string">
            <text:p>I was running late for work because I woke up late.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0" calcext:value-type="float">
            <text:p>640</text:p>
          </table:table-cell>
          <table:table-cell table:style-name="ce4" office:value-type="string" calcext:value-type="string">
            <text:p>Oh I hate when that happens. Did you make it on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made it on time_comma_ but didn't have time to pit my contacts in so I had to wear my ugly broken glass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0" calcext:value-type="float">
            <text:p>640</text:p>
          </table:table-cell>
          <table:table-cell table:style-name="ce4" office:value-type="string" calcext:value-type="string">
            <text:p>That sucks. Why did you wake up lat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3_conv:566</text:p>
          </table:table-cell>
          <table:table-cell table:style-name="ce2" office:value-type="string" calcext:value-type="string">
            <text:p>surprised</text:p>
          </table:table-cell>
          <table:table-cell table:style-name="ce4" office:value-type="string" calcext:value-type="string">
            <text:p>The other day I found out that LeBron James joined the Lakers instead of going to Houston or staying in Cleveland!</text:p>
          </table:table-cell>
          <table:table-cell table:style-name="ce2" office:value-type="float" office:value="114" calcext:value-type="float">
            <text:p>114</text:p>
          </table:table-cell>
          <table:table-cell table:style-name="ce4" office:value-type="string" calcext:value-type="string">
            <text:p>I stayed up until midnight and watched ESPN to see who would acquire him. <text:s/>I thought he would end up staying in Clevela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Do you mean LeBron James? I was hoping he'd come to Miami!</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4" calcext:value-type="float">
            <text:p>114</text:p>
          </table:table-cell>
          <table:table-cell table:style-name="ce4" office:value-type="string" calcext:value-type="string">
            <text:p>Yes I do! <text:s/>Wow_comma_ if he went to Miami that would've been crazy!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 wish he would have! The Heat can use his help! Hah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474_conv:16949</text:p>
          </table:table-cell>
          <table:table-cell table:style-name="ce2" office:value-type="string" calcext:value-type="string">
            <text:p>content</text:p>
          </table:table-cell>
          <table:table-cell table:style-name="ce4" office:value-type="string" calcext:value-type="string">
            <text:p>I am happy with my life right now_comma_ everything is going well for the most part</text:p>
          </table:table-cell>
          <table:table-cell table:style-name="ce2" office:value-type="float" office:value="10" calcext:value-type="float">
            <text:p>10</text:p>
          </table:table-cell>
          <table:table-cell table:style-name="ce4" office:value-type="string" calcext:value-type="string">
            <text:p>I am happy with my life right now_comma_ everything is going well for the most par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is going so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happy with my life right now_comma_ everything is going well for the most p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ell me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10_conv:17621</text:p>
          </table:table-cell>
          <table:table-cell table:style-name="ce2" office:value-type="string" calcext:value-type="string">
            <text:p>angry</text:p>
          </table:table-cell>
          <table:table-cell table:style-name="ce4" office:value-type="string" calcext:value-type="string">
            <text:p>I'm tired of being harassed by this corrupt city. They don't show up to gunshots all night_comma_ fire bombs_comma_ breaking in too abandoned houses_comma_ rapes_comma_ beatings..but they care if my own car is parked on a lawn that I mow????</text:p>
          </table:table-cell>
          <table:table-cell table:style-name="ce2" office:value-type="float" office:value="296" calcext:value-type="float">
            <text:p>296</text:p>
          </table:table-cell>
          <table:table-cell table:style-name="ce4" office:value-type="string" calcext:value-type="string">
            <text:p>I'm tired of being harassed by this corrupt cit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Sometimes governments can be detrimental rather than helpful. What is the harass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Everything from my grass an inch too tall (by the way I have abandoned houses all around me with all kinds of debris and grass 7ft tall) to..My car parked on MY lawn..They don't show up to gunshots all night_comma_ fire bombs_comma_ breaking in too abandoned houses_comma_ rapes_comma_ beatings..but they care if my own car is parked on a lawn that I m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That's too bad. We get a lot of gunshots here too and no one comes to hel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ear you! It's vampire city here at n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98_conv:9796</text:p>
          </table:table-cell>
          <table:table-cell table:style-name="ce2" office:value-type="string" calcext:value-type="string">
            <text:p>surprised</text:p>
          </table:table-cell>
          <table:table-cell table:style-name="ce4" office:value-type="string" calcext:value-type="string">
            <text:p>On my 29th birthday_comma_ my boyfriend surprised me with an impromptu trip to California!</text:p>
          </table:table-cell>
          <table:table-cell table:style-name="ce2" office:value-type="float" office:value="209" calcext:value-type="float">
            <text:p>209</text:p>
          </table:table-cell>
          <table:table-cell table:style-name="ce4" office:value-type="string" calcext:value-type="string">
            <text:p>I wasn't expecting this_comma_ by when I woke up this morning on my birthday_comma_ my boyfriend informed me that he planned a trip to Califoria for us and that we are leaving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would be so excit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ame here! It was a wonderful idea_comma_ and very imprompt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opefully everything goes really well for you and happy birthda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18_conv:13037</text:p>
          </table:table-cell>
          <table:table-cell table:style-name="ce2" office:value-type="string" calcext:value-type="string">
            <text:p>joyful</text:p>
          </table:table-cell>
          <table:table-cell table:style-name="ce4" office:value-type="string" calcext:value-type="string">
            <text:p>nephew being born</text:p>
          </table:table-cell>
          <table:table-cell table:style-name="ce2" office:value-type="float" office:value="514" calcext:value-type="float">
            <text:p>514</text:p>
          </table:table-cell>
          <table:table-cell table:style-name="ce4" office:value-type="string" calcext:value-type="string">
            <text:p>today was a great day. my nephew was bor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Congratulations! You must be very happy. Have you met him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 i have.he is perfe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Does he have a na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66_conv:10933</text:p>
          </table:table-cell>
          <table:table-cell table:style-name="ce2" office:value-type="string" calcext:value-type="string">
            <text:p>content</text:p>
          </table:table-cell>
          <table:table-cell table:style-name="ce4" office:value-type="string" calcext:value-type="string">
            <text:p>I'm a 35 year old man who has never had a girl friend. I haven't even kissed a girl. I used to worry about it_comma_ but now I've just learned to accept it.</text:p>
          </table:table-cell>
          <table:table-cell table:style-name="ce2" office:value-type="float" office:value="303" calcext:value-type="float">
            <text:p>303</text:p>
          </table:table-cell>
          <table:table-cell table:style-name="ce4" office:value-type="string" calcext:value-type="string">
            <text:p>It's rough getting older. I'm about to be 35 and I've never had a girl friend. I have a couple friends in the same boat as wel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ave you gone on dates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Not even once. I've never done anything intimate with anyone in my life_comma_ lol. My friends stress out about it_comma_ but I think I've come to just accept that we're not all made to find some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could be that but some of my friends have said that with social media and online dating_comma_ it's harder and harder to truly connect with someone. There are a lot of people out there struggl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293_conv:14587</text:p>
          </table:table-cell>
          <table:table-cell table:style-name="ce2" office:value-type="string" calcext:value-type="string">
            <text:p>annoyed</text:p>
          </table:table-cell>
          <table:table-cell table:style-name="ce4" office:value-type="string" calcext:value-type="string">
            <text:p>I was upset when my family kept leaving me on vacation</text:p>
          </table:table-cell>
          <table:table-cell table:style-name="ce2" office:value-type="float" office:value="259" calcext:value-type="float">
            <text:p>259</text:p>
          </table:table-cell>
          <table:table-cell table:style-name="ce4" office:value-type="string" calcext:value-type="string">
            <text:p>I was upset when my family kept leaving me on vacati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is really upset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was. I just wanted some quality family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ell forget them! If they don't care about you you don't need to care about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16_conv:21032</text:p>
          </table:table-cell>
          <table:table-cell table:style-name="ce2" office:value-type="string" calcext:value-type="string">
            <text:p>excited</text:p>
          </table:table-cell>
          <table:table-cell table:style-name="ce4" office:value-type="string" calcext:value-type="string">
            <text:p>My husband and I were engaged for a year and a half. The day of our wedding was quickly approaching. I was so ecstatic for the day to be here! </text:p>
          </table:table-cell>
          <table:table-cell table:style-name="ce2" office:value-type="float" office:value="435" calcext:value-type="float">
            <text:p>435</text:p>
          </table:table-cell>
          <table:table-cell table:style-name="ce4" office:value-type="string" calcext:value-type="string">
            <text:p>Nothing really quite compares to the feeling you get when something exciting is about to happen. I still remember how I felt the days leading up to my wedd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Were you jittery at all? I know I was when I was getting ready for mine_comma_</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 was definitely jittery but mostly excited. We'd been engaged for a year and a half and I was ready for the 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t's awesome. I hope it was an amazing ceremony. Weddings are always so much fun and romantic.</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46_conv:15693</text:p>
          </table:table-cell>
          <table:table-cell table:style-name="ce2" office:value-type="string" calcext:value-type="string">
            <text:p>trusting</text:p>
          </table:table-cell>
          <table:table-cell table:style-name="ce4" office:value-type="string" calcext:value-type="string">
            <text:p>I'm really gulible. I will believe anything</text:p>
          </table:table-cell>
          <table:table-cell table:style-name="ce2" office:value-type="float" office:value="478" calcext:value-type="float">
            <text:p>478</text:p>
          </table:table-cell>
          <table:table-cell table:style-name="ce4" office:value-type="string" calcext:value-type="string">
            <text:p>I am so gulible. I will believe anything you s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have had problems with that as well. I wish I had some advice to g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Me too. I just have to spend a lot of time trying to figure out if someone is lying to me or no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ame here. And that can be very difficult_comma_ as you k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28_conv:8256</text:p>
          </table:table-cell>
          <table:table-cell table:style-name="ce2" office:value-type="string" calcext:value-type="string">
            <text:p>caring</text:p>
          </table:table-cell>
          <table:table-cell table:style-name="ce4" office:value-type="string" calcext:value-type="string">
            <text:p>when i took care of my mom when she was sick </text:p>
          </table:table-cell>
          <table:table-cell table:style-name="ce2" office:value-type="float" office:value="11" calcext:value-type="float">
            <text:p>11</text:p>
          </table:table-cell>
          <table:table-cell table:style-name="ce4" office:value-type="string" calcext:value-type="string">
            <text:p>My mom was very sick a few years ago_comma_ and I took care of her while she was bed ridden.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She's lucky to have such a great k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nks! I was happy to take care of her. Its the least we can do as childre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Exactly_comma_ we have to return the favor since they put up with us when we were littl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87_conv:19775</text:p>
          </table:table-cell>
          <table:table-cell table:style-name="ce2" office:value-type="string" calcext:value-type="string">
            <text:p>nostalgic</text:p>
          </table:table-cell>
          <table:table-cell table:style-name="ce4" office:value-type="string" calcext:value-type="string">
            <text:p>I remember my grandmother showing me how to make lemon ice box pie. I still make it</text:p>
          </table:table-cell>
          <table:table-cell table:style-name="ce2" office:value-type="float" office:value="27" calcext:value-type="float">
            <text:p>27</text:p>
          </table:table-cell>
          <table:table-cell table:style-name="ce4" office:value-type="string" calcext:value-type="string">
            <text:p>my grandmother showed me how to make lemon ice box pie when i was around 10</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 sounds delicious_comma_ do you know how to make i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really simple. The hardest thing in the whipped topping. I make it for my ki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ou sound like a great parent. you should pass down the recipe to your kids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 will. They do love the pi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73_conv:12347</text:p>
          </table:table-cell>
          <table:table-cell table:style-name="ce2" office:value-type="string" calcext:value-type="string">
            <text:p>excited</text:p>
          </table:table-cell>
          <table:table-cell table:style-name="ce4" office:value-type="string" calcext:value-type="string">
            <text:p>I am super pumped for the new super smash bros_comma_ it looks amazing!</text:p>
          </table:table-cell>
          <table:table-cell table:style-name="ce2" office:value-type="float" office:value="10" calcext:value-type="float">
            <text:p>10</text:p>
          </table:table-cell>
          <table:table-cell table:style-name="ce4" office:value-type="string" calcext:value-type="string">
            <text:p>I am super pumped for the new super smash bros_comma_ it looks amaz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amazing. For how long have you been playing this g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Since Brawl_comma_ played a bit of Melee as a kid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played a lot of video games when I was kid. I liked that so mu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33_conv:5066</text:p>
          </table:table-cell>
          <table:table-cell table:style-name="ce2" office:value-type="string" calcext:value-type="string">
            <text:p>lonely</text:p>
          </table:table-cell>
          <table:table-cell table:style-name="ce4" office:value-type="string" calcext:value-type="string">
            <text:p>I live alone and I feel lonely a lot! I don't like living alone most of the time</text:p>
          </table:table-cell>
          <table:table-cell table:style-name="ce2" office:value-type="float" office:value="296" calcext:value-type="float">
            <text:p>296</text:p>
          </table:table-cell>
          <table:table-cell table:style-name="ce4" office:value-type="string" calcext:value-type="string">
            <text:p>I live alone and I feel lonely a lot! It has it's perks but a lot of down sides too</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hat you feel lon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nks! I don't like it a lot but it's better then living with abuse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bsolutely_comma_ never be a victi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58_conv:17316</text:p>
          </table:table-cell>
          <table:table-cell table:style-name="ce2" office:value-type="string" calcext:value-type="string">
            <text:p>proud</text:p>
          </table:table-cell>
          <table:table-cell table:style-name="ce4" office:value-type="string" calcext:value-type="string">
            <text:p>My son said his first word today. I was filled with pride.</text:p>
          </table:table-cell>
          <table:table-cell table:style-name="ce2" office:value-type="float" office:value="209" calcext:value-type="float">
            <text:p>209</text:p>
          </table:table-cell>
          <table:table-cell table:style-name="ce4" office:value-type="string" calcext:value-type="string">
            <text:p>My son said his first word to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Really? What was it_comma_ that must of been pretty wil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was indeed! His first word was ""pistachi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hmm_comma_ that is a pretty epic first world. You would think that would be a little two difficult for a first word. The kid must be a geni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355_conv:4710</text:p>
          </table:table-cell>
          <table:table-cell table:style-name="ce2" office:value-type="string" calcext:value-type="string">
            <text:p>surprised</text:p>
          </table:table-cell>
          <table:table-cell table:style-name="ce4" office:value-type="string" calcext:value-type="string">
            <text:p>i couldnt believe it rained this afternoon after such a sunny morning</text:p>
          </table:table-cell>
          <table:table-cell table:style-name="ce2" office:value-type="float" office:value="44" calcext:value-type="float">
            <text:p>44</text:p>
          </table:table-cell>
          <table:table-cell table:style-name="ce4" office:value-type="string" calcext:value-type="string">
            <text:p>i couldnt believe it rained this afternoon after such a sunny morn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uck! <text:s/>You didn't get wet and muddy I hop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nope it only rained for a few minut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ood to hear. <text:s/>No one likes soggy sho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50_conv:9700</text:p>
          </table:table-cell>
          <table:table-cell table:style-name="ce2" office:value-type="string" calcext:value-type="string">
            <text:p>anticipating</text:p>
          </table:table-cell>
          <table:table-cell table:style-name="ce4" office:value-type="string" calcext:value-type="string">
            <text:p>I have a big test coming up. If I don't pass_comma_ it is going to really affect me negatively.</text:p>
          </table:table-cell>
          <table:table-cell table:style-name="ce2" office:value-type="float" office:value="99" calcext:value-type="float">
            <text:p>99</text:p>
          </table:table-cell>
          <table:table-cell table:style-name="ce4" office:value-type="string" calcext:value-type="string">
            <text:p>I have a big test coming up.</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hat subject is it 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s for college. If I don't pass it is going to affect my graduation negativ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Do you anticipate a probl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82_conv:7565</text:p>
          </table:table-cell>
          <table:table-cell table:style-name="ce2" office:value-type="string" calcext:value-type="string">
            <text:p>afraid</text:p>
          </table:table-cell>
          <table:table-cell table:style-name="ce4" office:value-type="string" calcext:value-type="string">
            <text:p>I do not like to be in the woods at night. The coyotes make scary noises!</text:p>
          </table:table-cell>
          <table:table-cell table:style-name="ce2" office:value-type="float" office:value="235" calcext:value-type="float">
            <text:p>235</text:p>
          </table:table-cell>
          <table:table-cell table:style-name="ce4" office:value-type="string" calcext:value-type="string">
            <text:p>I don't like being in the woods at night. The coyotes make scary nois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definitely! They almost sound like crying humans sometimes. So you don't like camp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Not really. Unless we are in an RV.</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totally understand_comma_ it can be scary if you don't like all the unknown nois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59_conv:7919</text:p>
          </table:table-cell>
          <table:table-cell table:style-name="ce2" office:value-type="string" calcext:value-type="string">
            <text:p>angry</text:p>
          </table:table-cell>
          <table:table-cell table:style-name="ce4" office:value-type="string" calcext:value-type="string">
            <text:p>I can't believe my friend got back with her ex. She knows he is no good.</text:p>
          </table:table-cell>
          <table:table-cell table:style-name="ce2" office:value-type="float" office:value="27" calcext:value-type="float">
            <text:p>27</text:p>
          </table:table-cell>
          <table:table-cell table:style-name="ce4" office:value-type="string" calcext:value-type="string">
            <text:p>My friend just got back with her ex AGAI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would she do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She knows he is no good. He will just hurt her again because she allows it. Its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sa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59_conv:12118</text:p>
          </table:table-cell>
          <table:table-cell table:style-name="ce2" office:value-type="string" calcext:value-type="string">
            <text:p>embarrassed</text:p>
          </table:table-cell>
          <table:table-cell table:style-name="ce4" office:value-type="string" calcext:value-type="string">
            <text:p>I was at a sleepover when I was younger and I peed my pants while I was asleep. <text:s/>When I woke up everyone was laughing at me. <text:s/>It was traumatizing as a kid.</text:p>
          </table:table-cell>
          <table:table-cell table:style-name="ce2" office:value-type="float" office:value="301" calcext:value-type="float">
            <text:p>301</text:p>
          </table:table-cell>
          <table:table-cell table:style-name="ce4" office:value-type="string" calcext:value-type="string">
            <text:p>Wow_comma_ my friend just reminded me of such a bad childhood memory. <tex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no. what wa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hen i was younger I had a sleepover party and when I was asleep I wet the bed. <text:s/>When I woke up everyone was pointing and laughing at me. <text:s/>It was such a bad experience for a k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can be so traumatizing. i'm so sorr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564_conv:7128</text:p>
          </table:table-cell>
          <table:table-cell table:style-name="ce2" office:value-type="string" calcext:value-type="string">
            <text:p>jealous</text:p>
          </table:table-cell>
          <table:table-cell table:style-name="ce4" office:value-type="string" calcext:value-type="string">
            <text:p>My sister recently paid off her house. I felt so envious of her as I've been trying to pay mine down.</text:p>
          </table:table-cell>
          <table:table-cell table:style-name="ce2" office:value-type="float" office:value="211" calcext:value-type="float">
            <text:p>211</text:p>
          </table:table-cell>
          <table:table-cell table:style-name="ce4" office:value-type="string" calcext:value-type="string">
            <text:p>My sister recently paid off her house. I felt so envious of her as I've been trying to pay mine dow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hat will be *such* a wonderful feeling when you do. I know it's hard when you see someone reach the "finish line" first -- are you able to turn that envy into inspir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 really am trying hard to- that's such a great suggestion. I know I'm making good progress to my goal_comma_ and I genuinely am pleased she di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See? That's terrific! And she's got to love that you can celebrate her victories too -- even more inspiration to support you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33_conv:17067</text:p>
          </table:table-cell>
          <table:table-cell table:style-name="ce2" office:value-type="string" calcext:value-type="string">
            <text:p>grateful</text:p>
          </table:table-cell>
          <table:table-cell table:style-name="ce4" office:value-type="string" calcext:value-type="string">
            <text:p>I start school next week to finish my degree I was scared because it's been 6 years I been out of college but my support system is great I am so thankful for them.</text:p>
          </table:table-cell>
          <table:table-cell table:style-name="ce2" office:value-type="float" office:value="284" calcext:value-type="float">
            <text:p>284</text:p>
          </table:table-cell>
          <table:table-cell table:style-name="ce4" office:value-type="string" calcext:value-type="string">
            <text:p>I start back college next week I can't wait to finish getting my degree for me and my famil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ost are dreading going back to school. What's your maj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m going for nursing and I have dreaded going back for 6 years now but my support system pushed me to follow my dream I'm thankful to have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ursing can be difficult_comma_ but if you have determination and a good support system_comma_ I'm sure you'll do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t is but I know the hard work will pay off in the e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378_conv:24756</text:p>
          </table:table-cell>
          <table:table-cell table:style-name="ce2" office:value-type="string" calcext:value-type="string">
            <text:p>anticipating</text:p>
          </table:table-cell>
          <table:table-cell table:style-name="ce4" office:value-type="string" calcext:value-type="string">
            <text:p>This week is the last week for this semester of my college courses. I can't stand having to wait to see the final grades!</text:p>
          </table:table-cell>
          <table:table-cell table:style-name="ce2" office:value-type="float" office:value="135" calcext:value-type="float">
            <text:p>135</text:p>
          </table:table-cell>
          <table:table-cell table:style-name="ce4" office:value-type="string" calcext:value-type="string">
            <text:p>This week was the last one for this semester of my college course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wesome_comma_ what degree are you working towar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Healthcare administration_comma_ only 6 months left! I get so antsy waiting to see the final grades_comma_ it drives me craz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can imagine_comma_ waiting suc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974_conv:17949</text:p>
          </table:table-cell>
          <table:table-cell table:style-name="ce2" office:value-type="string" calcext:value-type="string">
            <text:p>surprised</text:p>
          </table:table-cell>
          <table:table-cell table:style-name="ce4" office:value-type="string" calcext:value-type="string">
            <text:p>I was a little shocked when I found out I had made $100 in one day without trying_comma_</text:p>
          </table:table-cell>
          <table:table-cell table:style-name="ce2" office:value-type="float" office:value="119" calcext:value-type="float">
            <text:p>119</text:p>
          </table:table-cell>
          <table:table-cell table:style-name="ce4" office:value-type="string" calcext:value-type="string">
            <text:p>I was shocked a couple of days ago when I made over $100 without even trying. <text:s/>But then I remembered money is just energy and flows to whoever is open to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 thats really impressive. <text:s/>Well I need to be open. <text:s/>Flow to me money_comma_ flow to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right you're gett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1 Billion come to me. <text:s/>Im ready to recieve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891_conv:11783</text:p>
          </table:table-cell>
          <table:table-cell table:style-name="ce2" office:value-type="string" calcext:value-type="string">
            <text:p>content</text:p>
          </table:table-cell>
          <table:table-cell table:style-name="ce4" office:value-type="string" calcext:value-type="string">
            <text:p>I went to the Olive Garden for dinner. <text:s/>I was satisfied with the food.</text:p>
          </table:table-cell>
          <table:table-cell table:style-name="ce2" office:value-type="float" office:value="322" calcext:value-type="float">
            <text:p>322</text:p>
          </table:table-cell>
          <table:table-cell table:style-name="ce4" office:value-type="string" calcext:value-type="string">
            <text:p>I went to the Olive Garden for dinn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love eating there_comma_ the food is always amaz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I was satisfied with the food and serv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am glad you had such a good mea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6_conv:1773</text:p>
          </table:table-cell>
          <table:table-cell table:style-name="ce2" office:value-type="string" calcext:value-type="string">
            <text:p>anxious</text:p>
          </table:table-cell>
          <table:table-cell table:style-name="ce4" office:value-type="string" calcext:value-type="string">
            <text:p>I feel very nervous during interviews</text:p>
          </table:table-cell>
          <table:table-cell table:style-name="ce2" office:value-type="float" office:value="247" calcext:value-type="float">
            <text:p>247</text:p>
          </table:table-cell>
          <table:table-cell table:style-name="ce4" office:value-type="string" calcext:value-type="string">
            <text:p>I'm really scared of going in for interviews_comma_ I always get too nervous and clam up</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I totally hear you there. You cant just like be yourself_comma_ and not that being yourself is bad or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trying to impress someone in such a short time_comma_ I just can't represent myself very well I gue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ah me either. Once people get to know me its fine but usually people dont like me when they first meet me. id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52_conv:20904</text:p>
          </table:table-cell>
          <table:table-cell table:style-name="ce2" office:value-type="string" calcext:value-type="string">
            <text:p>lonely</text:p>
          </table:table-cell>
          <table:table-cell table:style-name="ce4" office:value-type="string" calcext:value-type="string">
            <text:p>My daughter moved out and now I'm all alone. I feel so isolated and to myself these days I don't know what to do.</text:p>
          </table:table-cell>
          <table:table-cell table:style-name="ce2" office:value-type="float" office:value="381" calcext:value-type="float">
            <text:p>381</text:p>
          </table:table-cell>
          <table:table-cell table:style-name="ce4" office:value-type="string" calcext:value-type="string">
            <text:p>These days I feel so isolated and alone. My daughter moved out so it's only me these day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That is a hard stage of life that I am not looking forward to! Do you get to talk to her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es about once a week_comma_ sometimes more. She just went off to college so she lives out of sta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That is sad_comma_ but it is wonderful that you are able to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869_conv:13738</text:p>
          </table:table-cell>
          <table:table-cell table:style-name="ce2" office:value-type="string" calcext:value-type="string">
            <text:p>sad</text:p>
          </table:table-cell>
          <table:table-cell table:style-name="ce4" office:value-type="string" calcext:value-type="string">
            <text:p>My aunt came into town today_comma_ she could only stay for dinner. It made me upset it was only a few hours and not for the night. </text:p>
          </table:table-cell>
          <table:table-cell table:style-name="ce2" office:value-type="float" office:value="481" calcext:value-type="float">
            <text:p>481</text:p>
          </table:table-cell>
          <table:table-cell table:style-name="ce4" office:value-type="string" calcext:value-type="string">
            <text:p>My aunt came to visit today_comma_ we went out for mexican foo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sounds nice. <text:s/>Did you have a good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kind of upset she was only able to stay in town for a few hours_comma_ she is on a road tri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 shame. <text:s/>At least she made a stopov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60_conv:12321</text:p>
          </table:table-cell>
          <table:table-cell table:style-name="ce2" office:value-type="string" calcext:value-type="string">
            <text:p>anxious</text:p>
          </table:table-cell>
          <table:table-cell table:style-name="ce4" office:value-type="string" calcext:value-type="string">
            <text:p>I am unsure of how my future is going to turn out.</text:p>
          </table:table-cell>
          <table:table-cell table:style-name="ce2" office:value-type="float" office:value="540" calcext:value-type="float">
            <text:p>540</text:p>
          </table:table-cell>
          <table:table-cell table:style-name="ce4" office:value-type="string" calcext:value-type="string">
            <text:p>I'm not sure how my future is going to turn out. I have been worried about that a lot latel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What have you been worried abou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Pretty much everything. I'm not where I want to be. Financially speaking: i'm a poor person. My health has really gone downhill this year. Pretty much everything isn't g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wow_comma_ I'm sorry to hear that! I hope things start looking better for you. Can you file for disability or social securit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Yes_comma_ I have but the stigma attached to it has me feeling a bit ashamed. I don't know if I will be approved or no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78_conv:22556</text:p>
          </table:table-cell>
          <table:table-cell table:style-name="ce2" office:value-type="string" calcext:value-type="string">
            <text:p>confident</text:p>
          </table:table-cell>
          <table:table-cell table:style-name="ce4" office:value-type="string" calcext:value-type="string">
            <text:p>I remember the feeling I had when walking into a room to take a very important exam_comma_ without being worried because I knew I was prepared. </text:p>
          </table:table-cell>
          <table:table-cell table:style-name="ce2" office:value-type="float" office:value="513" calcext:value-type="float">
            <text:p>513</text:p>
          </table:table-cell>
          <table:table-cell table:style-name="ce4" office:value-type="string" calcext:value-type="string">
            <text:p>It was wonderful not having to worry about my most recent exam_comma_ knowing I was prepar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Good job! How do you think you did on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I know I did well! I studied and felt very prepared when I took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 is a good feeling. Time to celebrate before the grind starts all ov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08_conv:3016</text:p>
          </table:table-cell>
          <table:table-cell table:style-name="ce2" office:value-type="string" calcext:value-type="string">
            <text:p>devastated</text:p>
          </table:table-cell>
          <table:table-cell table:style-name="ce4" office:value-type="string" calcext:value-type="string">
            <text:p>I was so sad when my aunt passed away. It came out of no where</text:p>
          </table:table-cell>
          <table:table-cell table:style-name="ce2" office:value-type="float" office:value="126" calcext:value-type="float">
            <text:p>126</text:p>
          </table:table-cell>
          <table:table-cell table:style-name="ce4" office:value-type="string" calcext:value-type="string">
            <text:p>I was sad when my aunt died. It came out of no w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rry to hear that. How did she pa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She had a heart att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Man_comma_ very sorry to hear that. First your mom_comma_ now your aunt. Sounds like you have very unfortunate relativ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19_conv:12639</text:p>
          </table:table-cell>
          <table:table-cell table:style-name="ce2" office:value-type="string" calcext:value-type="string">
            <text:p>surprised</text:p>
          </table:table-cell>
          <table:table-cell table:style-name="ce4" office:value-type="string" calcext:value-type="string">
            <text:p>I can't believe my daughter made breakfast for everyone for the first day of school</text:p>
          </table:table-cell>
          <table:table-cell table:style-name="ce2" office:value-type="float" office:value="27" calcext:value-type="float">
            <text:p>27</text:p>
          </table:table-cell>
          <table:table-cell table:style-name="ce4" office:value-type="string" calcext:value-type="string">
            <text:p>MY oldest made breakfast for everyone for te first day of schoo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 is so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I was expecting her to be dragging behind but she was ready before every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How old is s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float" office:value="13" calcext:value-type="float">
            <text:p>13</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21_conv:9042</text:p>
          </table:table-cell>
          <table:table-cell table:style-name="ce2" office:value-type="string" calcext:value-type="string">
            <text:p>sentimental</text:p>
          </table:table-cell>
          <table:table-cell table:style-name="ce4" office:value-type="string" calcext:value-type="string">
            <text:p>My dad gave me this gold necklace years and years ago. I really love it and I wear it every single day.</text:p>
          </table:table-cell>
          <table:table-cell table:style-name="ce2" office:value-type="float" office:value="55" calcext:value-type="float">
            <text:p>55</text:p>
          </table:table-cell>
          <table:table-cell table:style-name="ce4" office:value-type="string" calcext:value-type="string">
            <text:p>My dad gave me this necklace way back in the day and it is so cool. I wear it every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so sweet! <text:s/>I bet he is an awesome d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Eh he was less than awesome in some cases_comma_ but he is still my d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is is true. <text:s/>Did you have some good memorable times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e definitely d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good. <text:s/>I'm glad to hear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13_conv:10427</text:p>
          </table:table-cell>
          <table:table-cell table:style-name="ce2" office:value-type="string" calcext:value-type="string">
            <text:p>impressed</text:p>
          </table:table-cell>
          <table:table-cell table:style-name="ce4" office:value-type="string" calcext:value-type="string">
            <text:p>it was impressive to see my friend get a job so quickly last week</text:p>
          </table:table-cell>
          <table:table-cell table:style-name="ce2" office:value-type="float" office:value="238" calcext:value-type="float">
            <text:p>238</text:p>
          </table:table-cell>
          <table:table-cell table:style-name="ce4" office:value-type="string" calcext:value-type="string">
            <text:p>it was impressive to see my friend get a job so quickly last wee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esome. Job hunting can be difficul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espeially when 20 people are going for the same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feel sorry for th 19 people who didn't ge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955_conv:5911</text:p>
          </table:table-cell>
          <table:table-cell table:style-name="ce2" office:value-type="string" calcext:value-type="string">
            <text:p>surprised</text:p>
          </table:table-cell>
          <table:table-cell table:style-name="ce4" office:value-type="string" calcext:value-type="string">
            <text:p>I am shocked the Red Sox beat the Yankees today.</text:p>
          </table:table-cell>
          <table:table-cell table:style-name="ce2" office:value-type="float" office:value="4" calcext:value-type="float">
            <text:p>4</text:p>
          </table:table-cell>
          <table:table-cell table:style-name="ce4" office:value-type="string" calcext:value-type="string">
            <text:p>I am shocked the Red Sox beat the Yankees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did? I've never seen a baseball game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ou should watch it_comma_ its a great s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re are some real die har fans I miaght have to check it ou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09_conv:2218</text:p>
          </table:table-cell>
          <table:table-cell table:style-name="ce2" office:value-type="string" calcext:value-type="string">
            <text:p>content</text:p>
          </table:table-cell>
          <table:table-cell table:style-name="ce4" office:value-type="string" calcext:value-type="string">
            <text:p>I am ok with being average.</text:p>
          </table:table-cell>
          <table:table-cell table:style-name="ce2" office:value-type="float" office:value="4" calcext:value-type="float">
            <text:p>4</text:p>
          </table:table-cell>
          <table:table-cell table:style-name="ce4" office:value-type="string" calcext:value-type="string">
            <text:p>I am ok with being avera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re you sure about that? I bet you are more than aver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a plain in every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think you have some unique qualities to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705_conv:15411</text:p>
          </table:table-cell>
          <table:table-cell table:style-name="ce2" office:value-type="string" calcext:value-type="string">
            <text:p>prepared</text:p>
          </table:table-cell>
          <table:table-cell table:style-name="ce4" office:value-type="string" calcext:value-type="string">
            <text:p>I have been training for years for the football match.</text:p>
          </table:table-cell>
          <table:table-cell table:style-name="ce2" office:value-type="float" office:value="59" calcext:value-type="float">
            <text:p>59</text:p>
          </table:table-cell>
          <table:table-cell table:style-name="ce4" office:value-type="string" calcext:value-type="string">
            <text:p>I have been training for years for the football matc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Football_comma_ soccer or American footba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Like American football. i feel really prepared that my team will beat the rival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Do you play on a professional tea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332_conv:16664</text:p>
          </table:table-cell>
          <table:table-cell table:style-name="ce2" office:value-type="string" calcext:value-type="string">
            <text:p>impressed</text:p>
          </table:table-cell>
          <table:table-cell table:style-name="ce4" office:value-type="string" calcext:value-type="string">
            <text:p>Took an 8 hour flight and was pleasantly surprised that the airline had free movies you could connect your device to and watch!</text:p>
          </table:table-cell>
          <table:table-cell table:style-name="ce2" office:value-type="float" office:value="209" calcext:value-type="float">
            <text:p>209</text:p>
          </table:table-cell>
          <table:table-cell table:style-name="ce4" office:value-type="string" calcext:value-type="string">
            <text:p>I recently took an 8 hour flight and was so pleased that the airline offered free movies to watch via phone/table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movie did you end up watc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really wanted to see this movie called Red Sparrow when it came out a few months back_comma_ and I finally got a chance to watch it. Jennifer Lawrence plays the main charac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Jennifer Lawrence is one of my favorite actors_comma_ would you recommend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75_conv:23951</text:p>
          </table:table-cell>
          <table:table-cell table:style-name="ce2" office:value-type="string" calcext:value-type="string">
            <text:p>content</text:p>
          </table:table-cell>
          <table:table-cell table:style-name="ce4" office:value-type="string" calcext:value-type="string">
            <text:p>I'm very happy with my home life. It's almost ideal.</text:p>
          </table:table-cell>
          <table:table-cell table:style-name="ce2" office:value-type="float" office:value="225" calcext:value-type="float">
            <text:p>225</text:p>
          </table:table-cell>
          <table:table-cell table:style-name="ce4" office:value-type="string" calcext:value-type="string">
            <text:p>I'm pretty happy with my home life right now.</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ere is nothing better than being cont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I tend to it regularly to see that it stays that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at makes you feel saf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846_conv:23693</text:p>
          </table:table-cell>
          <table:table-cell table:style-name="ce2" office:value-type="string" calcext:value-type="string">
            <text:p>devastated</text:p>
          </table:table-cell>
          <table:table-cell table:style-name="ce4" office:value-type="string" calcext:value-type="string">
            <text:p>i destroyed my laptop the other day</text:p>
          </table:table-cell>
          <table:table-cell table:style-name="ce2" office:value-type="float" office:value="717" calcext:value-type="float">
            <text:p>717</text:p>
          </table:table-cell>
          <table:table-cell table:style-name="ce4" office:value-type="string" calcext:value-type="string">
            <text:p>i threw my laptop the other day and i already regre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did you throw your lapto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because i was very pissed off_comma_ i wasn't able to work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Sometimes I lose my temper like that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64_conv:13328</text:p>
          </table:table-cell>
          <table:table-cell table:style-name="ce2" office:value-type="string" calcext:value-type="string">
            <text:p>excited</text:p>
          </table:table-cell>
          <table:table-cell table:style-name="ce4" office:value-type="string" calcext:value-type="string">
            <text:p>I'm going to the movies tonight</text:p>
          </table:table-cell>
          <table:table-cell table:style-name="ce2" office:value-type="float" office:value="509" calcext:value-type="float">
            <text:p>509</text:p>
          </table:table-cell>
          <table:table-cell table:style-name="ce4" office:value-type="string" calcext:value-type="string">
            <text:p>I'm so hyped_comma_ I'm going to the movi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Awesome! What are you going to se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Not sure yet_comma_ I'll have to ask my frien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hatever it is_comma_ I hope you have a good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040_conv:24080</text:p>
          </table:table-cell>
          <table:table-cell table:style-name="ce2" office:value-type="string" calcext:value-type="string">
            <text:p>afraid</text:p>
          </table:table-cell>
          <table:table-cell table:style-name="ce4" office:value-type="string" calcext:value-type="string">
            <text:p>I had to work late the other night and had to walk out to my car alone. It was very dark outside.</text:p>
          </table:table-cell>
          <table:table-cell table:style-name="ce2" office:value-type="float" office:value="842" calcext:value-type="float">
            <text:p>842</text:p>
          </table:table-cell>
          <table:table-cell table:style-name="ce4" office:value-type="string" calcext:value-type="string">
            <text:p>I had to work late the other night and had to walk outside to my car alo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 imagine that would be a bit unnerving. It being dark and anything being possi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t was very dark and I kept hearing strange nois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That sounds creepy_comma_ I would have to start keeping protection with me just in cas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900_conv:17801</text:p>
          </table:table-cell>
          <table:table-cell table:style-name="ce2" office:value-type="string" calcext:value-type="string">
            <text:p>sad</text:p>
          </table:table-cell>
          <table:table-cell table:style-name="ce4" office:value-type="string" calcext:value-type="string">
            <text:p>I found my cat the other day. She had been missing for 3 days. I found her on the side of the road_comma_ guts in the gutter</text:p>
          </table:table-cell>
          <table:table-cell table:style-name="ce2" office:value-type="float" office:value="313" calcext:value-type="float">
            <text:p>313</text:p>
          </table:table-cell>
          <table:table-cell table:style-name="ce4" office:value-type="string" calcext:value-type="string">
            <text:p>My cat went missing 3 days ago. I found her.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must have been a little bit of a roller coaster. That's kind of why I'm not wild about cats_comma_ is because they're so independent_comma_ and the outside cats can just go hang out somewhere for days and not have a care in the world about you. But I guess that suits some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found her on the side of the street with her guts hanging in the gutter. I was so upset and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 man.. so that was REALLY a roller coaster then. I'm so sorry.. I hope you're not overwhelming yourself with guilt about it. It sounds like something you could not have any control ov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04_conv:10809</text:p>
          </table:table-cell>
          <table:table-cell table:style-name="ce2" office:value-type="string" calcext:value-type="string">
            <text:p>afraid</text:p>
          </table:table-cell>
          <table:table-cell table:style-name="ce4" office:value-type="string" calcext:value-type="string">
            <text:p>when it was dark in my house and something made a noise in the kitchen </text:p>
          </table:table-cell>
          <table:table-cell table:style-name="ce2" office:value-type="float" office:value="11" calcext:value-type="float">
            <text:p>11</text:p>
          </table:table-cell>
          <table:table-cell table:style-name="ce4" office:value-type="string" calcext:value-type="string">
            <text:p><text:s/>It was storming the other night and the power went out. <tex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Was everything okay? Did it take long for the power to come b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 was out all night and it was super scary. I heard a noise from the kitche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That is scary! I hope nothing came insid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04_conv:9609</text:p>
          </table:table-cell>
          <table:table-cell table:style-name="ce2" office:value-type="string" calcext:value-type="string">
            <text:p>furious</text:p>
          </table:table-cell>
          <table:table-cell table:style-name="ce4" office:value-type="string" calcext:value-type="string">
            <text:p>I walked home one night. I caught my wife sleeping with my best friend</text:p>
          </table:table-cell>
          <table:table-cell table:style-name="ce2" office:value-type="float" office:value="506" calcext:value-type="float">
            <text:p>506</text:p>
          </table:table-cell>
          <table:table-cell table:style-name="ce4" office:value-type="string" calcext:value-type="string">
            <text:p>One night I came home and caught my wife sleeping with my best frie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hoa! <text:s/>I'm sorry to hear that. <text:s/>Did you want to kill the gu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was more angry at my wi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 suppose I would be too. <text:s/>Well_comma_ if you're marriage survived_comma_ I hope things are better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091_conv:20182</text:p>
          </table:table-cell>
          <table:table-cell table:style-name="ce2" office:value-type="string" calcext:value-type="string">
            <text:p>afraid</text:p>
          </table:table-cell>
          <table:table-cell table:style-name="ce4" office:value-type="string" calcext:value-type="string">
            <text:p>My brother went on a low-calorie diet and began shaking everyday. I was a little scared for him_comma_ but I knew he'd be fine once he changed his diet to a proper one as the doctor recommended him to.</text:p>
          </table:table-cell>
          <table:table-cell table:style-name="ce2" office:value-type="float" office:value="580" calcext:value-type="float">
            <text:p>580</text:p>
          </table:table-cell>
          <table:table-cell table:style-name="ce4" office:value-type="string" calcext:value-type="string">
            <text:p>My brother went on a low-calorie diet and began shaking every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Poor thing! <text:s/>Is he felling better now? <text:s/>I hope he quit that di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He quit the diet a while ago as recommended by his doctor. I was a little scared but I knew it was just side effects of a bad di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nk god he is ok. <text:s/>There are very dangerous diets around_comma_ better be guided by his doct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45_conv:12291</text:p>
          </table:table-cell>
          <table:table-cell table:style-name="ce2" office:value-type="string" calcext:value-type="string">
            <text:p>devastated</text:p>
          </table:table-cell>
          <table:table-cell table:style-name="ce4" office:value-type="string" calcext:value-type="string">
            <text:p>When my dog died last year_comma_ it killed me. It was so random</text:p>
          </table:table-cell>
          <table:table-cell table:style-name="ce2" office:value-type="float" office:value="126" calcext:value-type="float">
            <text:p>126</text:p>
          </table:table-cell>
          <table:table-cell table:style-name="ce4" office:value-type="string" calcext:value-type="string">
            <text:p>When my dog died last year I was so sad. It happened random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m sorry to hear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t was not a good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belive it.did you get a new p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4_conv:829</text:p>
          </table:table-cell>
          <table:table-cell table:style-name="ce2" office:value-type="string" calcext:value-type="string">
            <text:p>lonely</text:p>
          </table:table-cell>
          <table:table-cell table:style-name="ce4" office:value-type="string" calcext:value-type="string">
            <text:p>I moved an hour away from my sister. We lived really close before that so we spent time together a lot.</text:p>
          </table:table-cell>
          <table:table-cell table:style-name="ce2" office:value-type="float" office:value="130" calcext:value-type="float">
            <text:p>130</text:p>
          </table:table-cell>
          <table:table-cell table:style-name="ce4" office:value-type="string" calcext:value-type="string">
            <text:p>My sister and I lived close to each other then I moved an hour aw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8" calcext:value-type="float">
            <text:p>148</text:p>
          </table:table-cell>
          <table:table-cell table:style-name="ce4" office:value-type="string" calcext:value-type="string">
            <text:p>I hear you! I was college roommates with my sister and now we live hours ap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It's hard. We have kids that are the same age too. But we maker it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8" calcext:value-type="float">
            <text:p>148</text:p>
          </table:table-cell>
          <table:table-cell table:style-name="ce4" office:value-type="string" calcext:value-type="string">
            <text:p>That is so awesome to hear. Thanks to cars and everything an hour is nothing nowadays. Especially when you can put portable DVD players in there for the ki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No joke! So many convenienc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04_conv:3408</text:p>
          </table:table-cell>
          <table:table-cell table:style-name="ce2" office:value-type="string" calcext:value-type="string">
            <text:p>excited</text:p>
          </table:table-cell>
          <table:table-cell table:style-name="ce4" office:value-type="string" calcext:value-type="string">
            <text:p>I was thrilled to find out that I was finally having a daughter. It was the best feeling in the world and <text:s/>couldn't wait to finally have a little girl.</text:p>
          </table:table-cell>
          <table:table-cell table:style-name="ce2" office:value-type="float" office:value="325" calcext:value-type="float">
            <text:p>325</text:p>
          </table:table-cell>
          <table:table-cell table:style-name="ce4" office:value-type="string" calcext:value-type="string">
            <text:p>When I found out a was finally having a little girl_comma_ I was thrill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ou were? Was your pregnancy plan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5" calcext:value-type="float">
            <text:p>325</text:p>
          </table:table-cell>
          <table:table-cell table:style-name="ce4" office:value-type="string" calcext:value-type="string">
            <text:p>Yes_comma_ it was planned. I had 2 boys before her. Third times a charm!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hahah oh man finally that is so good! Congratulations on your childre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59_conv:13118</text:p>
          </table:table-cell>
          <table:table-cell table:style-name="ce2" office:value-type="string" calcext:value-type="string">
            <text:p>nostalgic</text:p>
          </table:table-cell>
          <table:table-cell table:style-name="ce4" office:value-type="string" calcext:value-type="string">
            <text:p>I saw an ad for Disneyland the other day. I haven't been since I was a kid!</text:p>
          </table:table-cell>
          <table:table-cell table:style-name="ce2" office:value-type="float" office:value="234" calcext:value-type="float">
            <text:p>234</text:p>
          </table:table-cell>
          <table:table-cell table:style-name="ce4" office:value-type="string" calcext:value-type="string">
            <text:p>I saw an ad for Disneyland the other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 calcext:value-type="float">
            <text:p>12</text:p>
          </table:table-cell>
          <table:table-cell table:style-name="ce4" office:value-type="string" calcext:value-type="string">
            <text:p>Oh really what was the ad abou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think they run an ad every year as it was a 'summer' themed ad about all the summer attractions. I really want to go as I've only been once when I was a k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 calcext:value-type="float">
            <text:p>12</text:p>
          </table:table-cell>
          <table:table-cell table:style-name="ce4" office:value-type="string" calcext:value-type="string">
            <text:p>That would be so fun i have always wanted to go but havent had the time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775_conv:21551</text:p>
          </table:table-cell>
          <table:table-cell table:style-name="ce2" office:value-type="string" calcext:value-type="string">
            <text:p>ashamed</text:p>
          </table:table-cell>
          <table:table-cell table:style-name="ce4" office:value-type="string" calcext:value-type="string">
            <text:p>I got fired from my job once. I had to ask my parents for help paying rent that month. It was a humiliating and shaming experience.</text:p>
          </table:table-cell>
          <table:table-cell table:style-name="ce2" office:value-type="float" office:value="766" calcext:value-type="float">
            <text:p>766</text:p>
          </table:table-cell>
          <table:table-cell table:style-name="ce4" office:value-type="string" calcext:value-type="string">
            <text:p>I lost my job and had to ask my parents for money. I was so ashamed to ask for help.</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m pretty sure they were more than happy to help you because they are your parents in the 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hey were. They really did get me out of a jam and I'm grateful to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see? they can't get mad at you so you shoudn't feel ashamed_comma_ instead search for another job and help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05_conv:15810</text:p>
          </table:table-cell>
          <table:table-cell table:style-name="ce2" office:value-type="string" calcext:value-type="string">
            <text:p>afraid</text:p>
          </table:table-cell>
          <table:table-cell table:style-name="ce4" office:value-type="string" calcext:value-type="string">
            <text:p>I'm afraid I'm going to do badly in my advanced programming class this semester!</text:p>
          </table:table-cell>
          <table:table-cell table:style-name="ce2" office:value-type="float" office:value="448" calcext:value-type="float">
            <text:p>448</text:p>
          </table:table-cell>
          <table:table-cell table:style-name="ce4" office:value-type="string" calcext:value-type="string">
            <text:p>I'm afraid I'm going to do badly in my advanced programming class this semest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you need not to be afraid as long as you've prepared very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 hope so! I've been practicing and coding all summer_comma_ hope I'm ready for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yes_comma_ i believe you a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78_conv:8557</text:p>
          </table:table-cell>
          <table:table-cell table:style-name="ce2" office:value-type="string" calcext:value-type="string">
            <text:p>disappointed</text:p>
          </table:table-cell>
          <table:table-cell table:style-name="ce4" office:value-type="string" calcext:value-type="string">
            <text:p>My friend recommended me a restaurant. I went with my wife to try it. The food was terrible.</text:p>
          </table:table-cell>
          <table:table-cell table:style-name="ce2" office:value-type="float" office:value="7" calcext:value-type="float">
            <text:p>7</text:p>
          </table:table-cell>
          <table:table-cell table:style-name="ce4" office:value-type="string" calcext:value-type="string">
            <text:p>My friend recommended me a restaurant. I went with my wife to try it. The food was terribl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aybe you should go by yourself. Normally wifes stay at home and clean.</text:p>
          </table:table-cell>
          <table:table-cell table:style-name="ce7"/>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s expecting better from this restaura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aybe if you go somewhere else without the gir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461_conv:6922</text:p>
          </table:table-cell>
          <table:table-cell table:style-name="ce2" office:value-type="string" calcext:value-type="string">
            <text:p>hopeful</text:p>
          </table:table-cell>
          <table:table-cell table:style-name="ce4" office:value-type="string" calcext:value-type="string">
            <text:p>I am really looking forward to my future.. I just got a new job at a local firm</text:p>
          </table:table-cell>
          <table:table-cell table:style-name="ce2" office:value-type="float" office:value="391" calcext:value-type="float">
            <text:p>391</text:p>
          </table:table-cell>
          <table:table-cell table:style-name="ce4" office:value-type="string" calcext:value-type="string">
            <text:p>I just got a new job at the local fir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yea congrats.. what will you be do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will be handling the sales section of the firm. So excited about the fut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ounds like a good care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13_conv:11426</text:p>
          </table:table-cell>
          <table:table-cell table:style-name="ce2" office:value-type="string" calcext:value-type="string">
            <text:p>proud</text:p>
          </table:table-cell>
          <table:table-cell table:style-name="ce4" office:value-type="string" calcext:value-type="string">
            <text:p>My little brother baseball team won the whole tournament!</text:p>
          </table:table-cell>
          <table:table-cell table:style-name="ce2" office:value-type="float" office:value="445" calcext:value-type="float">
            <text:p>445</text:p>
          </table:table-cell>
          <table:table-cell table:style-name="ce4" office:value-type="string" calcext:value-type="string">
            <text:p>My little brothers team were the campions_comma_ I couldnt believe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Good for him. What sport do they play and was it any of that state level competi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e is just a little baseball player now_comma_ But I have high hopes for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eems promising. What position does he pl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02_conv:9604</text:p>
          </table:table-cell>
          <table:table-cell table:style-name="ce2" office:value-type="string" calcext:value-type="string">
            <text:p>angry</text:p>
          </table:table-cell>
          <table:table-cell table:style-name="ce4" office:value-type="string" calcext:value-type="string">
            <text:p>My coworker got the promotion that I was trying for. I feel like I deserved it more.</text:p>
          </table:table-cell>
          <table:table-cell table:style-name="ce2" office:value-type="float" office:value="503" calcext:value-type="float">
            <text:p>503</text:p>
          </table:table-cell>
          <table:table-cell table:style-name="ce4" office:value-type="string" calcext:value-type="string">
            <text:p>I can't believe that my coworker got the promotion that I was going for. This is ridiculou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That's a hard hit to take. <text:s/>Why do you suspect they go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 honestly have no idea. I was definitely more deserving of that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So what are you going to do about? <text:s/>Are you going to start looking for another place to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 really think that I m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71_conv:10542</text:p>
          </table:table-cell>
          <table:table-cell table:style-name="ce2" office:value-type="string" calcext:value-type="string">
            <text:p>excited</text:p>
          </table:table-cell>
          <table:table-cell table:style-name="ce4" office:value-type="string" calcext:value-type="string">
            <text:p>I am going to Disneyland tomorrow!</text:p>
          </table:table-cell>
          <table:table-cell table:style-name="ce2" office:value-type="float" office:value="294" calcext:value-type="float">
            <text:p>294</text:p>
          </table:table-cell>
          <table:table-cell table:style-name="ce4" office:value-type="string" calcext:value-type="string">
            <text:p>I am going to Disneyland tomorro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sound like a lot of fun! Will it be your first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will be my first time that I will remember_comma_ and it will be my kids first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sounds like a great experience. I hope you enjoy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396_conv:8793</text:p>
          </table:table-cell>
          <table:table-cell table:style-name="ce2" office:value-type="string" calcext:value-type="string">
            <text:p>sad</text:p>
          </table:table-cell>
          <table:table-cell table:style-name="ce4" office:value-type="string" calcext:value-type="string">
            <text:p>I was devastated my pet gerbil died recently. I loved him so much. I don't know what I will do without him.</text:p>
          </table:table-cell>
          <table:table-cell table:style-name="ce2" office:value-type="float" office:value="139" calcext:value-type="float">
            <text:p>139</text:p>
          </table:table-cell>
          <table:table-cell table:style-name="ce4" office:value-type="string" calcext:value-type="string">
            <text:p>I was devastated when my pet gerbil Gary passed away recently. I loved Gary so muc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i am so sorry to hear that my friend.. I understand your feelings. Have you thought about getting a new p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want to but I am afraid I will still miss Gary. We had such a great time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feel you.. When my pet dunken passed away_comma_ i got a new dog_comma_ named him dunken and restarted our relationship from t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65_conv:19731</text:p>
          </table:table-cell>
          <table:table-cell table:style-name="ce2" office:value-type="string" calcext:value-type="string">
            <text:p>sad</text:p>
          </table:table-cell>
          <table:table-cell table:style-name="ce4" office:value-type="string" calcext:value-type="string">
            <text:p>My dog was stolen while we was out shopping I have been so down and heart broken ever since. </text:p>
          </table:table-cell>
          <table:table-cell table:style-name="ce2" office:value-type="float" office:value="284" calcext:value-type="float">
            <text:p>284</text:p>
          </table:table-cell>
          <table:table-cell table:style-name="ce4" office:value-type="string" calcext:value-type="string">
            <text:p>Our family dog was stolen a week ago and our home haven't been the sa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ow what kind of dog did you lo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A teacup yorkie I miss her so much I have been so heart broken since they stole her while we was out shopping. Had to be someone who was watching us and waited until we lef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so tragic I have 3 dogs myself_comma_ do you have flyers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es I do but no call backs yet wish we had a chip in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42_conv:6084</text:p>
          </table:table-cell>
          <table:table-cell table:style-name="ce2" office:value-type="string" calcext:value-type="string">
            <text:p>excited</text:p>
          </table:table-cell>
          <table:table-cell table:style-name="ce4" office:value-type="string" calcext:value-type="string">
            <text:p>I found 5 packs of gluten free cookies on clearance at my grocery store yesterday. I am a simple person_comma_ stuff like being able to have a bunch of cookies that are good for me and so cheap excites me!</text:p>
          </table:table-cell>
          <table:table-cell table:style-name="ce2" office:value-type="float" office:value="296" calcext:value-type="float">
            <text:p>296</text:p>
          </table:table-cell>
          <table:table-cell table:style-name="ce4" office:value-type="string" calcext:value-type="string">
            <text:p>I found 5 packs of gluten free cookies on clearance at my grocery store yester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ow_comma_ that doesn't happen very often. Well done. Those things are normally quite expensive_comma_ aren't th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I am intolerant of gluten and just want to die when I am on it_comma_ so it's always a good day when I can find cheap food that is also good for me! I am easily pleased lol. I love clearance stu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Me too. Clearance is the first place I head for in the store! It must be so difficult to be gluten intolerant - seems as if there's gluten in everything these d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there is :( I do eat it now and again but it seems to really screw up my weight loss and digestion so I try never to get near it. They have great gluten free alternatives but yep they are all expensiv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omething I found which helped me lots was to eat e.g. bread made from organic wheat. So long as I don't overindulge I'm fine - fingers cros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rganic helps me a lot as well but unfortunately most things that are gluten free are NOT organic and I am so sensitive to pesticides- Trying to find my way around that_comma_ I am also on Keto (low carb-...So my diet is hard some days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Boy_comma_ you are having a tough time. Someone suggested buying imported pasta from Italy as the wheat doesn't have the same pesticides sprayed on it as us wheat. Dunno if it works th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80_conv:11161</text:p>
          </table:table-cell>
          <table:table-cell table:style-name="ce2" office:value-type="string" calcext:value-type="string">
            <text:p>angry</text:p>
          </table:table-cell>
          <table:table-cell table:style-name="ce4" office:value-type="string" calcext:value-type="string">
            <text:p>My cat spit up a hairball in my shoes today. I was so peeved!</text:p>
          </table:table-cell>
          <table:table-cell table:style-name="ce2" office:value-type="float" office:value="209" calcext:value-type="float">
            <text:p>209</text:p>
          </table:table-cell>
          <table:table-cell table:style-name="ce4" office:value-type="string" calcext:value-type="string">
            <text:p>My cat spit up a hairball into my shoes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ll_comma_ at least he/she feels better now? Sorry about your sho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so mad her! Those were ten million dollar sho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I didn't know shoes could cost that mu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85_conv:23371</text:p>
          </table:table-cell>
          <table:table-cell table:style-name="ce2" office:value-type="string" calcext:value-type="string">
            <text:p>impressed</text:p>
          </table:table-cell>
          <table:table-cell table:style-name="ce4" office:value-type="string" calcext:value-type="string">
            <text:p>I really appreciate an artists talents. It is pretty incredible what beauty they can create.</text:p>
          </table:table-cell>
          <table:table-cell table:style-name="ce2" office:value-type="float" office:value="725" calcext:value-type="float">
            <text:p>725</text:p>
          </table:table-cell>
          <table:table-cell table:style-name="ce4" office:value-type="string" calcext:value-type="string">
            <text:p>I really appreciate an artists talents. It is pretty incredible what beauty they can creat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agree! I wish I was able to make thin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really fun to create things_comma_ anyone can do it! But talent I think is a gift from G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For sure you are born with those types of talen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97_conv:4595</text:p>
          </table:table-cell>
          <table:table-cell table:style-name="ce2" office:value-type="string" calcext:value-type="string">
            <text:p>prepared</text:p>
          </table:table-cell>
          <table:table-cell table:style-name="ce4" office:value-type="string" calcext:value-type="string">
            <text:p>I was the only one who brought marshmallows on our camping trip.</text:p>
          </table:table-cell>
          <table:table-cell table:style-name="ce2" office:value-type="float" office:value="220" calcext:value-type="float">
            <text:p>220</text:p>
          </table:table-cell>
          <table:table-cell table:style-name="ce4" office:value-type="string" calcext:value-type="string">
            <text:p>I can't believe I was the only one to think to bring Smores supplies on our camping trip!</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mores are a must when camp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y are! How could everyone else not think about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know. They probably brought their cell phon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0_conv:341</text:p>
          </table:table-cell>
          <table:table-cell table:style-name="ce2" office:value-type="string" calcext:value-type="string">
            <text:p>joyful</text:p>
          </table:table-cell>
          <table:table-cell table:style-name="ce4" office:value-type="string" calcext:value-type="string">
            <text:p>We moved to a new house last year and love it - and have spend much less working on projects and more time with the kids.</text:p>
          </table:table-cell>
          <table:table-cell table:style-name="ce2" office:value-type="float" office:value="69" calcext:value-type="float">
            <text:p>69</text:p>
          </table:table-cell>
          <table:table-cell table:style-name="ce4" office:value-type="string" calcext:value-type="string">
            <text:p>We moved to a new house last year and love it - and have spend much less working on projects and more time with the kid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great! That time with the kids will really be worth it_comma_ ultimat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 calcext:value-type="float">
            <text:p>69</text:p>
          </table:table-cell>
          <table:table-cell table:style-name="ce4" office:value-type="string" calcext:value-type="string">
            <text:p>Absolutely_comma_ and the time taken to becmoe experts on home repair is rather lar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_comma_ it's a good thing that you have a lot of time for other more important things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22_conv:10844</text:p>
          </table:table-cell>
          <table:table-cell table:style-name="ce2" office:value-type="string" calcext:value-type="string">
            <text:p>surprised</text:p>
          </table:table-cell>
          <table:table-cell table:style-name="ce4" office:value-type="string" calcext:value-type="string">
            <text:p>i was shocked how nice the weather has been the past couple days</text:p>
          </table:table-cell>
          <table:table-cell table:style-name="ce2" office:value-type="float" office:value="44" calcext:value-type="float">
            <text:p>44</text:p>
          </table:table-cell>
          <table:table-cell table:style-name="ce4" office:value-type="string" calcext:value-type="string">
            <text:p>i was shocked how nice the weather has been the past couple day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Same here_comma_ I'm in Texas. <text:s/>Where are you loca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n the midwe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I used to live in St. Paul_comma_ MN. <text:s/>Weather's like a tundra which is why I'm down 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41_conv:21283</text:p>
          </table:table-cell>
          <table:table-cell table:style-name="ce2" office:value-type="string" calcext:value-type="string">
            <text:p>nostalgic</text:p>
          </table:table-cell>
          <table:table-cell table:style-name="ce4" office:value-type="string" calcext:value-type="string">
            <text:p>I had a fudgsicle today and it made me think of how fun summers were when I was a kid. We all used to wait for the ice cream bike guy every evening after a long day of playing in the sun. </text:p>
          </table:table-cell>
          <table:table-cell table:style-name="ce2" office:value-type="float" office:value="549" calcext:value-type="float">
            <text:p>549</text:p>
          </table:table-cell>
          <table:table-cell table:style-name="ce4" office:value-type="string" calcext:value-type="string">
            <text:p>I lost my job because I got diagnosed with a chronic disease. It's a real double whammy - loss of income and an incurable disease. I'm still angry and upset_comma_ three months lat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 is horrible. Americas government wont be of help....hopefully you have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No I'm all by mysel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No cat or do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34_conv:20669</text:p>
          </table:table-cell>
          <table:table-cell table:style-name="ce2" office:value-type="string" calcext:value-type="string">
            <text:p>caring</text:p>
          </table:table-cell>
          <table:table-cell table:style-name="ce4" office:value-type="string" calcext:value-type="string">
            <text:p>I little stray puppy appeared in my driveway yesterday. <text:s/>I fed him and contacted the local pet shelter. <text:s/>No one had reported him missing though they took his details incase anyone phoned up. <text:s/>I have never been much of an animal person but I couldnt believe how much I felt for this poor wee pup. <text:s/>I brought him in and since no one claimed him he is now officially one of the family and definitely the happiest_comma_ most loyal member. <text:s/>Always pleased to see me and he has just stolen my heart.</text:p>
          </table:table-cell>
          <table:table-cell table:style-name="ce2" office:value-type="float" office:value="208" calcext:value-type="float">
            <text:p>208</text:p>
          </table:table-cell>
          <table:table-cell table:style-name="ce4" office:value-type="string" calcext:value-type="string">
            <text:p>A little stray pup appeared on my driveway yesterday. <text:s/>My initial reaction was to contact the local pet shelter. <text:s/>However no one had reported him. <text:s/>I decided to take him in_comma_ wash him and feed him. <text:s/>I have never been much of an animal person but I couldnt believe how much i felt for this poor wee pu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Awe your such a caring and loving person! Are you going to keep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I didnt think I was but he has won my heart. <text:s/>No one claimed him_comma_ even after posters being put around so yes he has officially become part of the family. <text:s/>To be honest I was glad no owner came forward_comma_ I would never have wanted to give him up in the end he has just stolen my he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e love and care you show him will bring him joy and happines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Just as he does to 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07_conv:22215</text:p>
          </table:table-cell>
          <table:table-cell table:style-name="ce2" office:value-type="string" calcext:value-type="string">
            <text:p>devastated</text:p>
          </table:table-cell>
          <table:table-cell table:style-name="ce4" office:value-type="string" calcext:value-type="string">
            <text:p>I am so devastated_comma_ my whole family lost our house to a forest fire.</text:p>
          </table:table-cell>
          <table:table-cell table:style-name="ce2" office:value-type="float" office:value="631" calcext:value-type="float">
            <text:p>631</text:p>
          </table:table-cell>
          <table:table-cell table:style-name="ce4" office:value-type="string" calcext:value-type="string">
            <text:p>I am so devastated.... :(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That's sad to hear. What happen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My whole family recently lost our house due to a forest fire. However_comma_ we have been receiving a lot of support from the community to help get us back up on our fee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 no! I'm so sorry_comma_ that must be horrible. I'm glad that you have the support of the community. I'll keep you and your family in my praye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342_conv:6685</text:p>
          </table:table-cell>
          <table:table-cell table:style-name="ce2" office:value-type="string" calcext:value-type="string">
            <text:p>proud</text:p>
          </table:table-cell>
          <table:table-cell table:style-name="ce4" office:value-type="string" calcext:value-type="string">
            <text:p>My son did amazing in school this year! He made the honor roll for both semesters! </text:p>
          </table:table-cell>
          <table:table-cell table:style-name="ce2" office:value-type="float" office:value="443" calcext:value-type="float">
            <text:p>443</text:p>
          </table:table-cell>
          <table:table-cell table:style-name="ce4" office:value-type="string" calcext:value-type="string">
            <text:p>I am so impressed with my son and how well he did in school this yea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s good to hear he's doing so well. Did you have a lot of inp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3" calcext:value-type="float">
            <text:p>443</text:p>
          </table:table-cell>
          <table:table-cell table:style-name="ce4" office:value-type="string" calcext:value-type="string">
            <text:p>The teachers were amazing with him. They taught him very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eachers? Well it's not always the case. I never let school interfere with my educ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3" calcext:value-type="float">
            <text:p>443</text:p>
          </table:table-cell>
          <table:table-cell table:style-name="ce4" office:value-type="string" calcext:value-type="string">
            <text:p>Their teaching helped him make honor roll for both semester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20_conv:19641</text:p>
          </table:table-cell>
          <table:table-cell table:style-name="ce2" office:value-type="string" calcext:value-type="string">
            <text:p>prepared</text:p>
          </table:table-cell>
          <table:table-cell table:style-name="ce4" office:value-type="string" calcext:value-type="string">
            <text:p>I was ready for the first time I got into a car crash. I had everything I needed perfectly read</text:p>
          </table:table-cell>
          <table:table-cell table:style-name="ce2" office:value-type="float" office:value="313" calcext:value-type="float">
            <text:p>313</text:p>
          </table:table-cell>
          <table:table-cell table:style-name="ce4" office:value-type="string" calcext:value-type="string">
            <text:p>I was very ready for my first car crash</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had all the paperwork set and ready_comma_ I had a blanket cause it was in the win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happened after your car crash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251_conv:6502</text:p>
          </table:table-cell>
          <table:table-cell table:style-name="ce2" office:value-type="string" calcext:value-type="string">
            <text:p>furious</text:p>
          </table:table-cell>
          <table:table-cell table:style-name="ce4" office:value-type="string" calcext:value-type="string">
            <text:p>MY friend used my car all day today and didnt even put any gas in it. She left trash in it too</text:p>
          </table:table-cell>
          <table:table-cell table:style-name="ce2" office:value-type="float" office:value="262" calcext:value-type="float">
            <text:p>262</text:p>
          </table:table-cell>
          <table:table-cell table:style-name="ce4" office:value-type="string" calcext:value-type="string">
            <text:p>I let my friend borrow my car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was so nice of you. <text:s/>What did they need to use it for? <text:s/>Were you able to live with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s fine until she brought it back with no gas and left trash allover the seat. I couldnt believ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What?!! That's terrible. <text:s/>I don't understand how people don't take care of things that don't belong to them when its a privilege to use borrowed things.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She lost that privileg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87_conv:7974</text:p>
          </table:table-cell>
          <table:table-cell table:style-name="ce2" office:value-type="string" calcext:value-type="string">
            <text:p>nostalgic</text:p>
          </table:table-cell>
          <table:table-cell table:style-name="ce4" office:value-type="string" calcext:value-type="string">
            <text:p>I saw an ad for Disneyland and I remembered the first time I had ever been there. I was just a little kid_comma_ but I loved it</text:p>
          </table:table-cell>
          <table:table-cell table:style-name="ce2" office:value-type="float" office:value="234" calcext:value-type="float">
            <text:p>234</text:p>
          </table:table-cell>
          <table:table-cell table:style-name="ce4" office:value-type="string" calcext:value-type="string">
            <text:p>I saw an ad for Disneyland and I remembered the first time I had ever been t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LOVED Disneyland growing up! Did you go often? How old were you and what was your favorite rid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Splash Mountain_comma_ of course :D I was maybe 9 or 10_comma_ and I've only been o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Ha! I hear you on that. I also loved the Matterhorn! And the Haunted House. We used to spend summers in Tucson with my grandparents_comma_ and they would drive us to Disneyland every year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922_conv:17844</text:p>
          </table:table-cell>
          <table:table-cell table:style-name="ce2" office:value-type="string" calcext:value-type="string">
            <text:p>grateful</text:p>
          </table:table-cell>
          <table:table-cell table:style-name="ce4" office:value-type="string" calcext:value-type="string">
            <text:p>My boyfriend recently cooked me a very nice meal while I worked late</text:p>
          </table:table-cell>
          <table:table-cell table:style-name="ce2" office:value-type="float" office:value="639" calcext:value-type="float">
            <text:p>639</text:p>
          </table:table-cell>
          <table:table-cell table:style-name="ce4" office:value-type="string" calcext:value-type="string">
            <text:p>My boyfriend recently made me a very nice meal while I worked late. I was so grateful.</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mazing! he must really really lov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t was very sweet. He actually cooks a lot but it was a day we were both very ti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ell atleast he did what he could to show you he car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07_conv:5415</text:p>
          </table:table-cell>
          <table:table-cell table:style-name="ce2" office:value-type="string" calcext:value-type="string">
            <text:p>terrified</text:p>
          </table:table-cell>
          <table:table-cell table:style-name="ce4" office:value-type="string" calcext:value-type="string">
            <text:p>I heard a loud smashing sound from the kitchen.</text:p>
          </table:table-cell>
          <table:table-cell table:style-name="ce2" office:value-type="float" office:value="59" calcext:value-type="float">
            <text:p>59</text:p>
          </table:table-cell>
          <table:table-cell table:style-name="ce4" office:value-type="string" calcext:value-type="string">
            <text:p>Yesterday I heard a loud sound coming from my kitche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s it a be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o it was a kangaroo. I had to punch him to get rid of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ice_comma_ did you beat him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I did an upper-cut across his jaw. He ran away like a siss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67_conv:17135</text:p>
          </table:table-cell>
          <table:table-cell table:style-name="ce2" office:value-type="string" calcext:value-type="string">
            <text:p>afraid</text:p>
          </table:table-cell>
          <table:table-cell table:style-name="ce4" office:value-type="string" calcext:value-type="string">
            <text:p>There have been a series of breakins in our neighborhood recently. <text:s/>I'm keeping the shotgun by the front door.</text:p>
          </table:table-cell>
          <table:table-cell table:style-name="ce2" office:value-type="float" office:value="56" calcext:value-type="float">
            <text:p>56</text:p>
          </table:table-cell>
          <table:table-cell table:style-name="ce4" office:value-type="string" calcext:value-type="string">
            <text:p>There have been a series of breakins in our neighborhood recently. <text:s/>We've turned on all our flood lights hoping to dissuade them from coming her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not fun. <text:s/>Do the police have any lea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Not yet_comma_ and they are violent breakins. <text:s/>Makes me very wary - we've got our alarm on also and a shotgun close b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 good thing. <text:s/>Have you thought about getting a camera and posting that you have one on the propert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057_conv:4115</text:p>
          </table:table-cell>
          <table:table-cell table:style-name="ce2" office:value-type="string" calcext:value-type="string">
            <text:p>angry</text:p>
          </table:table-cell>
          <table:table-cell table:style-name="ce4" office:value-type="string" calcext:value-type="string">
            <text:p>I am so mad at the republicans.</text:p>
          </table:table-cell>
          <table:table-cell table:style-name="ce2" office:value-type="float" office:value="75" calcext:value-type="float">
            <text:p>75</text:p>
          </table:table-cell>
          <table:table-cell table:style-name="ce4" office:value-type="string" calcext:value-type="string">
            <text:p>I am so mad at the republican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Do you think they are messing up the count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t is mostly Trump.I am mad because they will not stand up to Trum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Yeah they feed off of his crazy I thin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447_conv:6894</text:p>
          </table:table-cell>
          <table:table-cell table:style-name="ce2" office:value-type="string" calcext:value-type="string">
            <text:p>disgusted</text:p>
          </table:table-cell>
          <table:table-cell table:style-name="ce4" office:value-type="string" calcext:value-type="string">
            <text:p>I helped a friend move his grandparent out of their house the other day. They were apparently full blown hoarders. I was appalled at the condition of the house and its contents!</text:p>
          </table:table-cell>
          <table:table-cell table:style-name="ce2" office:value-type="float" office:value="277" calcext:value-type="float">
            <text:p>277</text:p>
          </table:table-cell>
          <table:table-cell table:style-name="ce4" office:value-type="string" calcext:value-type="string">
            <text:p>I helped a friend move his grandparent out of their house the other day. They were apparently full blown hoarders. I was appalled at the condition of the house and its content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ow i couldnt even imagi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was so gross! <text:s/>The smell was unbelieva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u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788_conv:9576</text:p>
          </table:table-cell>
          <table:table-cell table:style-name="ce2" office:value-type="string" calcext:value-type="string">
            <text:p>trusting</text:p>
          </table:table-cell>
          <table:table-cell table:style-name="ce4" office:value-type="string" calcext:value-type="string">
            <text:p>I used to take gymnastics lessons_comma_ where the instructor would spot or make sure that we didn't fall when we tried to do new tricks. Thank god they were there because I wouldnt be alive from hitting my head when falling!</text:p>
          </table:table-cell>
          <table:table-cell table:style-name="ce2" office:value-type="float" office:value="227" calcext:value-type="float">
            <text:p>227</text:p>
          </table:table-cell>
          <table:table-cell table:style-name="ce4" office:value-type="string" calcext:value-type="string">
            <text:p>I used to take gymnastics lessons_comma_ where the instructor would spot or make sure that we didn't fall when we tried to do new tricks. Thank god they were there because I wouldnt be alive from hitting my head when fall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Uau_comma_ that was a close call inde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ah! You cant really learn how to flip off a bar or beam if you dont try and you dont get hurt while trying!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not going to even try that_comma_ than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52_conv:3105</text:p>
          </table:table-cell>
          <table:table-cell table:style-name="ce2" office:value-type="string" calcext:value-type="string">
            <text:p>sentimental</text:p>
          </table:table-cell>
          <table:table-cell table:style-name="ce4" office:value-type="string" calcext:value-type="string">
            <text:p>I was watching old videos of my nieces and nephew when they were little. It really took me back.</text:p>
          </table:table-cell>
          <table:table-cell table:style-name="ce2" office:value-type="float" office:value="226" calcext:value-type="float">
            <text:p>226</text:p>
          </table:table-cell>
          <table:table-cell table:style-name="ce4" office:value-type="string" calcext:value-type="string">
            <text:p>"I was watching old videos of my nieces and nephew when they were little. It really took me ba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A bit of nostalgia_comma_ huh? <text:s/>It is always wonderful to look back on old family memor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is so true. It can really take you right back to the mo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e times we share with family should always be cherish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742_conv:15485</text:p>
          </table:table-cell>
          <table:table-cell table:style-name="ce2" office:value-type="string" calcext:value-type="string">
            <text:p>angry</text:p>
          </table:table-cell>
          <table:table-cell table:style-name="ce4" office:value-type="string" calcext:value-type="string">
            <text:p>We spent a lot of money on pizza. They didn't deliver what we ordered and then were rude when we called back! It was so frustrating. </text:p>
          </table:table-cell>
          <table:table-cell table:style-name="ce2" office:value-type="float" office:value="409" calcext:value-type="float">
            <text:p>409</text:p>
          </table:table-cell>
          <table:table-cell table:style-name="ce4" office:value-type="string" calcext:value-type="string">
            <text:p>We spent a lot of money on pizza. The order was all wrong. They were very rude to us when we called them.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hat sounds awful! Did they fix the ord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don't think it ever came out right. They really messed up.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don't think I would ever order from that place aga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40_conv:16080</text:p>
          </table:table-cell>
          <table:table-cell table:style-name="ce2" office:value-type="string" calcext:value-type="string">
            <text:p>afraid</text:p>
          </table:table-cell>
          <table:table-cell table:style-name="ce4" office:value-type="string" calcext:value-type="string">
            <text:p>I told a friend I'd go bungee jumping with them a long time ago_comma_ and recently they've decided they'd like to take me up on that offer. But I'm really scared of heights.</text:p>
          </table:table-cell>
          <table:table-cell table:style-name="ce2" office:value-type="float" office:value="545" calcext:value-type="float">
            <text:p>545</text:p>
          </table:table-cell>
          <table:table-cell table:style-name="ce4" office:value-type="string" calcext:value-type="string">
            <text:p>"A while back I said to my friend_comma_ ""Yeah sure_comma_ I'd go bungee jumping with you one day"". Well I forgot about it and now I'm supposed to go bungee jumping with them fairly soon_comma_ but I'm scared of heights reaally ba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lol sorry for laughing _comma_ but that sounds like something i would agree to and forget_comma_ im afraid of heights too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kay_comma_ well at least you can relate. I'm dreading it soooo much_comma_ haha. Why would I say something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sometimes when my friends are annoying me _comma_ i tune out ... later o yeah we are supposed to do this today and blah _comma_ blah _comma_ bla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927_conv:5854</text:p>
          </table:table-cell>
          <table:table-cell table:style-name="ce2" office:value-type="string" calcext:value-type="string">
            <text:p>excited</text:p>
          </table:table-cell>
          <table:table-cell table:style-name="ce4" office:value-type="string" calcext:value-type="string">
            <text:p>My parents are taking us on a cruise next year on Spring Break. It will be our first. We can't wait to go.</text:p>
          </table:table-cell>
          <table:table-cell table:style-name="ce2" office:value-type="float" office:value="228" calcext:value-type="float">
            <text:p>228</text:p>
          </table:table-cell>
          <table:table-cell table:style-name="ce4" office:value-type="string" calcext:value-type="string">
            <text:p>We are going on a cruise next year on Spring Break with my parents and my sisters fami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love cruises. Where are you guys headed to on the cru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We are going to Cozumel. We have never been on a cruise before. We can't wait to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 I think I went to Cozumel_comma_ Mexico with my family in like 2013? It was on the Carnival Imagination cruise_comma_ it was aweso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02_conv:2605</text:p>
          </table:table-cell>
          <table:table-cell table:style-name="ce2" office:value-type="string" calcext:value-type="string">
            <text:p>lonely</text:p>
          </table:table-cell>
          <table:table-cell table:style-name="ce4" office:value-type="string" calcext:value-type="string">
            <text:p>Laying in the hospital after having a mini stroke and the last visitor of the day says good bye is a very sad time.</text:p>
          </table:table-cell>
          <table:table-cell table:style-name="ce2" office:value-type="float" office:value="122" calcext:value-type="float">
            <text:p>122</text:p>
          </table:table-cell>
          <table:table-cell table:style-name="ce4" office:value-type="string" calcext:value-type="string">
            <text:p>Have you ever been hospitalized? It's not much fun. I had a mini stroke and was stuck there for a few day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ve - but not for anything that severe. Are you suffering any side effects of the strok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I am 99% me <text:s/>The hardest part of the hospitalization was at the end of the day when my last visitor would go home. I am not good at being al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up - I know that feeling. And it's always so hard falling asleep in those uncomfortable beds with an IV in your ar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91_conv:4583</text:p>
          </table:table-cell>
          <table:table-cell table:style-name="ce2" office:value-type="string" calcext:value-type="string">
            <text:p>furious</text:p>
          </table:table-cell>
          <table:table-cell table:style-name="ce4" office:value-type="string" calcext:value-type="string">
            <text:p>I was really mad when my friend lost her husband</text:p>
          </table:table-cell>
          <table:table-cell table:style-name="ce2" office:value-type="float" office:value="267" calcext:value-type="float">
            <text:p>267</text:p>
          </table:table-cell>
          <table:table-cell table:style-name="ce4" office:value-type="string" calcext:value-type="string">
            <text:p>I was pretty upset when my friend lost her husband.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The hospital was negligen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really bad. What is she going to do about it&g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2_conv:64</text:p>
          </table:table-cell>
          <table:table-cell table:style-name="ce2" office:value-type="string" calcext:value-type="string">
            <text:p>surprised</text:p>
          </table:table-cell>
          <table:table-cell table:style-name="ce4" office:value-type="string" calcext:value-type="string">
            <text:p>I woke up early today for work. My children were still up watching cartoons!</text:p>
          </table:table-cell>
          <table:table-cell table:style-name="ce2" office:value-type="float" office:value="27" calcext:value-type="float">
            <text:p>27</text:p>
          </table:table-cell>
          <table:table-cell table:style-name="ce4" office:value-type="string" calcext:value-type="string">
            <text:p>We just got back from vacation and our sleep times are off. It is really messing with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at will mess you up for a few days. The only thing I don't like about going a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ent to bed at a decent time last night. When I woke up my kids were still up watching carto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Oh no. Hopefully everybody gets back to normal so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40_conv:7881</text:p>
          </table:table-cell>
          <table:table-cell table:style-name="ce2" office:value-type="string" calcext:value-type="string">
            <text:p>apprehensive</text:p>
          </table:table-cell>
          <table:table-cell table:style-name="ce4" office:value-type="string" calcext:value-type="string">
            <text:p>im a little on the fence if i should ask for time off this week</text:p>
          </table:table-cell>
          <table:table-cell table:style-name="ce2" office:value-type="float" office:value="238" calcext:value-type="float">
            <text:p>238</text:p>
          </table:table-cell>
          <table:table-cell table:style-name="ce4" office:value-type="string" calcext:value-type="string">
            <text:p>im a little on the fence if i should ask for time off this week</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f you need to take time off_comma_ then I'm sure your company will understan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but i should probably save it for later down the road in case one of my kids get si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hat ever need you need to do.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76_conv:8353</text:p>
          </table:table-cell>
          <table:table-cell table:style-name="ce2" office:value-type="string" calcext:value-type="string">
            <text:p>embarrassed</text:p>
          </table:table-cell>
          <table:table-cell table:style-name="ce4" office:value-type="string" calcext:value-type="string">
            <text:p>The last time we went to the fair_comma_ I tripped over a big cord and fell! There were so many people around that saw me fall!</text:p>
          </table:table-cell>
          <table:table-cell table:style-name="ce2" office:value-type="float" office:value="45" calcext:value-type="float">
            <text:p>45</text:p>
          </table:table-cell>
          <table:table-cell table:style-name="ce4" office:value-type="string" calcext:value-type="string">
            <text:p>The last time I went to the fair_comma_ I tripped and fell. There were so many people around that saw me hit the ground. You can imagine how I fel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embarassing_comma_ but were you at least ok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scuffed my knees a bit_comma_ but I was okay. I was also with a person that I really liked_comma_ so that made it even worse. But_comma_ I jumped up super quick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ell maybe they found that endearing in a w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335_conv:8671</text:p>
          </table:table-cell>
          <table:table-cell table:style-name="ce2" office:value-type="string" calcext:value-type="string">
            <text:p>embarrassed</text:p>
          </table:table-cell>
          <table:table-cell table:style-name="ce4" office:value-type="string" calcext:value-type="string">
            <text:p>I sneezed a buger on my crush</text:p>
          </table:table-cell>
          <table:table-cell table:style-name="ce2" office:value-type="float" office:value="445" calcext:value-type="float">
            <text:p>445</text:p>
          </table:table-cell>
          <table:table-cell table:style-name="ce4" office:value-type="string" calcext:value-type="string">
            <text:p>Once I sneezed very loud next to my friend and a buger shot on h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my god that’s hilariou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was petrified. <text:s/>I was really crushing on her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no I am so sorry about that. Did everything turn out o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37_conv:12275</text:p>
          </table:table-cell>
          <table:table-cell table:style-name="ce2" office:value-type="string" calcext:value-type="string">
            <text:p>devastated</text:p>
          </table:table-cell>
          <table:table-cell table:style-name="ce4" office:value-type="string" calcext:value-type="string">
            <text:p>I crashed my favorite classic car. <text:s/>I've had it since I was 16.</text:p>
          </table:table-cell>
          <table:table-cell table:style-name="ce2" office:value-type="float" office:value="294" calcext:value-type="float">
            <text:p>294</text:p>
          </table:table-cell>
          <table:table-cell table:style-name="ce4" office:value-type="string" calcext:value-type="string">
            <text:p>I crashed my favorite classic car. <text:s/>I've had it since I was 16.</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no_comma_ is it able to be sav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Unfortunately_comma_ no. <text:s/>I am so sad. <text:s/>I will probably not even be able to buy another one because it is so ra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that happened to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97_conv:9195</text:p>
          </table:table-cell>
          <table:table-cell table:style-name="ce2" office:value-type="string" calcext:value-type="string">
            <text:p>apprehensive</text:p>
          </table:table-cell>
          <table:table-cell table:style-name="ce4" office:value-type="string" calcext:value-type="string">
            <text:p>I was offered a job and wasn't sure if I should take it or not. There were a lot of variables in play.</text:p>
          </table:table-cell>
          <table:table-cell table:style-name="ce2" office:value-type="float" office:value="226" calcext:value-type="float">
            <text:p>226</text:p>
          </table:table-cell>
          <table:table-cell table:style-name="ce4" office:value-type="string" calcext:value-type="string">
            <text:p>I was offered a job and wasn't sure if I should take it or not. There were a lot of variables in pl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s it related to your pass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t really. I was just trying to move into a better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move on till you reach your dream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41_conv:16083</text:p>
          </table:table-cell>
          <table:table-cell table:style-name="ce2" office:value-type="string" calcext:value-type="string">
            <text:p>proud</text:p>
          </table:table-cell>
          <table:table-cell table:style-name="ce4" office:value-type="string" calcext:value-type="string">
            <text:p>My son said his first word today. I am filled with pride.</text:p>
          </table:table-cell>
          <table:table-cell table:style-name="ce2" office:value-type="float" office:value="209" calcext:value-type="float">
            <text:p>209</text:p>
          </table:table-cell>
          <table:table-cell table:style-name="ce4" office:value-type="string" calcext:value-type="string">
            <text:p>My son said his first word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o amaz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_comma_ it is! That's the word he said to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o co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77_conv:22555</text:p>
          </table:table-cell>
          <table:table-cell table:style-name="ce2" office:value-type="string" calcext:value-type="string">
            <text:p>confident</text:p>
          </table:table-cell>
          <table:table-cell table:style-name="ce4" office:value-type="string" calcext:value-type="string">
            <text:p>I feel so good about knowing I am going to win the race on Sunday. The race is for my favorite charity. When I win the race I get to give my winnings to my charity of choice.</text:p>
          </table:table-cell>
          <table:table-cell table:style-name="ce2" office:value-type="float" office:value="346" calcext:value-type="float">
            <text:p>346</text:p>
          </table:table-cell>
          <table:table-cell table:style-name="ce4" office:value-type="string" calcext:value-type="string">
            <text:p>I feel so good about knowing I am going to win the race on Sunday. The race is for my favorite charity. When I win the race I get to give my winnings to my charity of choic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wonderful! Do you have a charity in mind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Yes_comma_ it is my local animal shelter. They will be there to cheer me 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bet it will feel amazing to have them cheering you on! I have a feeling you'll do great in your ra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32_conv:2265</text:p>
          </table:table-cell>
          <table:table-cell table:style-name="ce2" office:value-type="string" calcext:value-type="string">
            <text:p>ashamed</text:p>
          </table:table-cell>
          <table:table-cell table:style-name="ce4" office:value-type="string" calcext:value-type="string">
            <text:p>I was happy my sister was fired from her job. Thats bad.</text:p>
          </table:table-cell>
          <table:table-cell table:style-name="ce2" office:value-type="float" office:value="27" calcext:value-type="float">
            <text:p>27</text:p>
          </table:table-cell>
          <table:table-cell table:style-name="ce4" office:value-type="string" calcext:value-type="string">
            <text:p>MY sister got fired recently. I was happ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Wow_comma_ that can be stressful_comma_ Why were you hap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he really hated the job. Now she can find something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Maybe she should have just quit! but i hope the best for her in the fut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he finishes sch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indeed_comma_ the future could be bright for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56_conv:5113</text:p>
          </table:table-cell>
          <table:table-cell table:style-name="ce2" office:value-type="string" calcext:value-type="string">
            <text:p>impressed</text:p>
          </table:table-cell>
          <table:table-cell table:style-name="ce4" office:value-type="string" calcext:value-type="string">
            <text:p>My son learned how to spell his name without me teaching him_comma_ I was wowed.</text:p>
          </table:table-cell>
          <table:table-cell table:style-name="ce2" office:value-type="float" office:value="152" calcext:value-type="float">
            <text:p>152</text:p>
          </table:table-cell>
          <table:table-cell table:style-name="ce4" office:value-type="string" calcext:value-type="string">
            <text:p>My son learned to spell his name all by himself which wowed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Wow that's fantastic!</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 know he is too smart_comma_ I love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ou are very lucky to have such a smart bo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795_conv:17590</text:p>
          </table:table-cell>
          <table:table-cell table:style-name="ce2" office:value-type="string" calcext:value-type="string">
            <text:p>terrified</text:p>
          </table:table-cell>
          <table:table-cell table:style-name="ce4" office:value-type="string" calcext:value-type="string">
            <text:p>I had to walk through a forest alone once. It was also night time.</text:p>
          </table:table-cell>
          <table:table-cell table:style-name="ce2" office:value-type="float" office:value="291" calcext:value-type="float">
            <text:p>291</text:p>
          </table:table-cell>
          <table:table-cell table:style-name="ce4" office:value-type="string" calcext:value-type="string">
            <text:p>I was once walking through a fore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really pleasant. What kind of forest wa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was a very thick and dark one at night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pretty spooky. I am glad you made it out aliv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9_conv:1278</text:p>
          </table:table-cell>
          <table:table-cell table:style-name="ce2" office:value-type="string" calcext:value-type="string">
            <text:p>guilty</text:p>
          </table:table-cell>
          <table:table-cell table:style-name="ce4" office:value-type="string" calcext:value-type="string">
            <text:p>My wife baked a huge bunch of cookies for a charity bake sale. I felt so bad eating so many_comma_ but they were so good.</text:p>
          </table:table-cell>
          <table:table-cell table:style-name="ce2" office:value-type="float" office:value="190" calcext:value-type="float">
            <text:p>190</text:p>
          </table:table-cell>
          <table:table-cell table:style-name="ce4" office:value-type="string" calcext:value-type="string">
            <text:p>I ate so much of my wife's cookies_comma_ but she shouldn't make them so irresistible.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8" calcext:value-type="float">
            <text:p>198</text:p>
          </table:table-cell>
          <table:table-cell table:style-name="ce4" office:value-type="string" calcext:value-type="string">
            <text:p>Haha_comma_ how did she feel when she found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She made me pay twice what they would have sold for at the bake sale. The cookies were for charity_comma_ you se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8" calcext:value-type="float">
            <text:p>198</text:p>
          </table:table-cell>
          <table:table-cell table:style-name="ce4" office:value-type="string" calcext:value-type="string">
            <text:p>Oh no! Those cookies sure do sound delicious thoug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24_conv:5048</text:p>
          </table:table-cell>
          <table:table-cell table:style-name="ce2" office:value-type="string" calcext:value-type="string">
            <text:p>afraid</text:p>
          </table:table-cell>
          <table:table-cell table:style-name="ce4" office:value-type="string" calcext:value-type="string">
            <text:p>I am scared of the police.</text:p>
          </table:table-cell>
          <table:table-cell table:style-name="ce2" office:value-type="float" office:value="4" calcext:value-type="float">
            <text:p>4</text:p>
          </table:table-cell>
          <table:table-cell table:style-name="ce4" office:value-type="string" calcext:value-type="string">
            <text:p>I am scared of the poli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text:s/>Why? <text:s/>Did something hap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once was beaten by a police offic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ikes. <text:s/>How are you today? <tex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75_conv:18150</text:p>
          </table:table-cell>
          <table:table-cell table:style-name="ce2" office:value-type="string" calcext:value-type="string">
            <text:p>hopeful</text:p>
          </table:table-cell>
          <table:table-cell table:style-name="ce4" office:value-type="string" calcext:value-type="string">
            <text:p>It might sound stupid but when i took my drivers test at the end i was really hopeful that <text:s/>passed</text:p>
          </table:table-cell>
          <table:table-cell table:style-name="ce2" office:value-type="float" office:value="612" calcext:value-type="float">
            <text:p>612</text:p>
          </table:table-cell>
          <table:table-cell table:style-name="ce4" office:value-type="string" calcext:value-type="string">
            <text:p>when i took my drivers test at the end of it i wasw hopeful to pass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I bet you were anxious to know how you did! Did you study up with friends or family leading up to the driver's te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no i am 45. my license expired like 5 yrs ago and i didnt realize it...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Oh well that's a bit different of a situation_comma_ lol. I gotcha! I didn't know you had to retake the test if you accidentally let it expire. But I'm sure you did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i did_comma_ i pas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That's awesome! I'm proud of you_comma_ budd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71_conv:2543</text:p>
          </table:table-cell>
          <table:table-cell table:style-name="ce2" office:value-type="string" calcext:value-type="string">
            <text:p>surprised</text:p>
          </table:table-cell>
          <table:table-cell table:style-name="ce4" office:value-type="string" calcext:value-type="string">
            <text:p>When someone stole my lawn mower.</text:p>
          </table:table-cell>
          <table:table-cell table:style-name="ce2" office:value-type="float" office:value="296" calcext:value-type="float">
            <text:p>296</text:p>
          </table:table-cell>
          <table:table-cell table:style-name="ce4" office:value-type="string" calcext:value-type="string">
            <text:p>I had someone steal my lawn mower. I never had anything stolen since I lived 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terrible. Was it an expensive 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think they all are. At least 100 or 200. I was shocked because I have a fenced in yard and dogs people are scared of- They WILL bite and are big- They were very brave and stup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 kidding... Who goes out of their way to get a lawnmower? Like... Why risk getting arrested and going to jail for a lawnmower... Oh well... Humanity. Sorry to hear that happened to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nk you! Yes it's been a trial since- Can't afford another. I hate thieves- Lots of druggies arou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66_conv:23132</text:p>
          </table:table-cell>
          <table:table-cell table:style-name="ce2" office:value-type="string" calcext:value-type="string">
            <text:p>prepared</text:p>
          </table:table-cell>
          <table:table-cell table:style-name="ce4" office:value-type="string" calcext:value-type="string">
            <text:p>I have all my ingredients for my dinner party and now I am getting ready to prepare a feast! </text:p>
          </table:table-cell>
          <table:table-cell table:style-name="ce2" office:value-type="float" office:value="725" calcext:value-type="float">
            <text:p>725</text:p>
          </table:table-cell>
          <table:table-cell table:style-name="ce4" office:value-type="string" calcext:value-type="string">
            <text:p>I have all my ingredients for my dinner party and now I am getting ready to prepare a fea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ou're much braver than me. I would never host a dinner party.. don't feel like I'm good at planning_comma_ and don't feel like I'm interesting enough to talk to a bunch of different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_comma_ we all have different personalities. But you would come to a dinner party if invited_comma_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think_comma_ maybe_comma_ yeah! It depends on who's there_comma_ and if I felt comfortable with the host. If I felt like I had enough people to kind of "rescue me" and who I could talk to at the party if I got anxious and couldn't talk to strangers_comma_ then that'd be alright. Other than that_comma_ I just kind of do like maybe a group of 4_comma_ max</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6_conv:2313</text:p>
          </table:table-cell>
          <table:table-cell table:style-name="ce2" office:value-type="string" calcext:value-type="string">
            <text:p>hopeful</text:p>
          </table:table-cell>
          <table:table-cell table:style-name="ce4" office:value-type="string" calcext:value-type="string">
            <text:p>I have spent 3 years in my current position_comma_ done all the necessary on job training and I am looking forward to being promoted</text:p>
          </table:table-cell>
          <table:table-cell table:style-name="ce2" office:value-type="float" office:value="237" calcext:value-type="float">
            <text:p>237</text:p>
          </table:table-cell>
          <table:table-cell table:style-name="ce4" office:value-type="string" calcext:value-type="string">
            <text:p>I passed all my professional exams and got the company it's biggest clients_comma_ don't you think I deserve promoti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think so! That sounds like you worked so very hard for the compan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es but my immediate boss don't see things the way I do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ave you tried to talk to hi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06_conv:20812</text:p>
          </table:table-cell>
          <table:table-cell table:style-name="ce2" office:value-type="string" calcext:value-type="string">
            <text:p>anxious</text:p>
          </table:table-cell>
          <table:table-cell table:style-name="ce4" office:value-type="string" calcext:value-type="string">
            <text:p>Thieves came to break into our compound last week_comma_ but was caught</text:p>
          </table:table-cell>
          <table:table-cell table:style-name="ce2" office:value-type="float" office:value="686" calcext:value-type="float">
            <text:p>686</text:p>
          </table:table-cell>
          <table:table-cell table:style-name="ce4" office:value-type="string" calcext:value-type="string">
            <text:p>Thieves wanted to break into my compound _comma_ when they were caught_comma_ <text:s/>I was eager to see their face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It was difficult for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Yeah_comma_ <text:s/>because the police won't let me see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ry to take care of yoursel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76_conv:7353</text:p>
          </table:table-cell>
          <table:table-cell table:style-name="ce2" office:value-type="string" calcext:value-type="string">
            <text:p>terrified</text:p>
          </table:table-cell>
          <table:table-cell table:style-name="ce4" office:value-type="string" calcext:value-type="string">
            <text:p>I thought somebody was breaking into my house.</text:p>
          </table:table-cell>
          <table:table-cell table:style-name="ce2" office:value-type="float" office:value="466" calcext:value-type="float">
            <text:p>466</text:p>
          </table:table-cell>
          <table:table-cell table:style-name="ce4" office:value-type="string" calcext:value-type="string">
            <text:p>Once_comma_ I thought somebody was attempting to break into my hou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t must have being terrify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Yes_comma_ I was truly frightened. It ended up being okay though. It was actually just a roofer inspecting my roof that nobody told me ab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nank god! They should have let you know they where going to do the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613_conv:11226</text:p>
          </table:table-cell>
          <table:table-cell table:style-name="ce2" office:value-type="string" calcext:value-type="string">
            <text:p>anxious</text:p>
          </table:table-cell>
          <table:table-cell table:style-name="ce4" office:value-type="string" calcext:value-type="string">
            <text:p>I have my math final tomorrow. Never been so nervous.</text:p>
          </table:table-cell>
          <table:table-cell table:style-name="ce2" office:value-type="float" office:value="209" calcext:value-type="float">
            <text:p>209</text:p>
          </table:table-cell>
          <table:table-cell table:style-name="ce4" office:value-type="string" calcext:value-type="string">
            <text:p>I have my math final tomorrow and I am so nervous about i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1" calcext:value-type="float">
            <text:p>511</text:p>
          </table:table-cell>
          <table:table-cell table:style-name="ce4" office:value-type="string" calcext:value-type="string">
            <text:p>Did you at least stud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did not. That's why I am so nerv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1" calcext:value-type="float">
            <text:p>511</text:p>
          </table:table-cell>
          <table:table-cell table:style-name="ce4" office:value-type="string" calcext:value-type="string">
            <text:p>o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978_conv:9957</text:p>
          </table:table-cell>
          <table:table-cell table:style-name="ce2" office:value-type="string" calcext:value-type="string">
            <text:p>joyful</text:p>
          </table:table-cell>
          <table:table-cell table:style-name="ce4" office:value-type="string" calcext:value-type="string">
            <text:p>I'm joyful that I have a wonderful and supporting family. <text:s/>Who knows where I would be without them.</text:p>
          </table:table-cell>
          <table:table-cell table:style-name="ce2" office:value-type="float" office:value="448" calcext:value-type="float">
            <text:p>448</text:p>
          </table:table-cell>
          <table:table-cell table:style-name="ce4" office:value-type="string" calcext:value-type="string">
            <text:p>I'm very joyful for my wonderful and supporting family_comma_ they have helped me through a lo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 great family makes all the difference_comma_ and can get you through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agree_comma_ who knows where I would of ended up without their love and sup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am also grateful to have a caring family that means the world to 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87_conv:2775</text:p>
          </table:table-cell>
          <table:table-cell table:style-name="ce2" office:value-type="string" calcext:value-type="string">
            <text:p>disappointed</text:p>
          </table:table-cell>
          <table:table-cell table:style-name="ce4" office:value-type="string" calcext:value-type="string">
            <text:p>not getting the importance that i deserve</text:p>
          </table:table-cell>
          <table:table-cell table:style-name="ce2" office:value-type="float" office:value="2" calcext:value-type="float">
            <text:p>2</text:p>
          </table:table-cell>
          <table:table-cell table:style-name="ce4" office:value-type="string" calcext:value-type="string">
            <text:p><text:s/>it s every ones right to get notified.. is it not righ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Notified of w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about the who actually need it ...like admir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Ah_comma_ that makes sen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have you ever felt s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49_conv:9098</text:p>
          </table:table-cell>
          <table:table-cell table:style-name="ce2" office:value-type="string" calcext:value-type="string">
            <text:p>disgusted</text:p>
          </table:table-cell>
          <table:table-cell table:style-name="ce4" office:value-type="string" calcext:value-type="string">
            <text:p>My cat threw up on the floor today</text:p>
          </table:table-cell>
          <table:table-cell table:style-name="ce2" office:value-type="float" office:value="63" calcext:value-type="float">
            <text:p>63</text:p>
          </table:table-cell>
          <table:table-cell table:style-name="ce4" office:value-type="string" calcext:value-type="string">
            <text:p>My cat threw up on the floor today and i was ma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Aw that's annoying when my cat does that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hate it so muc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Especially when they seem to do it in the worst place possibl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96_conv:4392</text:p>
          </table:table-cell>
          <table:table-cell table:style-name="ce2" office:value-type="string" calcext:value-type="string">
            <text:p>confident</text:p>
          </table:table-cell>
          <table:table-cell table:style-name="ce4" office:value-type="string" calcext:value-type="string">
            <text:p>I knew I was going to pass my history final. I had paid attention all year</text:p>
          </table:table-cell>
          <table:table-cell table:style-name="ce2" office:value-type="float" office:value="126" calcext:value-type="float">
            <text:p>126</text:p>
          </table:table-cell>
          <table:table-cell table:style-name="ce4" office:value-type="string" calcext:value-type="string">
            <text:p>I just knew I was going to pass my history test. I had listened and studied all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Awesome! History is HARD! I always had a hard time remembering the dates and times especial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t can be hard but I made it thr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Amazing! What was your final grad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13_conv:4427</text:p>
          </table:table-cell>
          <table:table-cell table:style-name="ce2" office:value-type="string" calcext:value-type="string">
            <text:p>ashamed</text:p>
          </table:table-cell>
          <table:table-cell table:style-name="ce4" office:value-type="string" calcext:value-type="string">
            <text:p>The other day I backed out of a parking spot and tapped a parked car. <text:s/>It left a dent but I left without notifying the owner. <text:s/>It was not an action I am proud of.</text:p>
          </table:table-cell>
          <table:table-cell table:style-name="ce2" office:value-type="float" office:value="277" calcext:value-type="float">
            <text:p>277</text:p>
          </table:table-cell>
          <table:table-cell table:style-name="ce4" office:value-type="string" calcext:value-type="string">
            <text:p>The other day I backed out of a parking spot and tapped a parked car. <text:s/>It left a dent bit I left without notifying the owner. <text:s/>It was not an action I am proud of.</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hy didnt you want to notify or leave some sort of little note on the ca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didn't want to take responsibility_comma_ which I know is wrong.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happens sometimes just dont know what to do in those moment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 feel horrible and small for doing that and not fessing 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569_conv:15139</text:p>
          </table:table-cell>
          <table:table-cell table:style-name="ce2" office:value-type="string" calcext:value-type="string">
            <text:p>hopeful</text:p>
          </table:table-cell>
          <table:table-cell table:style-name="ce4" office:value-type="string" calcext:value-type="string">
            <text:p>I am wishing that Trump wins re election.</text:p>
          </table:table-cell>
          <table:table-cell table:style-name="ce2" office:value-type="float" office:value="4" calcext:value-type="float">
            <text:p>4</text:p>
          </table:table-cell>
          <table:table-cell table:style-name="ce4" office:value-type="string" calcext:value-type="string">
            <text:p>I am wishing that Trump wins re electio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Wh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Cause he is doing a great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m not sure everyone agrees. But I'm not American so I can't judge it fair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357_conv:16714</text:p>
          </table:table-cell>
          <table:table-cell table:style-name="ce2" office:value-type="string" calcext:value-type="string">
            <text:p>nostalgic</text:p>
          </table:table-cell>
          <table:table-cell table:style-name="ce4" office:value-type="string" calcext:value-type="string">
            <text:p>I found some old pictures from when I was a kid.</text:p>
          </table:table-cell>
          <table:table-cell table:style-name="ce2" office:value-type="float" office:value="244" calcext:value-type="float">
            <text:p>244</text:p>
          </table:table-cell>
          <table:table-cell table:style-name="ce4" office:value-type="string" calcext:value-type="string">
            <text:p>I found some old pictures from when I was a ki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id you do with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Looked through them and reminisc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s always nice to do every once in a whi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It was a nice little find. <text:s/>Every once in a while you come acorss something you forgo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408_conv:8816</text:p>
          </table:table-cell>
          <table:table-cell table:style-name="ce2" office:value-type="string" calcext:value-type="string">
            <text:p>excited</text:p>
          </table:table-cell>
          <table:table-cell table:style-name="ce4" office:value-type="string" calcext:value-type="string">
            <text:p>Nephew plays football this year</text:p>
          </table:table-cell>
          <table:table-cell table:style-name="ce2" office:value-type="float" office:value="389" calcext:value-type="float">
            <text:p>389</text:p>
          </table:table-cell>
          <table:table-cell table:style-name="ce4" office:value-type="string" calcext:value-type="string">
            <text:p>My nephew starts football this year in 9th grad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Good for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m pumped! <text:s/>I can't wait to go to some of his gam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will be exci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Sure will! <text:s/>I hope they win every ga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820_conv:11640</text:p>
          </table:table-cell>
          <table:table-cell table:style-name="ce2" office:value-type="string" calcext:value-type="string">
            <text:p>ashamed</text:p>
          </table:table-cell>
          <table:table-cell table:style-name="ce4" office:value-type="string" calcext:value-type="string">
            <text:p>hit on friend wife</text:p>
          </table:table-cell>
          <table:table-cell table:style-name="ce2" office:value-type="float" office:value="514" calcext:value-type="float">
            <text:p>514</text:p>
          </table:table-cell>
          <table:table-cell table:style-name="ce4" office:value-type="string" calcext:value-type="string">
            <text:p>i feel low and worthless_comma_ i hit on my friends w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_comma_ just stop here_comma_ and all should be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 it stopped there. but i still feel horri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ry to promise yourself you'll never do that_comma_ it should hel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032_conv:24065</text:p>
          </table:table-cell>
          <table:table-cell table:style-name="ce2" office:value-type="string" calcext:value-type="string">
            <text:p>hopeful</text:p>
          </table:table-cell>
          <table:table-cell table:style-name="ce4" office:value-type="string" calcext:value-type="string">
            <text:p>I invited my best friend to my party. She has a busy schedule and promised to come.</text:p>
          </table:table-cell>
          <table:table-cell table:style-name="ce2" office:value-type="float" office:value="653" calcext:value-type="float">
            <text:p>653</text:p>
          </table:table-cell>
          <table:table-cell table:style-name="ce4" office:value-type="string" calcext:value-type="string">
            <text:p>I invited my best friend to my party even though she has a very busy schedu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Did she end up being able to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e party will be next week_comma_ she said she is not sure she will be co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ll I hope she is able to attend_comma_ if not_comma_ you know it's nothing persona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I will understand if she does not show 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98_conv:18397</text:p>
          </table:table-cell>
          <table:table-cell table:style-name="ce2" office:value-type="string" calcext:value-type="string">
            <text:p>sad</text:p>
          </table:table-cell>
          <table:table-cell table:style-name="ce4" office:value-type="string" calcext:value-type="string">
            <text:p>I dropped my 5 dollar ice cream as soon as I left the store</text:p>
          </table:table-cell>
          <table:table-cell table:style-name="ce2" office:value-type="float" office:value="247" calcext:value-type="float">
            <text:p>247</text:p>
          </table:table-cell>
          <table:table-cell table:style-name="ce4" office:value-type="string" calcext:value-type="string">
            <text:p>I dropped my 5 dollar ice cream as soon as I left the st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that's bad. How did you fee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Just the worst_comma_ it was one of my favorite gourmet ice creams too_comma_ salted caramel flavou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I am so sorry. That one's my favorite too! But_comma_ I feel bad for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13_conv:1426</text:p>
          </table:table-cell>
          <table:table-cell table:style-name="ce2" office:value-type="string" calcext:value-type="string">
            <text:p>anticipating</text:p>
          </table:table-cell>
          <table:table-cell table:style-name="ce4" office:value-type="string" calcext:value-type="string">
            <text:p>I was anticipating when i applied to college</text:p>
          </table:table-cell>
          <table:table-cell table:style-name="ce2" office:value-type="float" office:value="34" calcext:value-type="float">
            <text:p>34</text:p>
          </table:table-cell>
          <table:table-cell table:style-name="ce4" office:value-type="string" calcext:value-type="string">
            <text:p>I was anticipating when I applied to colle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When are you going to find out your acceptanc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I already did_comma_ I was accep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Oh_comma_ congratulations! Which college?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12_conv:11424</text:p>
          </table:table-cell>
          <table:table-cell table:style-name="ce2" office:value-type="string" calcext:value-type="string">
            <text:p>furious</text:p>
          </table:table-cell>
          <table:table-cell table:style-name="ce4" office:value-type="string" calcext:value-type="string">
            <text:p>WHy are gas prices so high!</text:p>
          </table:table-cell>
          <table:table-cell table:style-name="ce2" office:value-type="float" office:value="9" calcext:value-type="float">
            <text:p>9</text:p>
          </table:table-cell>
          <table:table-cell table:style-name="ce4" office:value-type="string" calcext:value-type="string">
            <text:p>Why are gas prices so hig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know right! they keep going up in my area its craz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ish my car drove on wa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 would be amazing! You could skip alot of traffic</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705_conv:21411</text:p>
          </table:table-cell>
          <table:table-cell table:style-name="ce2" office:value-type="string" calcext:value-type="string">
            <text:p>devastated</text:p>
          </table:table-cell>
          <table:table-cell table:style-name="ce4" office:value-type="string" calcext:value-type="string">
            <text:p>I was heartbroken when I got pregnant and the father of my future baby beat me. He went to jail and we broke up.</text:p>
          </table:table-cell>
          <table:table-cell table:style-name="ce2" office:value-type="float" office:value="495" calcext:value-type="float">
            <text:p>495</text:p>
          </table:table-cell>
          <table:table-cell table:style-name="ce4" office:value-type="string" calcext:value-type="string">
            <text:p>I was beaten by my ex_comma_ when I was pregnant of his child.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m so sorry! Report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5" calcext:value-type="float">
            <text:p>495</text:p>
          </table:table-cell>
          <table:table-cell table:style-name="ce4" office:value-type="string" calcext:value-type="string">
            <text:p>yes I did report him_comma_ he went to jail and we broke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You are much better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5" calcext:value-type="float">
            <text:p>495</text:p>
          </table:table-cell>
          <table:table-cell table:style-name="ce4" office:value-type="string" calcext:value-type="string">
            <text:p>Yes. I am a single mother_comma_ but it is better and I thank God he is not in my heart anymore.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5_conv:831</text:p>
          </table:table-cell>
          <table:table-cell table:style-name="ce2" office:value-type="string" calcext:value-type="string">
            <text:p>surprised</text:p>
          </table:table-cell>
          <table:table-cell table:style-name="ce4" office:value-type="string" calcext:value-type="string">
            <text:p>My husband always knew I wanted to go on a cruise. And for our anniversary we are finally going! </text:p>
          </table:table-cell>
          <table:table-cell table:style-name="ce2" office:value-type="float" office:value="147" calcext:value-type="float">
            <text:p>147</text:p>
          </table:table-cell>
          <table:table-cell table:style-name="ce4" office:value-type="string" calcext:value-type="string">
            <text:p>I can't believe my husband planned this all by himself! My mind is still blown by thi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Sounds so exciting. What did he pla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e are going to Mexico. I have mixed feelings_comma_ but mostly exci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When and how? Are you flying or driving? Just because or is it your anniversa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t's our 10th anniversary. We are making the drive to FL since we live in Georgia.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69_conv:9339</text:p>
          </table:table-cell>
          <table:table-cell table:style-name="ce2" office:value-type="string" calcext:value-type="string">
            <text:p>proud</text:p>
          </table:table-cell>
          <table:table-cell table:style-name="ce4" office:value-type="string" calcext:value-type="string">
            <text:p>When i look at my kid doing exceedingly well in his academics_comma_ i have such a warm sensation in me. I wish he becomes the best</text:p>
          </table:table-cell>
          <table:table-cell table:style-name="ce2" office:value-type="float" office:value="391" calcext:value-type="float">
            <text:p>391</text:p>
          </table:table-cell>
          <table:table-cell table:style-name="ce4" office:value-type="string" calcext:value-type="string">
            <text:p>When i look at my son doing great in studies_comma_ it makes me so prou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old is 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e is 13. He has been a straight A student alw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great job so far_comma_ kep up the great paren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33_conv:2467</text:p>
          </table:table-cell>
          <table:table-cell table:style-name="ce2" office:value-type="string" calcext:value-type="string">
            <text:p>hopeful</text:p>
          </table:table-cell>
          <table:table-cell table:style-name="ce4" office:value-type="string" calcext:value-type="string">
            <text:p>I am hopeful that I will succeed in the future with business. Lots of things make me think this.</text:p>
          </table:table-cell>
          <table:table-cell table:style-name="ce2" office:value-type="float" office:value="296" calcext:value-type="float">
            <text:p>296</text:p>
          </table:table-cell>
          <table:table-cell table:style-name="ce4" office:value-type="string" calcext:value-type="string">
            <text:p>I am feeling very positive about finally succeeding in busin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sounds great. Was it a promotion or maybe a ra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s just a business I am working on myself. I am the owner in addition to working for another company. It can be hard to get started in business but I am getting ther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I see. Well thats all very exciting. If you keep working at it Im sure you will continue to be successful. It will pay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For sure. Than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2_conv:924</text:p>
          </table:table-cell>
          <table:table-cell table:style-name="ce2" office:value-type="string" calcext:value-type="string">
            <text:p>hopeful</text:p>
          </table:table-cell>
          <table:table-cell table:style-name="ce4" office:value-type="string" calcext:value-type="string">
            <text:p>I need a raise from my job. I am waiting for one in the next review. </text:p>
          </table:table-cell>
          <table:table-cell table:style-name="ce2" office:value-type="float" office:value="166" calcext:value-type="float">
            <text:p>166</text:p>
          </table:table-cell>
          <table:table-cell table:style-name="ce4" office:value-type="string" calcext:value-type="string">
            <text:p>I have been working so hard and it seems my payment can no longer take care of my bills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This has to be a very stressful time for you. How are you holding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am about to lose it_comma_ but i will talk to my boss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hope they s/he will view you as a valuable member of their organization and do what is necessary to make sure you are well compensated.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01_conv:5203</text:p>
          </table:table-cell>
          <table:table-cell table:style-name="ce2" office:value-type="string" calcext:value-type="string">
            <text:p>prepared</text:p>
          </table:table-cell>
          <table:table-cell table:style-name="ce4" office:value-type="string" calcext:value-type="string">
            <text:p>I had to renew my drivers license by taking a test. I really wanted to be ready for it.</text:p>
          </table:table-cell>
          <table:table-cell table:style-name="ce2" office:value-type="float" office:value="226" calcext:value-type="float">
            <text:p>226</text:p>
          </table:table-cell>
          <table:table-cell table:style-name="ce4" office:value-type="string" calcext:value-type="string">
            <text:p>I had to renew my drivers license by taking a test. I really wanted to be ready for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ose tests can be stressful. How did you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studied hard and was ready. Passed with flying colo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Awesome! Congratulations! It is always nice to accomplish something like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378_conv:16756</text:p>
          </table:table-cell>
          <table:table-cell table:style-name="ce2" office:value-type="string" calcext:value-type="string">
            <text:p>caring</text:p>
          </table:table-cell>
          <table:table-cell table:style-name="ce4" office:value-type="string" calcext:value-type="string">
            <text:p>I found a stray kitten outside the pizza place the other day. I brought it home to give it some love.</text:p>
          </table:table-cell>
          <table:table-cell table:style-name="ce2" office:value-type="float" office:value="530" calcext:value-type="float">
            <text:p>530</text:p>
          </table:table-cell>
          <table:table-cell table:style-name="ce4" office:value-type="string" calcext:value-type="string">
            <text:p>I found a skinny little stray cat outside the pizza place yesterday so now we have a new cat lo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breed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not sure but it's gray and black and brown mixed and really cute and loving. I need to fatten her up s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Sounds like a plan_comma_ I hope she is around for years to c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sure she will be. She's still wary of my dogs but they're just excited to have a new friend to play with. I caught them cuddling on the couch last n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precious_comma_ animals are something special_comma_ that is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feel like we don't deserve their pureness and love sometimes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31_conv:9262</text:p>
          </table:table-cell>
          <table:table-cell table:style-name="ce2" office:value-type="string" calcext:value-type="string">
            <text:p>disappointed</text:p>
          </table:table-cell>
          <table:table-cell table:style-name="ce4" office:value-type="string" calcext:value-type="string">
            <text:p>I am so angry against my manager. I was expecting to go with him in work trip to New York but he went alone. I had him in high esteem before.</text:p>
          </table:table-cell>
          <table:table-cell table:style-name="ce2" office:value-type="float" office:value="7" calcext:value-type="float">
            <text:p>7</text:p>
          </table:table-cell>
          <table:table-cell table:style-name="ce4" office:value-type="string" calcext:value-type="string">
            <text:p>I am so angry against my manager. I was expecting to go with him in work trip to New York but he went alone. I had him in high esteem bef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you were m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know how to deal with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ill get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606_conv:3213</text:p>
          </table:table-cell>
          <table:table-cell table:style-name="ce2" office:value-type="string" calcext:value-type="string">
            <text:p>prepared</text:p>
          </table:table-cell>
          <table:table-cell table:style-name="ce4" office:value-type="string" calcext:value-type="string">
            <text:p>I made a list of what to bring to the waterpark. Hopefully_comma_ I am ready and didn't forget anything.</text:p>
          </table:table-cell>
          <table:table-cell table:style-name="ce2" office:value-type="float" office:value="269" calcext:value-type="float">
            <text:p>269</text:p>
          </table:table-cell>
          <table:table-cell table:style-name="ce4" office:value-type="string" calcext:value-type="string">
            <text:p>I made a list of what to bring to the waterpark. Hopefully_comma_ I am ready and didn't forget anyth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Did you get sunscreen and a waterproof belly bag and a 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p! I forgot sunscreen last time and the sunburns were awful...not again this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no! Yes it's the number one thing to not forget. I hope you all have fu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84_conv:17768</text:p>
          </table:table-cell>
          <table:table-cell table:style-name="ce2" office:value-type="string" calcext:value-type="string">
            <text:p>faithful</text:p>
          </table:table-cell>
          <table:table-cell table:style-name="ce4" office:value-type="string" calcext:value-type="string">
            <text:p>I was invited to church this last weekend. I went and felt very optimistic in the church.</text:p>
          </table:table-cell>
          <table:table-cell table:style-name="ce2" office:value-type="float" office:value="291" calcext:value-type="float">
            <text:p>291</text:p>
          </table:table-cell>
          <table:table-cell table:style-name="ce4" office:value-type="string" calcext:value-type="string">
            <text:p>I went to church with a friend recentl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How was the serv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was good_comma_ there were many people singing and stuff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Did you put any money in the collection po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s I di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1_conv:1282</text:p>
          </table:table-cell>
          <table:table-cell table:style-name="ce2" office:value-type="string" calcext:value-type="string">
            <text:p>grateful</text:p>
          </table:table-cell>
          <table:table-cell table:style-name="ce4" office:value-type="string" calcext:value-type="string">
            <text:p>I feel grateful that I have so much in my life. I have a nice apartment with so many useful items.</text:p>
          </table:table-cell>
          <table:table-cell table:style-name="ce2" office:value-type="float" office:value="165" calcext:value-type="float">
            <text:p>165</text:p>
          </table:table-cell>
          <table:table-cell table:style-name="ce4" office:value-type="string" calcext:value-type="string">
            <text:p>Do you feel grateful for anything in your l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my mother has been a huge support to me over the years_comma_ how about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I feel that way about my dad. He helps me out a ton on almost ever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my dad was really cool but he was also a drunk sadly so he was flip flopp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359_conv:10719</text:p>
          </table:table-cell>
          <table:table-cell table:style-name="ce2" office:value-type="string" calcext:value-type="string">
            <text:p>anticipating</text:p>
          </table:table-cell>
          <table:table-cell table:style-name="ce4" office:value-type="string" calcext:value-type="string">
            <text:p>my last paycheck to come in the mail </text:p>
          </table:table-cell>
          <table:table-cell table:style-name="ce2" office:value-type="float" office:value="11" calcext:value-type="float">
            <text:p>11</text:p>
          </table:table-cell>
          <table:table-cell table:style-name="ce4" office:value-type="string" calcext:value-type="string">
            <text:p>I cant wait for my last paycheck to come in from my previous job.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id you find a new job or reti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I did find a new job. :)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ngratulations I hope you like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248_conv:20496</text:p>
          </table:table-cell>
          <table:table-cell table:style-name="ce2" office:value-type="string" calcext:value-type="string">
            <text:p>embarrassed</text:p>
          </table:table-cell>
          <table:table-cell table:style-name="ce4" office:value-type="string" calcext:value-type="string">
            <text:p>i lied to my mother today </text:p>
          </table:table-cell>
          <table:table-cell table:style-name="ce2" office:value-type="float" office:value="568" calcext:value-type="float">
            <text:p>568</text:p>
          </table:table-cell>
          <table:table-cell table:style-name="ce4" office:value-type="string" calcext:value-type="string">
            <text:p>i lied to my mother and i feel very uneas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You should. No matter what you can't lie to your Mom. It will always come back on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 just realised this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Come clean and fix it. It will make you feel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01_conv:17202</text:p>
          </table:table-cell>
          <table:table-cell table:style-name="ce2" office:value-type="string" calcext:value-type="string">
            <text:p>furious</text:p>
          </table:table-cell>
          <table:table-cell table:style-name="ce4" office:value-type="string" calcext:value-type="string">
            <text:p>i was so mad. <text:s/>I came home and my back door was left open.</text:p>
          </table:table-cell>
          <table:table-cell table:style-name="ce2" office:value-type="float" office:value="160" calcext:value-type="float">
            <text:p>160</text:p>
          </table:table-cell>
          <table:table-cell table:style-name="ce4" office:value-type="string" calcext:value-type="string">
            <text:p>i was so mad. <text:s/>I came home and my back door was left ope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Did anything get stol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No.. but I have four dogs.. They could have gotten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glad they didn't run aw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04_conv:21608</text:p>
          </table:table-cell>
          <table:table-cell table:style-name="ce2" office:value-type="string" calcext:value-type="string">
            <text:p>ashamed</text:p>
          </table:table-cell>
          <table:table-cell table:style-name="ce4" office:value-type="string" calcext:value-type="string">
            <text:p>I got really drunk on my birthday and was horrible to one of my oldest friends_comma_ i felt awful </text:p>
          </table:table-cell>
          <table:table-cell table:style-name="ce2" office:value-type="float" office:value="771" calcext:value-type="float">
            <text:p>771</text:p>
          </table:table-cell>
          <table:table-cell table:style-name="ce4" office:value-type="string" calcext:value-type="string">
            <text:p>I got really drunk on my birthday and was horrible to one of my oldest friends_comma_ i felt awfu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did you apologise to him? maybe next time try to not drink a lot so you can control yoursel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I did apologise to him the next day_comma_ and I had a lot of making up to do. I don't usually get nasty when I drink alcohol_comma_ but this has made me be more careful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m glad it made you more aware of what you're do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98_conv:11197</text:p>
          </table:table-cell>
          <table:table-cell table:style-name="ce2" office:value-type="string" calcext:value-type="string">
            <text:p>nostalgic</text:p>
          </table:table-cell>
          <table:table-cell table:style-name="ce4" office:value-type="string" calcext:value-type="string">
            <text:p>I love Rugrats!</text:p>
          </table:table-cell>
          <table:table-cell table:style-name="ce2" office:value-type="float" office:value="220" calcext:value-type="float">
            <text:p>220</text:p>
          </table:table-cell>
          <table:table-cell table:style-name="ce4" office:value-type="string" calcext:value-type="string">
            <text:p>I love the show Rugrats_comma_ watching that show is one of my most beloved childhood memori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 agree_comma_ I loved that show so much when I was litt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re's nothing better than 90s carto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 agree_comma_ what's your favorit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71_conv:17743</text:p>
          </table:table-cell>
          <table:table-cell table:style-name="ce2" office:value-type="string" calcext:value-type="string">
            <text:p>hopeful</text:p>
          </table:table-cell>
          <table:table-cell table:style-name="ce4" office:value-type="string" calcext:value-type="string">
            <text:p>I want to win the prize on this game I just entered. I will get tickets to a show for free if I do.</text:p>
          </table:table-cell>
          <table:table-cell table:style-name="ce2" office:value-type="float" office:value="291" calcext:value-type="float">
            <text:p>291</text:p>
          </table:table-cell>
          <table:table-cell table:style-name="ce4" office:value-type="string" calcext:value-type="string">
            <text:p>I hope I will win the contest I have enter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at contest is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have entered to win a ticket to my favorite amusement pa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hope you w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64_conv:9728</text:p>
          </table:table-cell>
          <table:table-cell table:style-name="ce2" office:value-type="string" calcext:value-type="string">
            <text:p>faithful</text:p>
          </table:table-cell>
          <table:table-cell table:style-name="ce4" office:value-type="string" calcext:value-type="string">
            <text:p>I really believe in being with someone and only them forever. I know others see it differently_comma_ i just don't get why.</text:p>
          </table:table-cell>
          <table:table-cell table:style-name="ce2" office:value-type="float" office:value="278" calcext:value-type="float">
            <text:p>278</text:p>
          </table:table-cell>
          <table:table-cell table:style-name="ce4" office:value-type="string" calcext:value-type="string">
            <text:p>I don't get why anyone would cheat on their other half.</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don't understand that either. It really makes you sick to think about. Have you experienced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No thankfully <text:s/>I havent. I would never do it. Hav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No I have not. I would never participate in that either. My wife and I are extremely happy toge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485_conv:18970</text:p>
          </table:table-cell>
          <table:table-cell table:style-name="ce2" office:value-type="string" calcext:value-type="string">
            <text:p>impressed</text:p>
          </table:table-cell>
          <table:table-cell table:style-name="ce4" office:value-type="string" calcext:value-type="string">
            <text:p>I went to my first concert this weekend I was actually very moved at how good the live singers did.</text:p>
          </table:table-cell>
          <table:table-cell table:style-name="ce2" office:value-type="float" office:value="284" calcext:value-type="float">
            <text:p>284</text:p>
          </table:table-cell>
          <table:table-cell table:style-name="ce4" office:value-type="string" calcext:value-type="string">
            <text:p>I went to my first concert this weekend I seen Beyonce herself it was so awesom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nice! I bet you'll remember that for a long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es and I will it was great and her voice and the singers really moved me because even in person it was lovel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ve never been to a concert. I should go see one like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23_conv:23047</text:p>
          </table:table-cell>
          <table:table-cell table:style-name="ce2" office:value-type="string" calcext:value-type="string">
            <text:p>guilty</text:p>
          </table:table-cell>
          <table:table-cell table:style-name="ce4" office:value-type="string" calcext:value-type="string">
            <text:p>My grocery delivery was an hour late. Instead of one discount they accidentally gave me two. I feel bad but I'm keeping them both.</text:p>
          </table:table-cell>
          <table:table-cell table:style-name="ce2" office:value-type="float" office:value="639" calcext:value-type="float">
            <text:p>639</text:p>
          </table:table-cell>
          <table:table-cell table:style-name="ce4" office:value-type="string" calcext:value-type="string">
            <text:p>My grocery delivery was 2 hours late. They said they'd give me one discount but gave me two. I should probably tell them but I'm keeping the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What a pain! <text:s/>I think when a big company makes so much money and they say th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Well I kinda feel bad because they essentially gave me $40 off an $80 orde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ops_comma_ sorry_comma_ I didn't finish my thought. <text:s/>I think they make enough money to handle it and that inconvenience is worth $80. <text:s/>Plus now you'll definitely buy again with them so I think it works in their favor and you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203_conv:24407</text:p>
          </table:table-cell>
          <table:table-cell table:style-name="ce2" office:value-type="string" calcext:value-type="string">
            <text:p>trusting</text:p>
          </table:table-cell>
          <table:table-cell table:style-name="ce4" office:value-type="string" calcext:value-type="string">
            <text:p>I just bough a brand new car. I let my brother drive it even though he isn't a good driver.</text:p>
          </table:table-cell>
          <table:table-cell table:style-name="ce2" office:value-type="float" office:value="842" calcext:value-type="float">
            <text:p>842</text:p>
          </table:table-cell>
          <table:table-cell table:style-name="ce4" office:value-type="string" calcext:value-type="string">
            <text:p>I just bought a brand new car_comma_</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How exciting! What kind of car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t is a Honda Accord. I let my brother drive even though he is not that good of a driv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Oh sounds nice. Hopefully he doesn't have any accidents in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042_conv:14085</text:p>
          </table:table-cell>
          <table:table-cell table:style-name="ce2" office:value-type="string" calcext:value-type="string">
            <text:p>caring</text:p>
          </table:table-cell>
          <table:table-cell table:style-name="ce4" office:value-type="string" calcext:value-type="string">
            <text:p>When I had to take care of my sick brother who had the flu_comma_ during this time I had to watch over him and make sure he was taking his medicine and take his temperature constantly.</text:p>
          </table:table-cell>
          <table:table-cell table:style-name="ce2" office:value-type="float" office:value="581" calcext:value-type="float">
            <text:p>581</text:p>
          </table:table-cell>
          <table:table-cell table:style-name="ce4" office:value-type="string" calcext:value-type="string">
            <text:p>When I had to take care of my sick brother who had the flu_comma_ during this time I had to watch over him and make sure he was taking his medicine and take his temperature constant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h_comma_ thats being a good brother. Is your brother alrigh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1" calcext:value-type="float">
            <text:p>581</text:p>
          </table:table-cell>
          <table:table-cell table:style-name="ce4" office:value-type="string" calcext:value-type="string">
            <text:p>Yea he was able to recover and is now doing fi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good to hear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690_conv:15381</text:p>
          </table:table-cell>
          <table:table-cell table:style-name="ce2" office:value-type="string" calcext:value-type="string">
            <text:p>excited</text:p>
          </table:table-cell>
          <table:table-cell table:style-name="ce4" office:value-type="string" calcext:value-type="string">
            <text:p>I signed up for a cruise! I haven't been on one in so many years and am really looking forward to it. </text:p>
          </table:table-cell>
          <table:table-cell table:style-name="ce2" office:value-type="float" office:value="409" calcext:value-type="float">
            <text:p>409</text:p>
          </table:table-cell>
          <table:table-cell table:style-name="ce4" office:value-type="string" calcext:value-type="string">
            <text:p>I signed up to go on a cruise! This will be my first in so many years! I am looking forward to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cruises are awesome. I am sure you will enjoy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t is a writing cruise so I will be with other writer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hopefully you many good writers and keep in touch with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658_conv:15316</text:p>
          </table:table-cell>
          <table:table-cell table:style-name="ce2" office:value-type="string" calcext:value-type="string">
            <text:p>anticipating</text:p>
          </table:table-cell>
          <table:table-cell table:style-name="ce4" office:value-type="string" calcext:value-type="string">
            <text:p>I'm ready for college football to start. I can't wait for kickoff weekend!</text:p>
          </table:table-cell>
          <table:table-cell table:style-name="ce2" office:value-type="float" office:value="76" calcext:value-type="float">
            <text:p>76</text:p>
          </table:table-cell>
          <table:table-cell table:style-name="ce4" office:value-type="string" calcext:value-type="string">
            <text:p>I'm ready for college football to start. I can't wait for kickoff week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Who do you suppor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Auburn Tige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Cool. Do you play football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21_conv:8243</text:p>
          </table:table-cell>
          <table:table-cell table:style-name="ce2" office:value-type="string" calcext:value-type="string">
            <text:p>embarrassed</text:p>
          </table:table-cell>
          <table:table-cell table:style-name="ce4" office:value-type="string" calcext:value-type="string">
            <text:p>I was at a pizza joint and my chair leg broke and I fell to the floor. Everyone in the pizza place all was looking at me on the floor. My face was so red and the manager came over and helped me up. </text:p>
          </table:table-cell>
          <table:table-cell table:style-name="ce2" office:value-type="float" office:value="346" calcext:value-type="float">
            <text:p>346</text:p>
          </table:table-cell>
          <table:table-cell table:style-name="ce4" office:value-type="string" calcext:value-type="string">
            <text:p>I was at a pizza joint and my chair leg broke and I fell to the floor. Everyone in the pizza place all was looking at me on the floor. My face was so red and the manager came over and helped me u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awful! Please tell me you can laugh a little about i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Now I can laugh_comma_ but when I was on the floor I was not laughing_comma_ I just wanted to lea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Embarrassing things happen to all of 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44_conv:20688</text:p>
          </table:table-cell>
          <table:table-cell table:style-name="ce2" office:value-type="string" calcext:value-type="string">
            <text:p>ashamed</text:p>
          </table:table-cell>
          <table:table-cell table:style-name="ce4" office:value-type="string" calcext:value-type="string">
            <text:p>The day my trouser zip spoilt while i was in front of the crowd performing a function</text:p>
          </table:table-cell>
          <table:table-cell table:style-name="ce2" office:value-type="float" office:value="191" calcext:value-type="float">
            <text:p>191</text:p>
          </table:table-cell>
          <table:table-cell table:style-name="ce4" office:value-type="string" calcext:value-type="string">
            <text:p>It was my turn and i was called up to sing_comma_ While singing_comma_ i noticed my trouser zip was full open because it had spoiled. It was really embarrassing and i felt really ashamed of myself</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m sorry. I can imagine how you felt! Hopefully you hit a home r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yes_comma_ i had to give them a signal so i can leave the st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ats something I would never forget. Hopefully you get another shot at i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861_conv:23722</text:p>
          </table:table-cell>
          <table:table-cell table:style-name="ce2" office:value-type="string" calcext:value-type="string">
            <text:p>caring</text:p>
          </table:table-cell>
          <table:table-cell table:style-name="ce4" office:value-type="string" calcext:value-type="string">
            <text:p>I wanted to do something to show my Mom some love so I made her a dinner of all of her favorites. I made extras for the freezer so she would be able to enjoy them again.</text:p>
          </table:table-cell>
          <table:table-cell table:style-name="ce2" office:value-type="float" office:value="548" calcext:value-type="float">
            <text:p>548</text:p>
          </table:table-cell>
          <table:table-cell table:style-name="ce4" office:value-type="string" calcext:value-type="string">
            <text:p>I wanted to do something to show my Mom some love so I made her a dinner of all of her favorites. I made extras for the freezer so she would be able to enjoy them agai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aww that's so sweet of you to do_comma_ did she enjoy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She was thrilled. It was just a small gesture to show her that she is lov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even the smallest things can make the biggest different in the world! she is lucky to have a person like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58_conv:13317</text:p>
          </table:table-cell>
          <table:table-cell table:style-name="ce2" office:value-type="string" calcext:value-type="string">
            <text:p>grateful</text:p>
          </table:table-cell>
          <table:table-cell table:style-name="ce4" office:value-type="string" calcext:value-type="string">
            <text:p>My partner presented me with a gift for my birthday. It was a watch.</text:p>
          </table:table-cell>
          <table:table-cell table:style-name="ce2" office:value-type="float" office:value="155" calcext:value-type="float">
            <text:p>155</text:p>
          </table:table-cell>
          <table:table-cell table:style-name="ce4" office:value-type="string" calcext:value-type="string">
            <text:p>It was my birthday and my partner's gift was a hand watch. I am very grateful to have her in my l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good_comma_ did you like your watc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Even if it was not luxurious_comma_ i perceived it to be special and i much appreciate this gif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oes it have some cool featur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33_conv:2866</text:p>
          </table:table-cell>
          <table:table-cell table:style-name="ce2" office:value-type="string" calcext:value-type="string">
            <text:p>embarrassed</text:p>
          </table:table-cell>
          <table:table-cell table:style-name="ce4" office:value-type="string" calcext:value-type="string">
            <text:p>I let out a loud fart while eating lunch with my coworkers moments ago.</text:p>
          </table:table-cell>
          <table:table-cell table:style-name="ce2" office:value-type="float" office:value="1" calcext:value-type="float">
            <text:p>1</text:p>
          </table:table-cell>
          <table:table-cell table:style-name="ce4" office:value-type="string" calcext:value-type="string">
            <text:p>I let out a loud fart while eating lunch with my coworkers moments ag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hilarious! Was it embarrassing or funny at the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was embarassing for me but probably funny for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can understand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58_conv:7517</text:p>
          </table:table-cell>
          <table:table-cell table:style-name="ce2" office:value-type="string" calcext:value-type="string">
            <text:p>angry</text:p>
          </table:table-cell>
          <table:table-cell table:style-name="ce4" office:value-type="string" calcext:value-type="string">
            <text:p>My neighbor would stay up all night playing LoL. He'd be yelling into his headset at 4am when I was trying to sleep_comma_ it was infuriating.</text:p>
          </table:table-cell>
          <table:table-cell table:style-name="ce2" office:value-type="float" office:value="473" calcext:value-type="float">
            <text:p>473</text:p>
          </table:table-cell>
          <table:table-cell table:style-name="ce4" office:value-type="string" calcext:value-type="string">
            <text:p>I used to have this obnoxious neighbor who stayed up all night playing League of Legends_comma_ he drove me nuts screaming into his headset all hours of the day and nigh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Doesn't he understand that people have to go to work in the mor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is parents paid his bills so no_comma_ he didn't understand that sadly. I tried talking to him about it but clearly he didn't get the picture as he kept do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ou might have to file a noise complaint with the poli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28_conv:20856</text:p>
          </table:table-cell>
          <table:table-cell table:style-name="ce2" office:value-type="string" calcext:value-type="string">
            <text:p>sentimental</text:p>
          </table:table-cell>
          <table:table-cell table:style-name="ce4" office:value-type="string" calcext:value-type="string">
            <text:p>I hung out with one of my old friends yesterday. We had a good time talking about the things we used to get into_comma_ back in the day.</text:p>
          </table:table-cell>
          <table:table-cell table:style-name="ce2" office:value-type="float" office:value="620" calcext:value-type="float">
            <text:p>620</text:p>
          </table:table-cell>
          <table:table-cell table:style-name="ce4" office:value-type="string" calcext:value-type="string">
            <text:p>I hung out with one of my old friends yesterday. We had a good time talking about the things we used to get into_comma_ back in the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hat kind of things did you all like to do? Sounds like it was fun to catch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0" calcext:value-type="float">
            <text:p>620</text:p>
          </table:table-cell>
          <table:table-cell table:style-name="ce4" office:value-type="string" calcext:value-type="string">
            <text:p>Just general teenage tomfoolery. Nothing too serious. Silly things that kids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as he one of your best friends? Sounds like you have some more catching up yo d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89_conv:7978</text:p>
          </table:table-cell>
          <table:table-cell table:style-name="ce2" office:value-type="string" calcext:value-type="string">
            <text:p>grateful</text:p>
          </table:table-cell>
          <table:table-cell table:style-name="ce4" office:value-type="string" calcext:value-type="string">
            <text:p>My car broke down recently_comma_ now my brother in law helps me get around and I can't thank him enough.</text:p>
          </table:table-cell>
          <table:table-cell table:style-name="ce2" office:value-type="float" office:value="286" calcext:value-type="float">
            <text:p>286</text:p>
          </table:table-cell>
          <table:table-cell table:style-name="ce4" office:value-type="string" calcext:value-type="string">
            <text:p>I've been having car trouble lately_comma_ but my brother in law has been helping me get around. I'm so thankful towards hi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so nice of him to do. No one wants to help anyone out these days but I'm glad for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wouldn't know where to turn if he hadn't offered to help. I hope I don't burden him for too long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re's always Ub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48_conv:6096</text:p>
          </table:table-cell>
          <table:table-cell table:style-name="ce2" office:value-type="string" calcext:value-type="string">
            <text:p>proud</text:p>
          </table:table-cell>
          <table:table-cell table:style-name="ce4" office:value-type="string" calcext:value-type="string">
            <text:p>I finally purchased the house of my dreams.</text:p>
          </table:table-cell>
          <table:table-cell table:style-name="ce2" office:value-type="float" office:value="250" calcext:value-type="float">
            <text:p>250</text:p>
          </table:table-cell>
          <table:table-cell table:style-name="ce4" office:value-type="string" calcext:value-type="string">
            <text:p>I finally purchased the house of my dreams. We barley finished moving in yester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ow _comma_ i bet it was a long day of moving_comma_ but i can imagine the joy you must feel inside you_comma_ congratulation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nks. I did it all by myself too. All that saving finally paid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used to move furniture for my old job_comma_ so i bet it was a lot of heavy lifting_comma_ its so exciting to finally have your own pla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84_conv:8568</text:p>
          </table:table-cell>
          <table:table-cell table:style-name="ce2" office:value-type="string" calcext:value-type="string">
            <text:p>sentimental</text:p>
          </table:table-cell>
          <table:table-cell table:style-name="ce4" office:value-type="string" calcext:value-type="string">
            <text:p>Our dining room table is beat up but it belonged to my grandma.</text:p>
          </table:table-cell>
          <table:table-cell table:style-name="ce2" office:value-type="float" office:value="220" calcext:value-type="float">
            <text:p>220</text:p>
          </table:table-cell>
          <table:table-cell table:style-name="ce4" office:value-type="string" calcext:value-type="string">
            <text:p>Our dining room table is beat up but it belonged to my grandma so I keep it aro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urs is a family table too so i understand what you mean. i really need to refinish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re you worried about possibly messing it up? That's what I worry ab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a little. i am hoping my mother in law will be able to help me with it. she's done it before successful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Maybe I should also see if I can find someone to help me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s worth it to keep a family herloo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52_conv:13105</text:p>
          </table:table-cell>
          <table:table-cell table:style-name="ce2" office:value-type="string" calcext:value-type="string">
            <text:p>disappointed</text:p>
          </table:table-cell>
          <table:table-cell table:style-name="ce4" office:value-type="string" calcext:value-type="string">
            <text:p>I had to take a licensing exam for the state. I thought it was going to be super easy so I didn't study at all. I ended up failing the test and feeling very frustrated with myself because of my lack of efforts.</text:p>
          </table:table-cell>
          <table:table-cell table:style-name="ce2" office:value-type="float" office:value="217" calcext:value-type="float">
            <text:p>217</text:p>
          </table:table-cell>
          <table:table-cell table:style-name="ce4" office:value-type="string" calcext:value-type="string">
            <text:p>I took a licensing exam for the state. I thought it was going to be so easy so I didn't study at all. I ended up failing the test and feeling very frustrated at myself because of my lack of effor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Are you able to retak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but I have to wait a year. In the meantime I can't keep work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m sorry to hear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74_conv:21949</text:p>
          </table:table-cell>
          <table:table-cell table:style-name="ce2" office:value-type="string" calcext:value-type="string">
            <text:p>hopeful</text:p>
          </table:table-cell>
          <table:table-cell table:style-name="ce4" office:value-type="string" calcext:value-type="string">
            <text:p>It has been raining a lot lately_comma_ I am really trusting the seal on our doors to keep the water out. </text:p>
          </table:table-cell>
          <table:table-cell table:style-name="ce2" office:value-type="float" office:value="387" calcext:value-type="float">
            <text:p>387</text:p>
          </table:table-cell>
          <table:table-cell table:style-name="ce4" office:value-type="string" calcext:value-type="string">
            <text:p>It has been raining a lot lately_comma_ I am really trusting the seal on our doors to keep the water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 flooding is a real problems these days. The weather is crazy! Hopefully you and your house will stay nice and d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 know_comma_ it really starts too pool up by our house. It is getting kind of sca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would be scared too. I hope everything will be ok for you. Fingers cros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Yeah_comma_ really don't want to deal with a flooded home! Would not be good for my famil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31_conv:7263</text:p>
          </table:table-cell>
          <table:table-cell table:style-name="ce2" office:value-type="string" calcext:value-type="string">
            <text:p>impressed</text:p>
          </table:table-cell>
          <table:table-cell table:style-name="ce4" office:value-type="string" calcext:value-type="string">
            <text:p>There was a motivational speaker at my office a couple weeks ago. <text:s/>His speech really resonated with me.</text:p>
          </table:table-cell>
          <table:table-cell table:style-name="ce2" office:value-type="float" office:value="277" calcext:value-type="float">
            <text:p>277</text:p>
          </table:table-cell>
          <table:table-cell table:style-name="ce4" office:value-type="string" calcext:value-type="string">
            <text:p>There was a motivational speaker at my office a couple weeks ago. His speech really resonated with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_comma_ what was the subject of the sppech?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e speech was on the importance of teamwork and being positive! It was really inspir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I bet it was a good thing for the whole office to hear!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540_conv:15081</text:p>
          </table:table-cell>
          <table:table-cell table:style-name="ce2" office:value-type="string" calcext:value-type="string">
            <text:p>annoyed</text:p>
          </table:table-cell>
          <table:table-cell table:style-name="ce4" office:value-type="string" calcext:value-type="string">
            <text:p>My bank won't stop calling me about a mortgage.</text:p>
          </table:table-cell>
          <table:table-cell table:style-name="ce2" office:value-type="float" office:value="513" calcext:value-type="float">
            <text:p>513</text:p>
          </table:table-cell>
          <table:table-cell table:style-name="ce4" office:value-type="string" calcext:value-type="string">
            <text:p>My bank has called me three times a day for the past week_comma_ and I'm tired of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Probably they noticed some irregular or even fraudulent activities associated with your accou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No_comma_ I prequalified for a mortgage_comma_ and they've been wanting me to speak to a loan specialist ever si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Are you interested in mortgage for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67_conv:18335</text:p>
          </table:table-cell>
          <table:table-cell table:style-name="ce2" office:value-type="string" calcext:value-type="string">
            <text:p>angry</text:p>
          </table:table-cell>
          <table:table-cell table:style-name="ce4" office:value-type="string" calcext:value-type="string">
            <text:p>Someone took my car stereo from my truck. <text:s/>I am furious about it.</text:p>
          </table:table-cell>
          <table:table-cell table:style-name="ce2" office:value-type="float" office:value="322" calcext:value-type="float">
            <text:p>322</text:p>
          </table:table-cell>
          <table:table-cell table:style-name="ce4" office:value-type="string" calcext:value-type="string">
            <text:p>Someone took my car stereo from my truc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n no! Did you repor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am so furious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as it a really expensive o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45_conv:5690</text:p>
          </table:table-cell>
          <table:table-cell table:style-name="ce2" office:value-type="string" calcext:value-type="string">
            <text:p>prepared</text:p>
          </table:table-cell>
          <table:table-cell table:style-name="ce4" office:value-type="string" calcext:value-type="string">
            <text:p>My wife's birthday is coming up. I got her a gift and the party planned out way ahead of time this year.</text:p>
          </table:table-cell>
          <table:table-cell table:style-name="ce2" office:value-type="float" office:value="423" calcext:value-type="float">
            <text:p>423</text:p>
          </table:table-cell>
          <table:table-cell table:style-name="ce4" office:value-type="string" calcext:value-type="string">
            <text:p>My wife has a big birthday coming up and I've got a great weekend all laid out for 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Oh how exciting! <text:s/>What do you have plan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We are going to eat tonight. Then tomorrow we are having a big surprise party with her best friend. I even had a couple of her friends fly into town that she hasnt seen in yea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I bet she is going to be so surprised! <text:s/>Is she hard to surp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Yes she kind of is. I dont think she knows_comma_ but I can't really tell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Well I'm sure everything will go gre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381_conv:4762</text:p>
          </table:table-cell>
          <table:table-cell table:style-name="ce2" office:value-type="string" calcext:value-type="string">
            <text:p>annoyed</text:p>
          </table:table-cell>
          <table:table-cell table:style-name="ce4" office:value-type="string" calcext:value-type="string">
            <text:p>My husband's sister lived with us_comma_ and she slept in all day. She was on our couch and would just lay there with the curtains drawn until like five o clock.</text:p>
          </table:table-cell>
          <table:table-cell table:style-name="ce2" office:value-type="float" office:value="152" calcext:value-type="float">
            <text:p>152</text:p>
          </table:table-cell>
          <table:table-cell table:style-name="ce4" office:value-type="string" calcext:value-type="string">
            <text:p>My sister in law lived with us and she was so lazy_comma_ she slept in until five pm everyday on our couch with the curtains drawn and expect us to all just stay in the dark all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Oh my gosh_comma_ that's so annoying! How did you deal with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ll eventually I just called up a local post office and asked if they were hiring_comma_ and sent her in to apply and she got a job which got her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That was a good solution! Smart think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24_conv:3049</text:p>
          </table:table-cell>
          <table:table-cell table:style-name="ce2" office:value-type="string" calcext:value-type="string">
            <text:p>sad</text:p>
          </table:table-cell>
          <table:table-cell table:style-name="ce4" office:value-type="string" calcext:value-type="string">
            <text:p>I get very depressed seeing roadkill when driving. Such a sad way to go.</text:p>
          </table:table-cell>
          <table:table-cell table:style-name="ce2" office:value-type="float" office:value="269" calcext:value-type="float">
            <text:p>269</text:p>
          </table:table-cell>
          <table:table-cell table:style-name="ce4" office:value-type="string" calcext:value-type="string">
            <text:p>I get very depressed seeing roadkill when driving. Such a sad way to go.</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ave you seen any recently? It is really sad_comma_ what gets me the most is hearing about black bears being h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_comma_ I saw one this morning. It was rotting and crows were feeding on it_comma_ so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Poor thing_comma_ it's not fair! Drivers need to watch ou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53_conv:18306</text:p>
          </table:table-cell>
          <table:table-cell table:style-name="ce2" office:value-type="string" calcext:value-type="string">
            <text:p>nostalgic</text:p>
          </table:table-cell>
          <table:table-cell table:style-name="ce4" office:value-type="string" calcext:value-type="string">
            <text:p>My family used to go apple picking every year when I was young so now I'm starting that tradition with my young kids.</text:p>
          </table:table-cell>
          <table:table-cell table:style-name="ce2" office:value-type="float" office:value="438" calcext:value-type="float">
            <text:p>438</text:p>
          </table:table-cell>
          <table:table-cell table:style-name="ce4" office:value-type="string" calcext:value-type="string">
            <text:p>My family used to go apple picking every year when I was young so now I'm starting that tradition with my young kid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like a neat tradition. What did you guys do with the apples once they were all pick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My mom made apple sauce_comma_ apple butter_comma_ apple pies_comma_ and apple turnovers so I have a lot to learn from her! <text:s/>I'll probably make my specialty which is apple cris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unds like a bunch of tasty items! My mom used to make a banging apple pie whenever I came home for Thanksgiving. It was the best feeling in the world eating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093_conv:22187</text:p>
          </table:table-cell>
          <table:table-cell table:style-name="ce2" office:value-type="string" calcext:value-type="string">
            <text:p>hopeful</text:p>
          </table:table-cell>
          <table:table-cell table:style-name="ce4" office:value-type="string" calcext:value-type="string">
            <text:p>I was very positive about my team's chances to win the Superbowl in 2006. The Chicago Bears got an early lead against the Colts.</text:p>
          </table:table-cell>
          <table:table-cell table:style-name="ce2" office:value-type="float" office:value="641" calcext:value-type="float">
            <text:p>641</text:p>
          </table:table-cell>
          <table:table-cell table:style-name="ce4" office:value-type="string" calcext:value-type="string">
            <text:p>I love watching football. I was sure the Bears were going to win the superbowl in 2006.</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cool! I am chief's fan. I don't remember that match. Who w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The Colts did! But I was so excited when Devin Hester returned the opening kickoff for a touchdow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you have a really good memory. I am very bad at remembering things_comma_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02_conv:21804</text:p>
          </table:table-cell>
          <table:table-cell table:style-name="ce2" office:value-type="string" calcext:value-type="string">
            <text:p>terrified</text:p>
          </table:table-cell>
          <table:table-cell table:style-name="ce4" office:value-type="string" calcext:value-type="string">
            <text:p>My dad called me one day crying out "Help me" over and over. When I finally got to his house he had fallen. I took him to the hospital and he had bruised his ribs.</text:p>
          </table:table-cell>
          <table:table-cell table:style-name="ce2" office:value-type="float" office:value="231" calcext:value-type="float">
            <text:p>231</text:p>
          </table:table-cell>
          <table:table-cell table:style-name="ce4" office:value-type="string" calcext:value-type="string">
            <text:p>My dad called me one day crying out for help. I had to drive over to his hous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8" calcext:value-type="float">
            <text:p>678</text:p>
          </table:table-cell>
          <table:table-cell table:style-name="ce4" office:value-type="string" calcext:value-type="string">
            <text:p>Oh my goodness! What happe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He had fallen and bruised his ribs. I had to take him to the hospita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8" calcext:value-type="float">
            <text:p>678</text:p>
          </table:table-cell>
          <table:table-cell table:style-name="ce4" office:value-type="string" calcext:value-type="string">
            <text:p>Is he okay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5_conv:2310</text:p>
          </table:table-cell>
          <table:table-cell table:style-name="ce2" office:value-type="string" calcext:value-type="string">
            <text:p>jealous</text:p>
          </table:table-cell>
          <table:table-cell table:style-name="ce4" office:value-type="string" calcext:value-type="string">
            <text:p>My friend bought the car I always wanted.</text:p>
          </table:table-cell>
          <table:table-cell table:style-name="ce2" office:value-type="float" office:value="250" calcext:value-type="float">
            <text:p>250</text:p>
          </table:table-cell>
          <table:table-cell table:style-name="ce4" office:value-type="string" calcext:value-type="string">
            <text:p>Yesterday my friend bought the Ferrari I always wanted. I deserve it more than hi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ow_comma_ thats a nice c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I don't know how a clown like him ended up with one before I d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happens sometimes I gue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498_conv:18997</text:p>
          </table:table-cell>
          <table:table-cell table:style-name="ce2" office:value-type="string" calcext:value-type="string">
            <text:p>furious</text:p>
          </table:table-cell>
          <table:table-cell table:style-name="ce4" office:value-type="string" calcext:value-type="string">
            <text:p>I woke up and I found out that my cat had destroyed my shoes! I was SO mad</text:p>
          </table:table-cell>
          <table:table-cell table:style-name="ce2" office:value-type="float" office:value="313" calcext:value-type="float">
            <text:p>313</text:p>
          </table:table-cell>
          <table:table-cell table:style-name="ce4" office:value-type="string" calcext:value-type="string">
            <text:p>I woke up and the first thing I saw that my cat had decided to play with my shoes and ruin the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you must have been annoyed with your cat. I guess he just wanted your atten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was SO mad! I felt so bad being mad at him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w he's just a kitty after all. I'm sure he didn't mean to make you ma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344_conv:18688</text:p>
          </table:table-cell>
          <table:table-cell table:style-name="ce2" office:value-type="string" calcext:value-type="string">
            <text:p>anxious</text:p>
          </table:table-cell>
          <table:table-cell table:style-name="ce4" office:value-type="string" calcext:value-type="string">
            <text:p>I am so ready for the weekend_comma_ I get to drive a NASCAR.</text:p>
          </table:table-cell>
          <table:table-cell table:style-name="ce2" office:value-type="float" office:value="4" calcext:value-type="float">
            <text:p>4</text:p>
          </table:table-cell>
          <table:table-cell table:style-name="ce4" office:value-type="string" calcext:value-type="string">
            <text:p>I am so ready for the weekend_comma_ I get to drive a NASCA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Really? That's insa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paid for a NASCAR super weekend. That is the highlight of the week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Cool_comma_ that sounds like a great weeke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734_conv:23468</text:p>
          </table:table-cell>
          <table:table-cell table:style-name="ce2" office:value-type="string" calcext:value-type="string">
            <text:p>caring</text:p>
          </table:table-cell>
          <table:table-cell table:style-name="ce4" office:value-type="string" calcext:value-type="string">
            <text:p>I had to babysit my new born nephew. </text:p>
          </table:table-cell>
          <table:table-cell table:style-name="ce2" office:value-type="float" office:value="59" calcext:value-type="float">
            <text:p>59</text:p>
          </table:table-cell>
          <table:table-cell table:style-name="ce4" office:value-type="string" calcext:value-type="string">
            <text:p>Last week I had to babysit my new born nephew whilst my sister went on vacation!</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was very nice of you. I am sure that your sister appreciated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he did. She said I cared for him so well that he looked very healthy and happy when she retur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gre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58_conv:7516</text:p>
          </table:table-cell>
          <table:table-cell table:style-name="ce2" office:value-type="string" calcext:value-type="string">
            <text:p>guilty</text:p>
          </table:table-cell>
          <table:table-cell table:style-name="ce4" office:value-type="string" calcext:value-type="string">
            <text:p>My neighbor asked me to watch over his dog.</text:p>
          </table:table-cell>
          <table:table-cell table:style-name="ce2" office:value-type="float" office:value="250" calcext:value-type="float">
            <text:p>250</text:p>
          </table:table-cell>
          <table:table-cell table:style-name="ce4" office:value-type="string" calcext:value-type="string">
            <text:p>My neighbor asked me to watch over his dog. I told him he could trust me_comma_ but he escaped and ran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hat must have made you feel terrible. Were you able to find the do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feel so bad. I forgot to lock the gate. No_comma_ but I put up a lot of posters_comma_ so hopefully I find him before my neighbor comes b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sincerely hope you can find him! But I bet your neighbor will understand it was just a mistake and you didn't do it on purpos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961_conv:5923</text:p>
          </table:table-cell>
          <table:table-cell table:style-name="ce2" office:value-type="string" calcext:value-type="string">
            <text:p>annoyed</text:p>
          </table:table-cell>
          <table:table-cell table:style-name="ce4" office:value-type="string" calcext:value-type="string">
            <text:p>Today_comma_ it is rainning because of that I can't get out. It is boring.</text:p>
          </table:table-cell>
          <table:table-cell table:style-name="ce2" office:value-type="float" office:value="7" calcext:value-type="float">
            <text:p>7</text:p>
          </table:table-cell>
          <table:table-cell table:style-name="ce4" office:value-type="string" calcext:value-type="string">
            <text:p>Today_comma_ it is rainning because of that I can't get out. It is bor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Rainy days are boring_comma_ but I do like the sound of them. It's calming in a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like too much rainy d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Yea_comma_ it is better in moderation. That's tru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59_conv:22319</text:p>
          </table:table-cell>
          <table:table-cell table:style-name="ce2" office:value-type="string" calcext:value-type="string">
            <text:p>ashamed</text:p>
          </table:table-cell>
          <table:table-cell table:style-name="ce4" office:value-type="string" calcext:value-type="string">
            <text:p>I was walking on the road and I fell</text:p>
          </table:table-cell>
          <table:table-cell table:style-name="ce2" office:value-type="float" office:value="653" calcext:value-type="float">
            <text:p>653</text:p>
          </table:table-cell>
          <table:table-cell table:style-name="ce4" office:value-type="string" calcext:value-type="string">
            <text:p>I was walking on the road_comma_ hurrying and I slip and fell. There were several people on the road. I felt really ba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ere you hu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My knee hurt like crazy_comma_ someone had to help me up and offered to call an ambula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ow! Did you have to go to the doct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the ambulance came and they top me to the hospital_comma_ they did an ex-r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as anything brok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nkfully nothing was broken_comma_ but I got medicati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I'm sorry to hear about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47_conv:5294</text:p>
          </table:table-cell>
          <table:table-cell table:style-name="ce2" office:value-type="string" calcext:value-type="string">
            <text:p>guilty</text:p>
          </table:table-cell>
          <table:table-cell table:style-name="ce4" office:value-type="string" calcext:value-type="string">
            <text:p>I feel horrible. <text:s/>I cheated on my husband last week.</text:p>
          </table:table-cell>
          <table:table-cell table:style-name="ce2" office:value-type="float" office:value="160" calcext:value-type="float">
            <text:p>160</text:p>
          </table:table-cell>
          <table:table-cell table:style-name="ce4" office:value-type="string" calcext:value-type="string">
            <text:p>I am feeling horrible.. I cheated on my husband las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Well_comma_ good thing is you realized your mistak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ndeed. <text:s/>But now I feel so bad.. I feel like I need to tell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should get your mind ready for the worst if he does not take it too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174_conv:6349</text:p>
          </table:table-cell>
          <table:table-cell table:style-name="ce2" office:value-type="string" calcext:value-type="string">
            <text:p>faithful</text:p>
          </table:table-cell>
          <table:table-cell table:style-name="ce4" office:value-type="string" calcext:value-type="string">
            <text:p>I am in a long disance relationship</text:p>
          </table:table-cell>
          <table:table-cell table:style-name="ce2" office:value-type="float" office:value="267" calcext:value-type="float">
            <text:p>267</text:p>
          </table:table-cell>
          <table:table-cell table:style-name="ce4" office:value-type="string" calcext:value-type="string">
            <text:p>I am in a long disance relationshi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must be hard sometimes_comma_ but I guess also has its advantag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m not interested in anyone else and I am busy with my kids but I miss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bet. Maybe he will move closer to you soon.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04_conv:6009</text:p>
          </table:table-cell>
          <table:table-cell table:style-name="ce2" office:value-type="string" calcext:value-type="string">
            <text:p>joyful</text:p>
          </table:table-cell>
          <table:table-cell table:style-name="ce4" office:value-type="string" calcext:value-type="string">
            <text:p>I feel like blowing a trumpet I am so happy. <text:s/>I got my medical marijuana card today.</text:p>
          </table:table-cell>
          <table:table-cell table:style-name="ce2" office:value-type="float" office:value="160" calcext:value-type="float">
            <text:p>160</text:p>
          </table:table-cell>
          <table:table-cell table:style-name="ce4" office:value-type="string" calcext:value-type="string">
            <text:p>I feel like blowing a trumpet I am so happ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ay! What made you very hap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LOLOL. <text:s/>I got my medical marijuana card in the mail to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h yeah!!! I need to get my ass to a legal state to get my card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20_conv:2640</text:p>
          </table:table-cell>
          <table:table-cell table:style-name="ce2" office:value-type="string" calcext:value-type="string">
            <text:p>embarrassed</text:p>
          </table:table-cell>
          <table:table-cell table:style-name="ce4" office:value-type="string" calcext:value-type="string">
            <text:p>We were camping_comma_ and I thought everyone was outside. <text:s/>I accidentally opened up the bathroom door on my step-daughter.</text:p>
          </table:table-cell>
          <table:table-cell table:style-name="ce2" office:value-type="float" office:value="305" calcext:value-type="float">
            <text:p>305</text:p>
          </table:table-cell>
          <table:table-cell table:style-name="ce4" office:value-type="string" calcext:value-type="string">
            <text:p>We recently went camping. <text:s/>Everyone definitely gets closer in such close quarte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ve been camping a few times - the proximity to others makes me feel stuffy too. Where do you usually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We went by a lake. <text:s/>I accidentally opened the bathroom door with someone in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wow! I bet the person inside would've pooped his pants_comma_ but there was probably none lef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870_conv:23741</text:p>
          </table:table-cell>
          <table:table-cell table:style-name="ce2" office:value-type="string" calcext:value-type="string">
            <text:p>disgusted</text:p>
          </table:table-cell>
          <table:table-cell table:style-name="ce4" office:value-type="string" calcext:value-type="string">
            <text:p>I saw a cook today not wash his hands after using the restroom. <text:s/>It was so nasty to see.</text:p>
          </table:table-cell>
          <table:table-cell table:style-name="ce2" office:value-type="float" office:value="322" calcext:value-type="float">
            <text:p>322</text:p>
          </table:table-cell>
          <table:table-cell table:style-name="ce4" office:value-type="string" calcext:value-type="string">
            <text:p>I saw a cook today not wash his hands after using the restroo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ikes that pretty b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was really nasty to see. <text:s/>I hope no one got si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know what you mea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90_conv:11581</text:p>
          </table:table-cell>
          <table:table-cell table:style-name="ce2" office:value-type="string" calcext:value-type="string">
            <text:p>sad</text:p>
          </table:table-cell>
          <table:table-cell table:style-name="ce4" office:value-type="string" calcext:value-type="string">
            <text:p>I was watching a show last night. It was about a school shooting in texas.</text:p>
          </table:table-cell>
          <table:table-cell table:style-name="ce2" office:value-type="float" office:value="196" calcext:value-type="float">
            <text:p>196</text:p>
          </table:table-cell>
          <table:table-cell table:style-name="ce4" office:value-type="string" calcext:value-type="string">
            <text:p>I was watching a show about school shootings in Texas last nigh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must have missed that 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on BBC Iplayer. It was quite upset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yea i can only imagi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71_conv:17143</text:p>
          </table:table-cell>
          <table:table-cell table:style-name="ce2" office:value-type="string" calcext:value-type="string">
            <text:p>lonely</text:p>
          </table:table-cell>
          <table:table-cell table:style-name="ce4" office:value-type="string" calcext:value-type="string">
            <text:p>I am tired of being single. Its been two years now</text:p>
          </table:table-cell>
          <table:table-cell table:style-name="ce2" office:value-type="float" office:value="27" calcext:value-type="float">
            <text:p>27</text:p>
          </table:table-cell>
          <table:table-cell table:style-name="ce4" office:value-type="string" calcext:value-type="string">
            <text:p>Im tired of being singl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should hook up with somebody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unds easy when you say it. Its not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 is not!! but you got to give it a t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wo years alone makes it har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3_conv:2127</text:p>
          </table:table-cell>
          <table:table-cell table:style-name="ce2" office:value-type="string" calcext:value-type="string">
            <text:p>joyful</text:p>
          </table:table-cell>
          <table:table-cell table:style-name="ce4" office:value-type="string" calcext:value-type="string">
            <text:p>I felt so much wonder and awe when I went to the beach. I was surrounded by such profound beauty_comma_ and I spent my entire day swimming_comma_ sunbathing_comma_ and laughing with my partner. It made me so happy.</text:p>
          </table:table-cell>
          <table:table-cell table:style-name="ce2" office:value-type="float" office:value="280" calcext:value-type="float">
            <text:p>280</text:p>
          </table:table-cell>
          <table:table-cell table:style-name="ce4" office:value-type="string" calcext:value-type="string">
            <text:p>I went to the beach a few weeks ago_comma_ and it was great. The beach is so beautiful and serene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live near the beach_comma_ too! It really is great. Although I've been out of town for a while_comma_ so I haven't been to it yet this summer. I'm glad you got to go t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0" calcext:value-type="float">
            <text:p>280</text:p>
          </table:table-cell>
          <table:table-cell table:style-name="ce4" office:value-type="string" calcext:value-type="string">
            <text:p>Lucky you to be so close! Yeah_comma_ I had so much fun_comma_ especially since I could spend a lot of time with my partner and a lot of time swimming!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nly thing I'm not wild about is dealing with cleaning up afterward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76_conv:18153</text:p>
          </table:table-cell>
          <table:table-cell table:style-name="ce2" office:value-type="string" calcext:value-type="string">
            <text:p>proud</text:p>
          </table:table-cell>
          <table:table-cell table:style-name="ce4" office:value-type="string" calcext:value-type="string">
            <text:p>I cooked for 20 people. All thank to Youtube.</text:p>
          </table:table-cell>
          <table:table-cell table:style-name="ce2" office:value-type="float" office:value="1" calcext:value-type="float">
            <text:p>1</text:p>
          </table:table-cell>
          <table:table-cell table:style-name="ce4" office:value-type="string" calcext:value-type="string">
            <text:p>I cooked for 20 people. All thank to Youtub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did you co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cooked lasagna and pizz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very good right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25_conv:12250</text:p>
          </table:table-cell>
          <table:table-cell table:style-name="ce2" office:value-type="string" calcext:value-type="string">
            <text:p>terrified</text:p>
          </table:table-cell>
          <table:table-cell table:style-name="ce4" office:value-type="string" calcext:value-type="string">
            <text:p>I had to have an MRI done on my head due to some medical issues and I was nervous about the results.</text:p>
          </table:table-cell>
          <table:table-cell table:style-name="ce2" office:value-type="float" office:value="540" calcext:value-type="float">
            <text:p>540</text:p>
          </table:table-cell>
          <table:table-cell table:style-name="ce4" office:value-type="string" calcext:value-type="string">
            <text:p>I had to have an MRI done on my head due to some medical symptoms_comma_ and I was really nervous about the resul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kind of stuff is always scary. <text:s/>Do you have the results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Yes_comma_ luckily the doctors said that MRI showed no serious signs of symptoms such as tumors_comma_ or anything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am so glad to hear it! <text:s/>Are you feeling better_comma_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 feel a little bit better. I've been trying to regain some energy. Thank you for ask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Do they have any idea what is going 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 don't really know what's been causing the strange symptoms I've been having. I pray that my health is resto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o too. <text:s/>My wife has been very sick for the last 13 years and she just switched to a diet called Nutritarian and after three months is almost back to her old sel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56_conv:13113</text:p>
          </table:table-cell>
          <table:table-cell table:style-name="ce2" office:value-type="string" calcext:value-type="string">
            <text:p>lonely</text:p>
          </table:table-cell>
          <table:table-cell table:style-name="ce4" office:value-type="string" calcext:value-type="string">
            <text:p>My dog died_comma_ now im alone in my home. </text:p>
          </table:table-cell>
          <table:table-cell table:style-name="ce2" office:value-type="float" office:value="226" calcext:value-type="float">
            <text:p>226</text:p>
          </table:table-cell>
          <table:table-cell table:style-name="ce4" office:value-type="string" calcext:value-type="string">
            <text:p>My dog died_comma_ now im alone in my ho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oh no are you planning to get another on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m not sure. She was very old_comma_ I had her so long.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hat kind of breed was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73_conv:12147</text:p>
          </table:table-cell>
          <table:table-cell table:style-name="ce2" office:value-type="string" calcext:value-type="string">
            <text:p>sad</text:p>
          </table:table-cell>
          <table:table-cell table:style-name="ce4" office:value-type="string" calcext:value-type="string">
            <text:p>my brother is sick</text:p>
          </table:table-cell>
          <table:table-cell table:style-name="ce2" office:value-type="float" office:value="463" calcext:value-type="float">
            <text:p>463</text:p>
          </table:table-cell>
          <table:table-cell table:style-name="ce4" office:value-type="string" calcext:value-type="string">
            <text:p>my brother is sic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sorry to hear that_comma_ Is he going to the doctor for hel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he spent two months in the hospital and is almost a month in to his reha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ow it sounds like he is doing great_comma_ I hope he feels better so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he's got about 18 days still covered by his insurance. hopefully he's ready when it's time to go ho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67_conv:15734</text:p>
          </table:table-cell>
          <table:table-cell table:style-name="ce2" office:value-type="string" calcext:value-type="string">
            <text:p>annoyed</text:p>
          </table:table-cell>
          <table:table-cell table:style-name="ce4" office:value-type="string" calcext:value-type="string">
            <text:p>I coupon at groceries stores on a regular basis. It is really frustrating when the cashier does not understand coupons. Sometimes I feel like the companies should train their employees better when it comes to coupons.</text:p>
          </table:table-cell>
          <table:table-cell table:style-name="ce2" office:value-type="float" office:value="607" calcext:value-type="float">
            <text:p>607</text:p>
          </table:table-cell>
          <table:table-cell table:style-name="ce4" office:value-type="string" calcext:value-type="string">
            <text:p>I love to coupon but sometimes I feel like the cashiers aren't trained properly. They will look at the coupon for every detail and do not understand the language in the fine prin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bet it is frustrating. The store gets reimbursed for the coupons so they should not nitpi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agree. It's not like the money will come out of their paycheck if something is wro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hope they get better training so you don't have to argue with them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410_conv:14821</text:p>
          </table:table-cell>
          <table:table-cell table:style-name="ce2" office:value-type="string" calcext:value-type="string">
            <text:p>afraid</text:p>
          </table:table-cell>
          <table:table-cell table:style-name="ce4" office:value-type="string" calcext:value-type="string">
            <text:p>We had some storming last weekend. It was pretty scary</text:p>
          </table:table-cell>
          <table:table-cell table:style-name="ce2" office:value-type="float" office:value="126" calcext:value-type="float">
            <text:p>126</text:p>
          </table:table-cell>
          <table:table-cell table:style-name="ce4" office:value-type="string" calcext:value-type="string">
            <text:p>We had some storming last weekend. It was pretty scar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wow that does sound scary! Are you okay? Any damage to your h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 damage. There were some trees knocked down close to here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hat's good! I know insurance can be a pain to deal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27_conv:10854</text:p>
          </table:table-cell>
          <table:table-cell table:style-name="ce2" office:value-type="string" calcext:value-type="string">
            <text:p>joyful</text:p>
          </table:table-cell>
          <table:table-cell table:style-name="ce4" office:value-type="string" calcext:value-type="string">
            <text:p>I recently went on vacation to Florida and it was so relaxing.</text:p>
          </table:table-cell>
          <table:table-cell table:style-name="ce2" office:value-type="float" office:value="286" calcext:value-type="float">
            <text:p>286</text:p>
          </table:table-cell>
          <table:table-cell table:style-name="ce4" office:value-type="string" calcext:value-type="string">
            <text:p>I went on vacation to Florida and had a great time. I just felt really happy and relaxed the entire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glad you had a nice trip. Was it your fir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 was_comma_ actually! I'm from Louisiana and was so surprised at the difference in humidity! The heat is more bearable in Florid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would have thought it would be the other way arou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604_conv:19208</text:p>
          </table:table-cell>
          <table:table-cell table:style-name="ce2" office:value-type="string" calcext:value-type="string">
            <text:p>lonely</text:p>
          </table:table-cell>
          <table:table-cell table:style-name="ce4" office:value-type="string" calcext:value-type="string">
            <text:p>Today has been a hard day! Partner is away at therapy for?? Goodness knows when..and he was a bit cranky yesterday_comma_ so that makes me feel even more alone.</text:p>
          </table:table-cell>
          <table:table-cell table:style-name="ce2" office:value-type="float" office:value="296" calcext:value-type="float">
            <text:p>296</text:p>
          </table:table-cell>
          <table:table-cell table:style-name="ce4" office:value-type="string" calcext:value-type="string">
            <text:p>Today has been a hard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_comma_ I'm sorry. <text:s/>What went badly? <text:s/>One things or just lots of little thin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well_comma_ Partner is away at therapy for Goodness knows how long..and he was a bit cranky yesterday_comma_ so that makes me feel even more alone. I didn't hear from him for awhile today- and you know how that makes you feel nerv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completely get it. <text:s/>Hope things are better tomorr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He seems better now PHEW! Lol! I hate it when others emotions control your da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34_conv:2269</text:p>
          </table:table-cell>
          <table:table-cell table:style-name="ce2" office:value-type="string" calcext:value-type="string">
            <text:p>joyful</text:p>
          </table:table-cell>
          <table:table-cell table:style-name="ce4" office:value-type="string" calcext:value-type="string">
            <text:p>I recently got promoted at my job. It was something I had been trying to obtain for a long time.</text:p>
          </table:table-cell>
          <table:table-cell table:style-name="ce2" office:value-type="float" office:value="99" calcext:value-type="float">
            <text:p>99</text:p>
          </table:table-cell>
          <table:table-cell table:style-name="ce4" office:value-type="string" calcext:value-type="string">
            <text:p>I recently got promoted at my job. It was something I had been trying to obtain for a long ti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congrats_comma_ how long have you worked t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6 years! I definitely feel I deserve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829_conv:13658</text:p>
          </table:table-cell>
          <table:table-cell table:style-name="ce2" office:value-type="string" calcext:value-type="string">
            <text:p>grateful</text:p>
          </table:table-cell>
          <table:table-cell table:style-name="ce4" office:value-type="string" calcext:value-type="string">
            <text:p>I am happy with my life now_comma_ I have a good girlfriend and friend group</text:p>
          </table:table-cell>
          <table:table-cell table:style-name="ce2" office:value-type="float" office:value="10" calcext:value-type="float">
            <text:p>10</text:p>
          </table:table-cell>
          <table:table-cell table:style-name="ce4" office:value-type="string" calcext:value-type="string">
            <text:p>I am happy with my life now_comma_ I have a good girlfriend and friend grou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That is great! I bet you are feeling very g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_comma_ it is nice to feel like this for a chan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takes a while to feel that great. I am almost t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36_conv:3673</text:p>
          </table:table-cell>
          <table:table-cell table:style-name="ce2" office:value-type="string" calcext:value-type="string">
            <text:p>grateful</text:p>
          </table:table-cell>
          <table:table-cell table:style-name="ce4" office:value-type="string" calcext:value-type="string">
            <text:p>Looking back to the useless deadbeat I was back then...I'm really glad I've decided to man up and make something of myself</text:p>
          </table:table-cell>
          <table:table-cell table:style-name="ce2" office:value-type="float" office:value="119" calcext:value-type="float">
            <text:p>119</text:p>
          </table:table-cell>
          <table:table-cell table:style-name="ce4" office:value-type="string" calcext:value-type="string">
            <text:p>I sometimes look back at my old_comma_ deadbeat childish self...and am so glad that I decided to man up and start making something of myself sooner than lat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am so proud of you_comma_ keep it up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lol thanks. <text:s/>I couldn't go back to the way I was...I'd probably beat the crap out of that gu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you are probably older now as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78_conv:7757</text:p>
          </table:table-cell>
          <table:table-cell table:style-name="ce2" office:value-type="string" calcext:value-type="string">
            <text:p>sentimental</text:p>
          </table:table-cell>
          <table:table-cell table:style-name="ce4" office:value-type="string" calcext:value-type="string">
            <text:p><text:s/>I was cleaning out a big closet today and found some Christmas ornaments of my kids feet when they were babies. So small and precious!</text:p>
          </table:table-cell>
          <table:table-cell table:style-name="ce2" office:value-type="float" office:value="438" calcext:value-type="float">
            <text:p>438</text:p>
          </table:table-cell>
          <table:table-cell table:style-name="ce4" office:value-type="string" calcext:value-type="string">
            <text:p><text:s/>I was cleaning out a big closet today and found some Christmas ornaments of my kids feet when they were babies. So small and preciou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sweet.. put them up this yeq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definitely will! I can't wait because I love Christmas time. <text:s/>I feel like a big kid during that seas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reat.. i love christmas time as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0_conv:540</text:p>
          </table:table-cell>
          <table:table-cell table:style-name="ce2" office:value-type="string" calcext:value-type="string">
            <text:p>annoyed</text:p>
          </table:table-cell>
          <table:table-cell table:style-name="ce4" office:value-type="string" calcext:value-type="string">
            <text:p>When my boss backtracks on what he says</text:p>
          </table:table-cell>
          <table:table-cell table:style-name="ce2" office:value-type="float" office:value="8" calcext:value-type="float">
            <text:p>8</text:p>
          </table:table-cell>
          <table:table-cell table:style-name="ce4" office:value-type="string" calcext:value-type="string">
            <text:p>I get so annoyed with people who say one thing and do something else. My boss is one of those people. I wish there was just instance that I could be like this is where he annoyed me_comma_ but that isn't the case. It happens every da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m sorry to hear you're having to deal with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Yeah_comma_ it can get annoying at times. I just stir clear of him when he is aroun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ounds like the best thing to do honest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31_conv:2863</text:p>
          </table:table-cell>
          <table:table-cell table:style-name="ce2" office:value-type="string" calcext:value-type="string">
            <text:p>proud</text:p>
          </table:table-cell>
          <table:table-cell table:style-name="ce4" office:value-type="string" calcext:value-type="string">
            <text:p>I never liked exercising_comma_ but I've finally got to exercising for a good month straight.</text:p>
          </table:table-cell>
          <table:table-cell table:style-name="ce2" office:value-type="float" office:value="1" calcext:value-type="float">
            <text:p>1</text:p>
          </table:table-cell>
          <table:table-cell table:style-name="ce4" office:value-type="string" calcext:value-type="string">
            <text:p>I never liked exercising_comma_ but I've finally got to exercising for a good month straigh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That's great! <text:s/>I've been meaning to_comma_ but haven't had the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me too. I just had to make time and feel a lot better for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Have you lost any weight over ht epast mon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94_conv:22588</text:p>
          </table:table-cell>
          <table:table-cell table:style-name="ce2" office:value-type="string" calcext:value-type="string">
            <text:p>anxious</text:p>
          </table:table-cell>
          <table:table-cell table:style-name="ce4" office:value-type="string" calcext:value-type="string">
            <text:p>when i was waiting on my baby to be born</text:p>
          </table:table-cell>
          <table:table-cell table:style-name="ce2" office:value-type="float" office:value="743" calcext:value-type="float">
            <text:p>743</text:p>
          </table:table-cell>
          <table:table-cell table:style-name="ce4" office:value-type="string" calcext:value-type="string">
            <text:p>i was on pins in needles waiting for the arrival of my first bor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but i bet you feel all better now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extremely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that's really good. Everything went ok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thanks_comma_ yes everything went well and all of us are doing o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87_conv:8574</text:p>
          </table:table-cell>
          <table:table-cell table:style-name="ce2" office:value-type="string" calcext:value-type="string">
            <text:p>jealous</text:p>
          </table:table-cell>
          <table:table-cell table:style-name="ce4" office:value-type="string" calcext:value-type="string">
            <text:p>My younger sister is getting married before I am.</text:p>
          </table:table-cell>
          <table:table-cell table:style-name="ce2" office:value-type="float" office:value="220" calcext:value-type="float">
            <text:p>220</text:p>
          </table:table-cell>
          <table:table-cell table:style-name="ce4" office:value-type="string" calcext:value-type="string">
            <text:p>My younger sister is getting married before I am_comma_ I can't believe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o you feel negative about it_comma_ or positive? It's hard to tell from your sentence. Maybe you feel both ways. If I were in your shoes_comma_ I could see how you would start to feel some more pressure in that situation. I was always the youngest child_comma_ so I never had pressure on me to accomplish anything by a certain time. If you're not happy about it_comma_ hopefully you can turn it into a positive so that your sister doesn't get any undue negativit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hard when all I can think about is being green with envy. What's wrong with me? I can't even get a da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can understand why you'd start to feel that way. I think it's good that you want to look inward instead of just blatantly blaming other people. That means you can start to look for ways to make you feel better about yourself_comma_ that are solutions! But nothing has to be ""wrong with you."" For some_comma_ it just takes time. For others_comma_ they find it easier to accept someone to settle down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787_conv:9575</text:p>
          </table:table-cell>
          <table:table-cell table:style-name="ce2" office:value-type="string" calcext:value-type="string">
            <text:p>angry</text:p>
          </table:table-cell>
          <table:table-cell table:style-name="ce4" office:value-type="string" calcext:value-type="string">
            <text:p>I've been upset at how hard I have to work for a living.</text:p>
          </table:table-cell>
          <table:table-cell table:style-name="ce2" office:value-type="float" office:value="225" calcext:value-type="float">
            <text:p>225</text:p>
          </table:table-cell>
          <table:table-cell table:style-name="ce4" office:value-type="string" calcext:value-type="string">
            <text:p>I think I have to work too hard for what I'm pai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Really? Maybe you should ask your boss for a ra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not really an option for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Oh_comma_ well that's no good.... you deserve to be paid more for your hard wor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073_conv:8147</text:p>
          </table:table-cell>
          <table:table-cell table:style-name="ce2" office:value-type="string" calcext:value-type="string">
            <text:p>annoyed</text:p>
          </table:table-cell>
          <table:table-cell table:style-name="ce4" office:value-type="string" calcext:value-type="string">
            <text:p>MY kids never go to bed at a decent time.</text:p>
          </table:table-cell>
          <table:table-cell table:style-name="ce2" office:value-type="float" office:value="262" calcext:value-type="float">
            <text:p>262</text:p>
          </table:table-cell>
          <table:table-cell table:style-name="ce4" office:value-type="string" calcext:value-type="string">
            <text:p>I am so upset with my kid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at did they do this time? Kids are always getting into stu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never go to bed at a decent time. I can't get any sleep and am always rushing for work in the mor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ose bums. Maybe then need to be reminded who is the bo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 will all be bums if I lose my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88_conv:9376</text:p>
          </table:table-cell>
          <table:table-cell table:style-name="ce2" office:value-type="string" calcext:value-type="string">
            <text:p>disgusted</text:p>
          </table:table-cell>
          <table:table-cell table:style-name="ce4" office:value-type="string" calcext:value-type="string">
            <text:p>A fly landed in my coffee when the moment I walked out of my house.</text:p>
          </table:table-cell>
          <table:table-cell table:style-name="ce2" office:value-type="float" office:value="244" calcext:value-type="float">
            <text:p>244</text:p>
          </table:table-cell>
          <table:table-cell table:style-name="ce4" office:value-type="string" calcext:value-type="string">
            <text:p>A fly landed in my coffee when the moment I walked out of my hou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Ugh_comma_ I would have been so annoy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Coffee ruined_comma_ and no time to make more before I had to drive to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would have wanted to scream. <text:s/>DId you have any time to drive through Starbucks or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Nope_comma_ I keep my schedule pretty tigh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So annoying! <text:s/>I need my coffee in the morning to func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Me too. <text:s/>It really helps get me going on the drive 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01_conv:20603</text:p>
          </table:table-cell>
          <table:table-cell table:style-name="ce2" office:value-type="string" calcext:value-type="string">
            <text:p>trusting</text:p>
          </table:table-cell>
          <table:table-cell table:style-name="ce4" office:value-type="string" calcext:value-type="string">
            <text:p>My son was extremely sick_comma_ but I had to be at work so I had to leave him with my mother in law</text:p>
          </table:table-cell>
          <table:table-cell table:style-name="ce2" office:value-type="float" office:value="702" calcext:value-type="float">
            <text:p>702</text:p>
          </table:table-cell>
          <table:table-cell table:style-name="ce4" office:value-type="string" calcext:value-type="string">
            <text:p>My son was extremely sick but I had to be at work that day so I had to leave him with my mother in la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That sounds awful. I hope he is better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2" calcext:value-type="float">
            <text:p>702</text:p>
          </table:table-cell>
          <table:table-cell table:style-name="ce4" office:value-type="string" calcext:value-type="string">
            <text:p>Much better_comma_ and I knew she would take good care of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It's wonderful you had someone like your mother to hel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36_conv:15873</text:p>
          </table:table-cell>
          <table:table-cell table:style-name="ce2" office:value-type="string" calcext:value-type="string">
            <text:p>annoyed</text:p>
          </table:table-cell>
          <table:table-cell table:style-name="ce4" office:value-type="string" calcext:value-type="string">
            <text:p>My back has been having sharp random pains throughout the day_comma_ it's annoying!</text:p>
          </table:table-cell>
          <table:table-cell table:style-name="ce2" office:value-type="float" office:value="448" calcext:value-type="float">
            <text:p>448</text:p>
          </table:table-cell>
          <table:table-cell table:style-name="ce4" office:value-type="string" calcext:value-type="string">
            <text:p>My back has been having sharp random pains throughout the day_comma_ it's annoy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imagine_comma_ that must be so awful. Have you had that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No_comma_ just started recently_comma_ I have a doctor's appointment next wee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hope the doctor can help you get the pain aw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8_conv:736</text:p>
          </table:table-cell>
          <table:table-cell table:style-name="ce2" office:value-type="string" calcext:value-type="string">
            <text:p>embarrassed</text:p>
          </table:table-cell>
          <table:table-cell table:style-name="ce4" office:value-type="string" calcext:value-type="string">
            <text:p>I spilled milk on my pants in the school cafe.</text:p>
          </table:table-cell>
          <table:table-cell table:style-name="ce2" office:value-type="float" office:value="46" calcext:value-type="float">
            <text:p>46</text:p>
          </table:table-cell>
          <table:table-cell table:style-name="ce4" office:value-type="string" calcext:value-type="string">
            <text:p>So i was at school and ruined my pants with mil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that sucks. <text:s/>Did anyone se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think everyone did but I ran to the bathroom real quick to hid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text:s/>Hate when that happe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same but im over it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86_conv:5372</text:p>
          </table:table-cell>
          <table:table-cell table:style-name="ce2" office:value-type="string" calcext:value-type="string">
            <text:p>caring</text:p>
          </table:table-cell>
          <table:table-cell table:style-name="ce4" office:value-type="string" calcext:value-type="string">
            <text:p>My friend just went to the hospital last week after having a heart attack. I'm really worried about her and hope she's ok.</text:p>
          </table:table-cell>
          <table:table-cell table:style-name="ce2" office:value-type="float" office:value="217" calcext:value-type="float">
            <text:p>217</text:p>
          </table:table-cell>
          <table:table-cell table:style-name="ce4" office:value-type="string" calcext:value-type="string">
            <text:p>My friend went to the hospital last week because of a heart atta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sorry to hear that. I hope he is okay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He's recovering. But I'm really nervous about the after effec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he will be okay as long he got the tratmen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177_conv:6355</text:p>
          </table:table-cell>
          <table:table-cell table:style-name="ce2" office:value-type="string" calcext:value-type="string">
            <text:p>excited</text:p>
          </table:table-cell>
          <table:table-cell table:style-name="ce4" office:value-type="string" calcext:value-type="string">
            <text:p>I have my soccer game tomorrow. I am so pumped that I can't sleep.</text:p>
          </table:table-cell>
          <table:table-cell table:style-name="ce2" office:value-type="float" office:value="209" calcext:value-type="float">
            <text:p>209</text:p>
          </table:table-cell>
          <table:table-cell table:style-name="ce4" office:value-type="string" calcext:value-type="string">
            <text:p>I have my soccer game tomorrow and I am so pumped that I can't slee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cool! <text:s/>Do you play in the game or get to be the cooler part of the team_comma_ the waterbo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the waterboy! Can't wait to provide sweet_comma_ succulent water to all the parched_comma_ puckered throa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Ha ha! Awesome! <text:s/>I bet you're great at it! <text:s/>Get out a hose and just water them down! Its faster. <text:s/>Hope you have a great game tomorrow! <text:s/>Don't forget the orange slic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93_conv:2987</text:p>
          </table:table-cell>
          <table:table-cell table:style-name="ce2" office:value-type="string" calcext:value-type="string">
            <text:p>surprised</text:p>
          </table:table-cell>
          <table:table-cell table:style-name="ce4" office:value-type="string" calcext:value-type="string">
            <text:p>I walked in on my parents making a baby.</text:p>
          </table:table-cell>
          <table:table-cell table:style-name="ce2" office:value-type="float" office:value="9" calcext:value-type="float">
            <text:p>9</text:p>
          </table:table-cell>
          <table:table-cell table:style-name="ce4" office:value-type="string" calcext:value-type="string">
            <text:p>I walked in on my parents making a bab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that isn't really pleasant i b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t was a terrible day for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hope you didn't have flashbacks of it too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Every day_comma_ i see it in my hea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130_conv:10260</text:p>
          </table:table-cell>
          <table:table-cell table:style-name="ce2" office:value-type="string" calcext:value-type="string">
            <text:p>guilty</text:p>
          </table:table-cell>
          <table:table-cell table:style-name="ce4" office:value-type="string" calcext:value-type="string">
            <text:p>I yelled at my toddler.</text:p>
          </table:table-cell>
          <table:table-cell table:style-name="ce2" office:value-type="float" office:value="220" calcext:value-type="float">
            <text:p>220</text:p>
          </table:table-cell>
          <table:table-cell table:style-name="ce4" office:value-type="string" calcext:value-type="string">
            <text:p>I yelled at my toddler earlier because he wasn't listening but I think I went a little overboard with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bet it can be easy for that to happen in the spur the mo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can be but I wish I handled it different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ll have a shot at it again_comma_ I'm su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60_conv:7320</text:p>
          </table:table-cell>
          <table:table-cell table:style-name="ce2" office:value-type="string" calcext:value-type="string">
            <text:p>grateful</text:p>
          </table:table-cell>
          <table:table-cell table:style-name="ce4" office:value-type="string" calcext:value-type="string">
            <text:p>Last week I lost my wallet. I retraced my steps and looked everywhere. I was going to give up when my doorbell rang and a nice lady had brought my wallet to me. I was so thankful!</text:p>
          </table:table-cell>
          <table:table-cell table:style-name="ce2" office:value-type="float" office:value="139" calcext:value-type="float">
            <text:p>139</text:p>
          </table:table-cell>
          <table:table-cell table:style-name="ce4" office:value-type="string" calcext:value-type="string">
            <text:p>I was so upset when I lost my wallet last week. I looked all over for it and could not find it anywher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hope you didn't lose too much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was going to give up and cancel all my cards when I got a knock on my door. It was a nice lady with my wallet! I was so thankful I gave her $50.</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_comma_ that's very nice of her. A lot of people would have just stolen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33_conv:3666</text:p>
          </table:table-cell>
          <table:table-cell table:style-name="ce2" office:value-type="string" calcext:value-type="string">
            <text:p>anxious</text:p>
          </table:table-cell>
          <table:table-cell table:style-name="ce4" office:value-type="string" calcext:value-type="string">
            <text:p>tonight... i really am bc my house is under contract </text:p>
          </table:table-cell>
          <table:table-cell table:style-name="ce2" office:value-type="float" office:value="11" calcext:value-type="float">
            <text:p>11</text:p>
          </table:table-cell>
          <table:table-cell table:style-name="ce4" office:value-type="string" calcext:value-type="string">
            <text:p>Im so on the edge of my seat. My house went under contract yesterday_comma_ and today I find out the closing date. <text:s text:c="2"/></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ow i closed 2 weeks a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mazing! great feeling right? god i cant wai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t truly i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07_conv:10414</text:p>
          </table:table-cell>
          <table:table-cell table:style-name="ce2" office:value-type="string" calcext:value-type="string">
            <text:p>prepared</text:p>
          </table:table-cell>
          <table:table-cell table:style-name="ce4" office:value-type="string" calcext:value-type="string">
            <text:p>i went into that interview last week ready for anything they threw at me</text:p>
          </table:table-cell>
          <table:table-cell table:style-name="ce2" office:value-type="float" office:value="238" calcext:value-type="float">
            <text:p>238</text:p>
          </table:table-cell>
          <table:table-cell table:style-name="ce4" office:value-type="string" calcext:value-type="string">
            <text:p>i went into that interview last week ready for anything they threw at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awesome. Sounds like you were well prepared for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 and i got the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Congratulations on getting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205_conv:18410</text:p>
          </table:table-cell>
          <table:table-cell table:style-name="ce2" office:value-type="string" calcext:value-type="string">
            <text:p>lonely</text:p>
          </table:table-cell>
          <table:table-cell table:style-name="ce4" office:value-type="string" calcext:value-type="string">
            <text:p>I went to the bowling alley all by myself today. Never have I felt so alone.</text:p>
          </table:table-cell>
          <table:table-cell table:style-name="ce2" office:value-type="float" office:value="209" calcext:value-type="float">
            <text:p>209</text:p>
          </table:table-cell>
          <table:table-cell table:style-name="ce4" office:value-type="string" calcext:value-type="string">
            <text:p>I went to the bowling alley all by myself today. It was terribl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Being alone or going bowling - or bot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Both. My friends ditched me. Some friends they a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d get some new friends that's for sure!! <text:s/>It stinks when they don't stick with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718_conv:21436</text:p>
          </table:table-cell>
          <table:table-cell table:style-name="ce2" office:value-type="string" calcext:value-type="string">
            <text:p>faithful</text:p>
          </table:table-cell>
          <table:table-cell table:style-name="ce4" office:value-type="string" calcext:value-type="string">
            <text:p>My wife is truly been trustworthy_comma_ she never keep secret from me</text:p>
          </table:table-cell>
          <table:table-cell table:style-name="ce2" office:value-type="float" office:value="520" calcext:value-type="float">
            <text:p>520</text:p>
          </table:table-cell>
          <table:table-cell table:style-name="ce4" office:value-type="string" calcext:value-type="string">
            <text:p>"My wife is truly been trustworthy_comma_ she never keep secret from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6" calcext:value-type="float">
            <text:p>756</text:p>
          </table:table-cell>
          <table:table-cell table:style-name="ce4" office:value-type="string" calcext:value-type="string">
            <text:p>Have you ever kept secrets from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We don't do secrets from each o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6" calcext:value-type="float">
            <text:p>756</text:p>
          </table:table-cell>
          <table:table-cell table:style-name="ce4" office:value-type="string" calcext:value-type="string">
            <text:p>It must be nice to be in trusting and safe relationship like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00_conv:7400</text:p>
          </table:table-cell>
          <table:table-cell table:style-name="ce2" office:value-type="string" calcext:value-type="string">
            <text:p>disappointed</text:p>
          </table:table-cell>
          <table:table-cell table:style-name="ce4" office:value-type="string" calcext:value-type="string">
            <text:p>When I didn't make the AAA baseball team_comma_ I had tried to hard all year. I got cut in the beginning.</text:p>
          </table:table-cell>
          <table:table-cell table:style-name="ce2" office:value-type="float" office:value="375" calcext:value-type="float">
            <text:p>375</text:p>
          </table:table-cell>
          <table:table-cell table:style-name="ce4" office:value-type="string" calcext:value-type="string">
            <text:p>I can't believe they cut me from that tea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at What??? <text:s/>What team? <text:s/>Who cut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 local baseball team_comma_ I did my tryouts and it didn't go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love baseball. <text:s/>The have better snacks than every other s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Agreed the hot dogs are delici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am sorry bout you being cut though. <text:s/>Keep on trai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will do my best and for sure wi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e get old.. we get injured.. we eat hotdog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65_conv:18131</text:p>
          </table:table-cell>
          <table:table-cell table:style-name="ce2" office:value-type="string" calcext:value-type="string">
            <text:p>nostalgic</text:p>
          </table:table-cell>
          <table:table-cell table:style-name="ce4" office:value-type="string" calcext:value-type="string">
            <text:p>i made some potatoes that my mom used to make when i was a kid it made me miss home.</text:p>
          </table:table-cell>
          <table:table-cell table:style-name="ce2" office:value-type="float" office:value="463" calcext:value-type="float">
            <text:p>463</text:p>
          </table:table-cell>
          <table:table-cell table:style-name="ce4" office:value-type="string" calcext:value-type="string">
            <text:p>i made some potatoes that my mom used to make when i was a kid it made me miss ho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 that sounds good to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 was so sweet it made me think of my childh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like memories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me too. it's the little things in life that matter most to 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105_conv:20210</text:p>
          </table:table-cell>
          <table:table-cell table:style-name="ce2" office:value-type="string" calcext:value-type="string">
            <text:p>trusting</text:p>
          </table:table-cell>
          <table:table-cell table:style-name="ce4" office:value-type="string" calcext:value-type="string">
            <text:p>I had a boyfriend who cheated on me. He promised not to do it again_comma_ but then he did. </text:p>
          </table:table-cell>
          <table:table-cell table:style-name="ce2" office:value-type="float" office:value="624" calcext:value-type="float">
            <text:p>624</text:p>
          </table:table-cell>
          <table:table-cell table:style-name="ce4" office:value-type="string" calcext:value-type="string">
            <text:p>I can't believe I was so stupid to believe thi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1" calcext:value-type="float">
            <text:p>561</text:p>
          </table:table-cell>
          <table:table-cell table:style-name="ce4" office:value-type="string" calcext:value-type="string">
            <text:p>What happe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My boyfriend. <text:s/>I knew he cheated on me but he said he wouldn't do it agai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1" calcext:value-type="float">
            <text:p>561</text:p>
          </table:table-cell>
          <table:table-cell table:style-name="ce4" office:value-type="string" calcext:value-type="string">
            <text:p>Well_comma_ you gave him the benefit of the doubt. It was his decision to chea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True. Makes me feel so dumb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1" calcext:value-type="float">
            <text:p>561</text:p>
          </table:table-cell>
          <table:table-cell table:style-name="ce4" office:value-type="string" calcext:value-type="string">
            <text:p>Now you have more information to base your next decision on. You live you lear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Agre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25_conv:2851</text:p>
          </table:table-cell>
          <table:table-cell table:style-name="ce2" office:value-type="string" calcext:value-type="string">
            <text:p>disappointed</text:p>
          </table:table-cell>
          <table:table-cell table:style-name="ce4" office:value-type="string" calcext:value-type="string">
            <text:p>I missed the sale on a laptop I've been wanting for work.</text:p>
          </table:table-cell>
          <table:table-cell table:style-name="ce2" office:value-type="float" office:value="1" calcext:value-type="float">
            <text:p>1</text:p>
          </table:table-cell>
          <table:table-cell table:style-name="ce4" office:value-type="string" calcext:value-type="string">
            <text:p>I missed the sale on a laptop I've been wanting for wor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disappointing. <text:s/>What kind of laptop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not very techy_comma_ but it would be great for work. The one I'm using now is super sl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know how that is. <text:s/>Good luck with your sear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04_conv:4208</text:p>
          </table:table-cell>
          <table:table-cell table:style-name="ce2" office:value-type="string" calcext:value-type="string">
            <text:p>terrified</text:p>
          </table:table-cell>
          <table:table-cell table:style-name="ce4" office:value-type="string" calcext:value-type="string">
            <text:p>I was really scared when Hurricane Irma came through Florida last year. It was a pretty horrible experience. </text:p>
          </table:table-cell>
          <table:table-cell table:style-name="ce2" office:value-type="float" office:value="347" calcext:value-type="float">
            <text:p>347</text:p>
          </table:table-cell>
          <table:table-cell table:style-name="ce4" office:value-type="string" calcext:value-type="string">
            <text:p>I was really scared when Hurricane Irma came through Florida last year. It was a pretty horrible experie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3" calcext:value-type="float">
            <text:p>293</text:p>
          </table:table-cell>
          <table:table-cell table:style-name="ce4" office:value-type="string" calcext:value-type="string">
            <text:p>Do you live in Florid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I do_comma_ in Orlando. I feel lucky to have had no damage to my home and been in a central location_comma_ but the storm was awful and we had no power for 4 d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3" calcext:value-type="float">
            <text:p>293</text:p>
          </table:table-cell>
          <table:table-cell table:style-name="ce4" office:value-type="string" calcext:value-type="string">
            <text:p>Wow_comma_ that sounds terrifying. You are very lucky to have made it out without any property damage thoug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98_conv:3796</text:p>
          </table:table-cell>
          <table:table-cell table:style-name="ce2" office:value-type="string" calcext:value-type="string">
            <text:p>excited</text:p>
          </table:table-cell>
          <table:table-cell table:style-name="ce4" office:value-type="string" calcext:value-type="string">
            <text:p>My wife was coming back into the country after 2 months away. <text:s/>I left early to get to the airport because I wanted to see her so much.</text:p>
          </table:table-cell>
          <table:table-cell table:style-name="ce2" office:value-type="float" office:value="310" calcext:value-type="float">
            <text:p>310</text:p>
          </table:table-cell>
          <table:table-cell table:style-name="ce4" office:value-type="string" calcext:value-type="string">
            <text:p>My wife has been out of the country for almost 2 months. <text:s/>I can't wait to go pick her up at the airpor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ou must be v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m assuming you got cut off somehow :P <text:s/>I'm very happy she's coming b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very excited. <text:s/>(oops). <text:s/>Where did she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Germany for a language immersion course.</text:p>
          </table:table-cell>
          <table:table-cell table:style-name="ce7"/>
          <table:table-cell table:number-columns-repeated="1018"/>
        </table:table-row>
        <table:table-row table:style-name="ro1">
          <table:table-cell table:style-name="ce2" office:value-type="string" calcext:value-type="string">
            <text:p>hit:6062_conv:12125</text:p>
          </table:table-cell>
          <table:table-cell table:style-name="ce2" office:value-type="string" calcext:value-type="string">
            <text:p>hopeful</text:p>
          </table:table-cell>
          <table:table-cell table:style-name="ce4" office:value-type="string" calcext:value-type="string">
            <text:p>i hope i can get things worked out and get pregnant by the end of the year</text:p>
          </table:table-cell>
          <table:table-cell table:style-name="ce2" office:value-type="float" office:value="463" calcext:value-type="float">
            <text:p>463</text:p>
          </table:table-cell>
          <table:table-cell table:style-name="ce4" office:value-type="string" calcext:value-type="string">
            <text:p>i hope i can get things worked out and get pregnant by the end of the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 can be a lot of work. <text:s/>We are trying to go through that now too_comma_ so i know how you are feel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my husband and i have been trying for 6 years with no luck. i want us to be able to have a baby more than anything else in the worl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My thoughts and prayers are with you guys. <text:s/>I hope you succeed. <text:s/>Make sure you keep practic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e practicing is the easy part. haha thank you for the thoughts and prayers. wishing you the sa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00_conv:3601</text:p>
          </table:table-cell>
          <table:table-cell table:style-name="ce2" office:value-type="string" calcext:value-type="string">
            <text:p>disgusted</text:p>
          </table:table-cell>
          <table:table-cell table:style-name="ce4" office:value-type="string" calcext:value-type="string">
            <text:p>I saw a person being obnoxious and horribly racist to someone and could not stand it! I</text:p>
          </table:table-cell>
          <table:table-cell table:style-name="ce2" office:value-type="float" office:value="77" calcext:value-type="float">
            <text:p>77</text:p>
          </table:table-cell>
          <table:table-cell table:style-name="ce4" office:value-type="string" calcext:value-type="string">
            <text:p>Another thing that makes me sad is when someone is being racist. I saw someone being very obnoxious the other day and it was awful.</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That is a reason to be sad but also to be furi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That's right_comma_ it makes me angry as well when someone is treated unfair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All people are the same.I understand why you feel ver sad and I guess frustrated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419_conv:6838</text:p>
          </table:table-cell>
          <table:table-cell table:style-name="ce2" office:value-type="string" calcext:value-type="string">
            <text:p>proud</text:p>
          </table:table-cell>
          <table:table-cell table:style-name="ce4" office:value-type="string" calcext:value-type="string">
            <text:p>My son came first in English class.</text:p>
          </table:table-cell>
          <table:table-cell table:style-name="ce2" office:value-type="float" office:value="59" calcext:value-type="float">
            <text:p>59</text:p>
          </table:table-cell>
          <table:table-cell table:style-name="ce4" office:value-type="string" calcext:value-type="string">
            <text:p>Hi_comma_ so my son came first in his English clas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Congratulations to you both. <text:s/>You must be a very proud par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 am. I will buy him some chocolate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I bet he will enoy that immensely. <text:s/>A good reward for succeeding at a difficult challeng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14_conv:3028</text:p>
          </table:table-cell>
          <table:table-cell table:style-name="ce2" office:value-type="string" calcext:value-type="string">
            <text:p>impressed</text:p>
          </table:table-cell>
          <table:table-cell table:style-name="ce4" office:value-type="string" calcext:value-type="string">
            <text:p>I recently visited a new restaurant in town. I didn't have high expections but it was great!</text:p>
          </table:table-cell>
          <table:table-cell table:style-name="ce2" office:value-type="float" office:value="220" calcext:value-type="float">
            <text:p>220</text:p>
          </table:table-cell>
          <table:table-cell table:style-name="ce4" office:value-type="string" calcext:value-type="string">
            <text:p>I didn't have high expectations for this new restaurant in town but my friend and I had dinner there last week and it was better than I thought it would b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s always a positive in my book_comma_ what kind of food was it? <text:s/>What were your reservations about the restaurant before go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was seafood and no_comma_ they weren't. Usually the restaurants in that particular building don't last long <text:s/>at a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s it in a bad part of town or is the building just bad luck or run dow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_conv:45</text:p>
          </table:table-cell>
          <table:table-cell table:style-name="ce2" office:value-type="string" calcext:value-type="string">
            <text:p>sad</text:p>
          </table:table-cell>
          <table:table-cell table:style-name="ce4" office:value-type="string" calcext:value-type="string">
            <text:p>I felt sad when my dog passed away. It was a pet that I had since I was 3 years old_comma_ and was one of the saddest days of my life.</text:p>
          </table:table-cell>
          <table:table-cell table:style-name="ce2" office:value-type="float" office:value="30" calcext:value-type="float">
            <text:p>30</text:p>
          </table:table-cell>
          <table:table-cell table:style-name="ce4" office:value-type="string" calcext:value-type="string">
            <text:p>Have you ever had a pet that you had to put down? I was so heartbroken when my dog of 16 years had to be put down. this was years ago but it still makes me sad to this 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 calcext:value-type="float">
            <text:p>29</text:p>
          </table:table-cell>
          <table:table-cell table:style-name="ce4" office:value-type="string" calcext:value-type="string">
            <text:p>That is heartbreaking_comma_ it's always helped me to remember that no matter what happens_comma_ you have your memories with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 calcext:value-type="float">
            <text:p>30</text:p>
          </table:table-cell>
          <table:table-cell table:style-name="ce4" office:value-type="string" calcext:value-type="string">
            <text:p>That is true_comma_ we got her when I was 3 years old so I kind of grew up with her_comma_ I'll never forget those memor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 calcext:value-type="float">
            <text:p>29</text:p>
          </table:table-cell>
          <table:table-cell table:style-name="ce4" office:value-type="string" calcext:value-type="string">
            <text:p>Absolutely_comma_ it's a chapter of your life and as long as you have those memories they live on through those memori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38_conv:11077</text:p>
          </table:table-cell>
          <table:table-cell table:style-name="ce2" office:value-type="string" calcext:value-type="string">
            <text:p>angry</text:p>
          </table:table-cell>
          <table:table-cell table:style-name="ce4" office:value-type="string" calcext:value-type="string">
            <text:p>I get aggravated by people that don't understand personal space.</text:p>
          </table:table-cell>
          <table:table-cell table:style-name="ce2" office:value-type="float" office:value="225" calcext:value-type="float">
            <text:p>225</text:p>
          </table:table-cell>
          <table:table-cell table:style-name="ce4" office:value-type="string" calcext:value-type="string">
            <text:p>I wish more people understood the concept of personal spa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exactly what you mea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like when I'm at a store_comma_ they won't back up off me at the regi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te that too. Especially when you are paying and they are right behind you... like_comma_ wh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01_conv:20602</text:p>
          </table:table-cell>
          <table:table-cell table:style-name="ce2" office:value-type="string" calcext:value-type="string">
            <text:p>faithful</text:p>
          </table:table-cell>
          <table:table-cell table:style-name="ce4" office:value-type="string" calcext:value-type="string">
            <text:p>I wanted to try out a new brand of headphones but instead stuck with the good old Beats. I was loyal to them.</text:p>
          </table:table-cell>
          <table:table-cell table:style-name="ce2" office:value-type="float" office:value="77" calcext:value-type="float">
            <text:p>77</text:p>
          </table:table-cell>
          <table:table-cell table:style-name="ce4" office:value-type="string" calcext:value-type="string">
            <text:p>I wanted to try out a new brand of headphones but instead stuck with the good old Beats. I was loyal to the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2" calcext:value-type="float">
            <text:p>702</text:p>
          </table:table-cell>
          <table:table-cell table:style-name="ce4" office:value-type="string" calcext:value-type="string">
            <text:p>I usually stick with what I know als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Tried and tested is sa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2" calcext:value-type="float">
            <text:p>702</text:p>
          </table:table-cell>
          <table:table-cell table:style-name="ce4" office:value-type="string" calcext:value-type="string">
            <text:p>Absolutely_comma_ Especially when spending a lot of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93_conv:11986</text:p>
          </table:table-cell>
          <table:table-cell table:style-name="ce2" office:value-type="string" calcext:value-type="string">
            <text:p>furious</text:p>
          </table:table-cell>
          <table:table-cell table:style-name="ce4" office:value-type="string" calcext:value-type="string">
            <text:p>A guy cut in front of some people in a line at a store and I confronted him. <text:s/>He flipped me off and we exchanged very heated words. <text:s/>The confrontation almost got physically but finally he left.</text:p>
          </table:table-cell>
          <table:table-cell table:style-name="ce2" office:value-type="float" office:value="254" calcext:value-type="float">
            <text:p>254</text:p>
          </table:table-cell>
          <table:table-cell table:style-name="ce4" office:value-type="string" calcext:value-type="string">
            <text:p>I almost got into a fight the other day at a st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 who annoyed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A guy budged in front of some other people_comma_ I confronted him about it_comma_ and we got into an extremely heated exchan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 did it result in a braw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No_comma_ the guy eventually backed off and left_comma_ albeit not before he flipped me off a few times and called me numerous nam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10_conv:5021</text:p>
          </table:table-cell>
          <table:table-cell table:style-name="ce2" office:value-type="string" calcext:value-type="string">
            <text:p>impressed</text:p>
          </table:table-cell>
          <table:table-cell table:style-name="ce4" office:value-type="string" calcext:value-type="string">
            <text:p>I am impressed by a friend who accepts and is kind to everyone.</text:p>
          </table:table-cell>
          <table:table-cell table:style-name="ce2" office:value-type="float" office:value="296" calcext:value-type="float">
            <text:p>296</text:p>
          </table:table-cell>
          <table:table-cell table:style-name="ce4" office:value-type="string" calcext:value-type="string">
            <text:p>I have a friend who is kind to everyone_comma_ even when they are being derp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ounds like a good fri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compels me to be a better person and try to be kinder to everyone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79_conv:17359</text:p>
          </table:table-cell>
          <table:table-cell table:style-name="ce2" office:value-type="string" calcext:value-type="string">
            <text:p>joyful</text:p>
          </table:table-cell>
          <table:table-cell table:style-name="ce4" office:value-type="string" calcext:value-type="string">
            <text:p>I had finally got to see a baseball game at a stadium. It was amazing how high up we were in the stadium and yet could still see everything perfectly.</text:p>
          </table:table-cell>
          <table:table-cell table:style-name="ce2" office:value-type="float" office:value="628" calcext:value-type="float">
            <text:p>628</text:p>
          </table:table-cell>
          <table:table-cell table:style-name="ce4" office:value-type="string" calcext:value-type="string">
            <text:p>I finally got to see a baseball game live this las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Who did you go see? Did you catch a homer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t was the Rockies_comma_ no home-run though_comma_ it was pretty high up there I felt like I could see the worl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amazing. All I have is my lowly Senators sea level stadium...I am mad jealo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72_conv:23345</text:p>
          </table:table-cell>
          <table:table-cell table:style-name="ce2" office:value-type="string" calcext:value-type="string">
            <text:p>terrified</text:p>
          </table:table-cell>
          <table:table-cell table:style-name="ce4" office:value-type="string" calcext:value-type="string">
            <text:p>I went on an airplane and felt so scared. I hate flying!</text:p>
          </table:table-cell>
          <table:table-cell table:style-name="ce2" office:value-type="float" office:value="748" calcext:value-type="float">
            <text:p>748</text:p>
          </table:table-cell>
          <table:table-cell table:style-name="ce4" office:value-type="string" calcext:value-type="string">
            <text:p>I had to fly the other day and i was so scar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Oh_comma_ I am sorry! <text:s/>Did it turn out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a but man i was scared. Almost shaking on the pla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Aww_comma_ that's too bad. <text:s/>I hope you don't have to fly a lo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No <text:s/>fortunately. But i had to see my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Yeah_comma_ driving is sometimes not an option. <text:s/>How long is that flight? <text:s/>I hope sh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4 hours not too b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Ugh_comma_ that's not great though. <text:s/>But_comma_ yes_comma_ it could be a lot worse like across the country lo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362_conv:10724</text:p>
          </table:table-cell>
          <table:table-cell table:style-name="ce2" office:value-type="string" calcext:value-type="string">
            <text:p>joyful</text:p>
          </table:table-cell>
          <table:table-cell table:style-name="ce4" office:value-type="string" calcext:value-type="string">
            <text:p>I just got a raise that'll kick in in February.</text:p>
          </table:table-cell>
          <table:table-cell table:style-name="ce2" office:value-type="float" office:value="225" calcext:value-type="float">
            <text:p>225</text:p>
          </table:table-cell>
          <table:table-cell table:style-name="ce4" office:value-type="string" calcext:value-type="string">
            <text:p>I've gotten a raise that'll start in Februar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Congratulations! <text:s/>Are you going to celebra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just did_comma_ by telling you...lol. No_comma_ I'll be too broke till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Why does it take so long to kick 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781_conv:15563</text:p>
          </table:table-cell>
          <table:table-cell table:style-name="ce2" office:value-type="string" calcext:value-type="string">
            <text:p>jealous</text:p>
          </table:table-cell>
          <table:table-cell table:style-name="ce4" office:value-type="string" calcext:value-type="string">
            <text:p>It truly seems that all my friends have a much better husband than I do. <text:s/>Mine is one of those that love is conditional.</text:p>
          </table:table-cell>
          <table:table-cell table:style-name="ce2" office:value-type="float" office:value="56" calcext:value-type="float">
            <text:p>56</text:p>
          </table:table-cell>
          <table:table-cell table:style-name="ce4" office:value-type="string" calcext:value-type="string">
            <text:p>It truly seems that all my friends have a much better husband than I d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0" calcext:value-type="float">
            <text:p>610</text:p>
          </table:table-cell>
          <table:table-cell table:style-name="ce4" office:value-type="string" calcext:value-type="string">
            <text:p>I'm sure that is definitely not true. What makes you think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e is one of those love is conditional people and it's so har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0" calcext:value-type="float">
            <text:p>610</text:p>
          </table:table-cell>
          <table:table-cell table:style-name="ce4" office:value-type="string" calcext:value-type="string">
            <text:p>Those type of people are really difficult to deal with. I hope he is open to chang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61_conv:18123</text:p>
          </table:table-cell>
          <table:table-cell table:style-name="ce2" office:value-type="string" calcext:value-type="string">
            <text:p>angry</text:p>
          </table:table-cell>
          <table:table-cell table:style-name="ce4" office:value-type="string" calcext:value-type="string">
            <text:p>i was angry when i saw someone put a dent in my car</text:p>
          </table:table-cell>
          <table:table-cell table:style-name="ce2" office:value-type="float" office:value="238" calcext:value-type="float">
            <text:p>238</text:p>
          </table:table-cell>
          <table:table-cell table:style-name="ce4" office:value-type="string" calcext:value-type="string">
            <text:p>i was angry when i saw someone put a dent in my c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was rude. Did they sto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started to get mad but then as i got closer i saw that it was a kid.. so i just had to ea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still tough to go through thoug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557_conv:7114</text:p>
          </table:table-cell>
          <table:table-cell table:style-name="ce2" office:value-type="string" calcext:value-type="string">
            <text:p>terrified</text:p>
          </table:table-cell>
          <table:table-cell table:style-name="ce4" office:value-type="string" calcext:value-type="string">
            <text:p>I was awoke to a dar figure in my room</text:p>
          </table:table-cell>
          <table:table-cell table:style-name="ce2" office:value-type="float" office:value="445" calcext:value-type="float">
            <text:p>445</text:p>
          </table:table-cell>
          <table:table-cell table:style-name="ce4" office:value-type="string" calcext:value-type="string">
            <text:p>Once I woke up to what i thought was a ghost in my roo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WHAT? I would be terrifi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 was scared out of my mind_comma_ to this day I tell myself it was a dre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So you actually saw it?? how did it look? did it say anyth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03_conv:21007</text:p>
          </table:table-cell>
          <table:table-cell table:style-name="ce2" office:value-type="string" calcext:value-type="string">
            <text:p>sentimental</text:p>
          </table:table-cell>
          <table:table-cell table:style-name="ce4" office:value-type="string" calcext:value-type="string">
            <text:p>Saw an old cassette of my cousins fifteens and I saw my mother before she passed away. I felt nice seeing her again.</text:p>
          </table:table-cell>
          <table:table-cell table:style-name="ce2" office:value-type="float" office:value="614" calcext:value-type="float">
            <text:p>614</text:p>
          </table:table-cell>
          <table:table-cell table:style-name="ce4" office:value-type="string" calcext:value-type="string">
            <text:p>Saw an old cassette of my cousins fifteens and saw my mother before she passed away_comma_ felt nice seeing her on video agai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Oh I'm so sorry but I bet that was very special of you to fi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ah sadly we don't have many videos of her but the few we have we keep them safe and sto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would definitely make digital copies and upload to a cloud or a disk in case something happen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20_conv:5641</text:p>
          </table:table-cell>
          <table:table-cell table:style-name="ce2" office:value-type="string" calcext:value-type="string">
            <text:p>annoyed</text:p>
          </table:table-cell>
          <table:table-cell table:style-name="ce4" office:value-type="string" calcext:value-type="string">
            <text:p>I went to Walmart to buy groceries and waited in line for 20 minutes. <text:s/>It really bugged me.</text:p>
          </table:table-cell>
          <table:table-cell table:style-name="ce2" office:value-type="float" office:value="322" calcext:value-type="float">
            <text:p>322</text:p>
          </table:table-cell>
          <table:table-cell table:style-name="ce4" office:value-type="string" calcext:value-type="string">
            <text:p>I went to Walmart to buy groceries and had to wait 20 minutes in lin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are always bus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really bugged me it took so lo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hate to wait as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124_conv:14248</text:p>
          </table:table-cell>
          <table:table-cell table:style-name="ce2" office:value-type="string" calcext:value-type="string">
            <text:p>disgusted</text:p>
          </table:table-cell>
          <table:table-cell table:style-name="ce4" office:value-type="string" calcext:value-type="string">
            <text:p>Every time I meet a girl on Tinder and she starts to like me_comma_ things go bad. She just finds a better looking guy and drops me.</text:p>
          </table:table-cell>
          <table:table-cell table:style-name="ce2" office:value-type="float" office:value="55" calcext:value-type="float">
            <text:p>55</text:p>
          </table:table-cell>
          <table:table-cell table:style-name="ce4" office:value-type="string" calcext:value-type="string">
            <text:p>It seems like every time I go on Tinder and find a good girl_comma_ she just finds a better guy and leaves 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That is kinda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it sucks_comma_ I just want a girl that is good but isn't shallow as hell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Did you talked to her af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928_conv:19856</text:p>
          </table:table-cell>
          <table:table-cell table:style-name="ce2" office:value-type="string" calcext:value-type="string">
            <text:p>surprised</text:p>
          </table:table-cell>
          <table:table-cell table:style-name="ce4" office:value-type="string" calcext:value-type="string">
            <text:p>My boyfriend came home from his trip early.</text:p>
          </table:table-cell>
          <table:table-cell table:style-name="ce2" office:value-type="float" office:value="513" calcext:value-type="float">
            <text:p>513</text:p>
          </table:table-cell>
          <table:table-cell table:style-name="ce4" office:value-type="string" calcext:value-type="string">
            <text:p>My boyfriend came home from his trip early. I wasn't expecting him home for another two day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reat! You must be hap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I was! It was very unexpected and exciting. Although_comma_ I was hoping to have time to clean the place up before he got h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come he came home ear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240_conv:6480</text:p>
          </table:table-cell>
          <table:table-cell table:style-name="ce2" office:value-type="string" calcext:value-type="string">
            <text:p>excited</text:p>
          </table:table-cell>
          <table:table-cell table:style-name="ce4" office:value-type="string" calcext:value-type="string">
            <text:p>My new neighbors just moved in_comma_ and they are around my age. Hope we can be friends.</text:p>
          </table:table-cell>
          <table:table-cell table:style-name="ce2" office:value-type="float" office:value="1" calcext:value-type="float">
            <text:p>1</text:p>
          </table:table-cell>
          <table:table-cell table:style-name="ce4" office:value-type="string" calcext:value-type="string">
            <text:p>My new neighbors just moved in_comma_ and they are around my age. Hope we can be friend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y neighbors are terrible so I hope you have a good relationshi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I've got terrible neighbors_comma_ too. I know that feeling. I hope these are a lot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actually had some move in a couple of days ago. I have figured them out yet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44_conv:4288</text:p>
          </table:table-cell>
          <table:table-cell table:style-name="ce2" office:value-type="string" calcext:value-type="string">
            <text:p>surprised</text:p>
          </table:table-cell>
          <table:table-cell table:style-name="ce4" office:value-type="string" calcext:value-type="string">
            <text:p>There <text:s/>was no traffic on the way to work today.</text:p>
          </table:table-cell>
          <table:table-cell table:style-name="ce2" office:value-type="float" office:value="244" calcext:value-type="float">
            <text:p>244</text:p>
          </table:table-cell>
          <table:table-cell table:style-name="ce4" office:value-type="string" calcext:value-type="string">
            <text:p>There was no traffic on the way to work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nice_comma_ must have saved you a lot of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di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election day here_comma_ that may be the cause of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s not here. I'm not sure why traffic was so low. <text:s/>Maybe there was a wreck up the road in the other directi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83_conv:12166</text:p>
          </table:table-cell>
          <table:table-cell table:style-name="ce2" office:value-type="string" calcext:value-type="string">
            <text:p>jealous</text:p>
          </table:table-cell>
          <table:table-cell table:style-name="ce4" office:value-type="string" calcext:value-type="string">
            <text:p>my friends father in law just gave him fifty thousand dollars to buy a house.</text:p>
          </table:table-cell>
          <table:table-cell table:style-name="ce2" office:value-type="float" office:value="525" calcext:value-type="float">
            <text:p>525</text:p>
          </table:table-cell>
          <table:table-cell table:style-name="ce4" office:value-type="string" calcext:value-type="string">
            <text:p>My friends father in law just gave him fifty thousand dollars to buy a house. <text:s/>I never got any luxury like tha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_comma_ that would be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_comma_ I just have to remember that I can do just fine on my own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gives you something to work f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119_conv:20238</text:p>
          </table:table-cell>
          <table:table-cell table:style-name="ce2" office:value-type="string" calcext:value-type="string">
            <text:p>apprehensive</text:p>
          </table:table-cell>
          <table:table-cell table:style-name="ce4" office:value-type="string" calcext:value-type="string">
            <text:p>Everyone wanted to go skydiving. But I was pretty sure my chute wouldn't release and I would plunge to the ground.</text:p>
          </table:table-cell>
          <table:table-cell table:style-name="ce2" office:value-type="float" office:value="628" calcext:value-type="float">
            <text:p>628</text:p>
          </table:table-cell>
          <table:table-cell table:style-name="ce4" office:value-type="string" calcext:value-type="string">
            <text:p>Everyone wanted to go skydiving for my birth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Do you like skydiving? <text:s/>I would be terrifi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m pretty sure that my greatest fear is my chute not releasing and plunging through the sky into the ground. Oh well you only live o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haha_comma_ that's true but you can also live with your feet on the grou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172_conv:10344</text:p>
          </table:table-cell>
          <table:table-cell table:style-name="ce2" office:value-type="string" calcext:value-type="string">
            <text:p>anxious</text:p>
          </table:table-cell>
          <table:table-cell table:style-name="ce4" office:value-type="string" calcext:value-type="string">
            <text:p>The site I have a subscription hasnt updated in 1 week with no news as to what's happening. I paid for 2 years.</text:p>
          </table:table-cell>
          <table:table-cell table:style-name="ce2" office:value-type="float" office:value="1" calcext:value-type="float">
            <text:p>1</text:p>
          </table:table-cell>
          <table:table-cell table:style-name="ce4" office:value-type="string" calcext:value-type="string">
            <text:p>The site I have a subscription hasnt updated in 1 week with no news as to what's happening. I paid for 2 yea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Gee that's sucks. Have you tried contacting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ave. They pretty much went no conta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terrible service. I hope you get it resolved so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55_conv:11510</text:p>
          </table:table-cell>
          <table:table-cell table:style-name="ce2" office:value-type="string" calcext:value-type="string">
            <text:p>anxious</text:p>
          </table:table-cell>
          <table:table-cell table:style-name="ce4" office:value-type="string" calcext:value-type="string">
            <text:p>I can not wait for my best friend to visit from Germany.</text:p>
          </table:table-cell>
          <table:table-cell table:style-name="ce2" office:value-type="float" office:value="4" calcext:value-type="float">
            <text:p>4</text:p>
          </table:table-cell>
          <table:table-cell table:style-name="ce4" office:value-type="string" calcext:value-type="string">
            <text:p>I can not wait for my best friend to visit from German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that's exciting! When are they co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arrives this weekend. I have a fun planned week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excellent! I bet you two will have an amazing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3_conv:1286</text:p>
          </table:table-cell>
          <table:table-cell table:style-name="ce2" office:value-type="string" calcext:value-type="string">
            <text:p>anxious</text:p>
          </table:table-cell>
          <table:table-cell table:style-name="ce4" office:value-type="string" calcext:value-type="string">
            <text:p>I was so curious about being alone</text:p>
          </table:table-cell>
          <table:table-cell table:style-name="ce2" office:value-type="float" office:value="189" calcext:value-type="float">
            <text:p>189</text:p>
          </table:table-cell>
          <table:table-cell table:style-name="ce4" office:value-type="string" calcext:value-type="string">
            <text:p>I was supporting so curious of being alone at home Cox I wanted to see a movi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hat do you mean exact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9" calcext:value-type="float">
            <text:p>189</text:p>
          </table:table-cell>
          <table:table-cell table:style-name="ce4" office:value-type="string" calcext:value-type="string">
            <text:p>I was so curious of being alone at home Cox I wanted to see a movi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cool_comma_ well that sounds like a good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32_conv:21064</text:p>
          </table:table-cell>
          <table:table-cell table:style-name="ce2" office:value-type="string" calcext:value-type="string">
            <text:p>trusting</text:p>
          </table:table-cell>
          <table:table-cell table:style-name="ce4" office:value-type="string" calcext:value-type="string">
            <text:p>Whenever I leave my children with my parents_comma_ I feel I do not need to worry about them at all. I know these are people who will take care of them like they are their own. </text:p>
          </table:table-cell>
          <table:table-cell table:style-name="ce2" office:value-type="float" office:value="363" calcext:value-type="float">
            <text:p>363</text:p>
          </table:table-cell>
          <table:table-cell table:style-name="ce4" office:value-type="string" calcext:value-type="string">
            <text:p>Whenever I need to travel and cannot take my kids_comma_ I know that I can leave them with my parents and not have to worry at all about their safety and security.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That is so wonderful! I have 3 children myself and I love having grandparents to rely 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It is wonderful. I'm not sure I trust anyone as much as my own parents with my kiddos. My parents treat my kids better than they treated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 definitely don't! I had a horrible experience the one time I used a hired babysitter and now I only leave my little ones with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I agree. I have used daycare and such_comma_ but there are always problems there. I know my parents will always be alert and keep them safe_comma_ and not just for a paycheck.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m glad you have someone to rely on for sup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Thanks! I am totally glad you can relate!</text:p>
          </table:table-cell>
          <table:table-cell table:style-name="ce7"/>
          <table:table-cell table:number-columns-repeated="1018"/>
        </table:table-row>
        <table:table-row table:style-name="ro1">
          <table:table-cell table:style-name="ce2" office:value-type="string" calcext:value-type="string">
            <text:p>hit:6549_conv:13099</text:p>
          </table:table-cell>
          <table:table-cell table:style-name="ce2" office:value-type="string" calcext:value-type="string">
            <text:p>lonely</text:p>
          </table:table-cell>
          <table:table-cell table:style-name="ce4" office:value-type="string" calcext:value-type="string">
            <text:p>I went to the hospital for surgery last week. None of my friends were around to go there with me to support me. It was somewhat annoying.</text:p>
          </table:table-cell>
          <table:table-cell table:style-name="ce2" office:value-type="float" office:value="217" calcext:value-type="float">
            <text:p>217</text:p>
          </table:table-cell>
          <table:table-cell table:style-name="ce4" office:value-type="string" calcext:value-type="string">
            <text:p>I had to go to the hospital for minor surgery last week. I wanted a friend to come support me. But I wasn't able to find anyone available. That was somewhat annoy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no that's annoying inde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it really wa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m sure they wanted to be there though. Hopefully they are thinking of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61_conv:3122</text:p>
          </table:table-cell>
          <table:table-cell table:style-name="ce2" office:value-type="string" calcext:value-type="string">
            <text:p>disappointed</text:p>
          </table:table-cell>
          <table:table-cell table:style-name="ce4" office:value-type="string" calcext:value-type="string">
            <text:p>Dove down to the coast to surf. N waves</text:p>
          </table:table-cell>
          <table:table-cell table:style-name="ce2" office:value-type="float" office:value="60" calcext:value-type="float">
            <text:p>60</text:p>
          </table:table-cell>
          <table:table-cell table:style-name="ce4" office:value-type="string" calcext:value-type="string">
            <text:p>I can't believe I spent 2 hours in the car just to arrive to surf and no waves to be seen.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must be so disappointing. Is there something else you can do to have f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Kiteboard but I left half the gear at home. The surf report said 10 foot waves and it's flat water. Not cool bro_comma_ not c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Sounds like you really like the water. So what do you do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Go to the surf bar I gues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664_conv:15328</text:p>
          </table:table-cell>
          <table:table-cell table:style-name="ce2" office:value-type="string" calcext:value-type="string">
            <text:p>disappointed</text:p>
          </table:table-cell>
          <table:table-cell table:style-name="ce4" office:value-type="string" calcext:value-type="string">
            <text:p>I was hoping to go to this wonderful writing contest. I signed up and everything. Then circumstances changed and I had to cancel. I felt so bad that I wouldn't be able to go. </text:p>
          </table:table-cell>
          <table:table-cell table:style-name="ce2" office:value-type="float" office:value="409" calcext:value-type="float">
            <text:p>409</text:p>
          </table:table-cell>
          <table:table-cell table:style-name="ce4" office:value-type="string" calcext:value-type="string">
            <text:p>I wanted to go to a writing conference. It is a huge and allows you to meet so many people. Unfortunately_comma_ something else came up and I had to cancel. I felt so bad that I wouldn't be able to go.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 am so sorry that you couldnt go as I can see this was so important to you. <text:s/>Why did you have to cancel? <text:s/>Must have been something important come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We thought we were going to have to move at the exact same time. It turns out we didn't move after all! But it still would've been hard because it was so expensiv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m sorry you that happend to you. <text:s/>DO you write boo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63_conv:3526</text:p>
          </table:table-cell>
          <table:table-cell table:style-name="ce2" office:value-type="string" calcext:value-type="string">
            <text:p>apprehensive</text:p>
          </table:table-cell>
          <table:table-cell table:style-name="ce4" office:value-type="string" calcext:value-type="string">
            <text:p>I dont think Im going to vote anymore</text:p>
          </table:table-cell>
          <table:table-cell table:style-name="ce2" office:value-type="float" office:value="262" calcext:value-type="float">
            <text:p>262</text:p>
          </table:table-cell>
          <table:table-cell table:style-name="ce4" office:value-type="string" calcext:value-type="string">
            <text:p>I think Im done with vot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are you done with vo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seems pointless in my neighborh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shouldn't give up on your govern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gave up on us fir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5_conv:770</text:p>
          </table:table-cell>
          <table:table-cell table:style-name="ce2" office:value-type="string" calcext:value-type="string">
            <text:p>surprised</text:p>
          </table:table-cell>
          <table:table-cell table:style-name="ce4" office:value-type="string" calcext:value-type="string">
            <text:p>I just found out that my sister and her husband are pregnant. They are great people and I hope they will be amazing parents!</text:p>
          </table:table-cell>
          <table:table-cell table:style-name="ce2" office:value-type="float" office:value="0" calcext:value-type="float">
            <text:p>0</text:p>
          </table:table-cell>
          <table:table-cell table:style-name="ce4" office:value-type="string" calcext:value-type="string">
            <text:p>So my sister told us a couple weeks ago she was pregnant. Her and her husband are so excited. I hope they have an amazing 9 months and then an amazing time raising the bab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exciting news! <text:s/>I bet you were so surpri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I was very surprised. She didn't tell a single person they were trying for a baby. Just announced it on the 4th of Ju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a! <text:s/>What a neat day to announce it - did they do any special kind of announcement? <text:s/>I see so many videos of interesting and neat ways to make that announce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Yes_comma_ they put a picture of their sonogram on the tv and waited for someone to notice it. So exci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66_conv:10533</text:p>
          </table:table-cell>
          <table:table-cell table:style-name="ce2" office:value-type="string" calcext:value-type="string">
            <text:p>trusting</text:p>
          </table:table-cell>
          <table:table-cell table:style-name="ce4" office:value-type="string" calcext:value-type="string">
            <text:p>i was too trusting when i let my friend watch my dog</text:p>
          </table:table-cell>
          <table:table-cell table:style-name="ce2" office:value-type="float" office:value="238" calcext:value-type="float">
            <text:p>238</text:p>
          </table:table-cell>
          <table:table-cell table:style-name="ce4" office:value-type="string" calcext:value-type="string">
            <text:p>i was too trusting when i let my friend watch my do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Did something bad hap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e got out .. cant find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Oh man. <text:s/>I hope he is alright_comma_ I would be nervous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87_conv:13374</text:p>
          </table:table-cell>
          <table:table-cell table:style-name="ce2" office:value-type="string" calcext:value-type="string">
            <text:p>anxious</text:p>
          </table:table-cell>
          <table:table-cell table:style-name="ce4" office:value-type="string" calcext:value-type="string">
            <text:p>I can't wait for school to start. Just a couple more days</text:p>
          </table:table-cell>
          <table:table-cell table:style-name="ce2" office:value-type="float" office:value="262" calcext:value-type="float">
            <text:p>262</text:p>
          </table:table-cell>
          <table:table-cell table:style-name="ce4" office:value-type="string" calcext:value-type="string">
            <text:p>Just a couple more days and they are outta her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ou sound like me a few weeks ago with my relatives_comma_ since they have a bunch of kids under the age of 10. Sorry to hear you're going through the same stres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love them but my ears need a break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even if they're not being annoying or bad... just so many people at once and all that activity.. too much. Love to see them come_comma_ and love it even more to watch them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couldn't have said it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53_conv:11106</text:p>
          </table:table-cell>
          <table:table-cell table:style-name="ce2" office:value-type="string" calcext:value-type="string">
            <text:p>apprehensive</text:p>
          </table:table-cell>
          <table:table-cell table:style-name="ce4" office:value-type="string" calcext:value-type="string">
            <text:p>I am a bit worried about taking my SAT test. I am afraid I will not do good. I never get the math questions right.</text:p>
          </table:table-cell>
          <table:table-cell table:style-name="ce2" office:value-type="float" office:value="139" calcext:value-type="float">
            <text:p>139</text:p>
          </table:table-cell>
          <table:table-cell table:style-name="ce4" office:value-type="string" calcext:value-type="string">
            <text:p>I'm a bit worried because my SATs are coming up and I feel unprepared. I am scared I will mess up ba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Don't worry too much about it_comma_ worrying can actually make you preform worse. You can always retake the te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good advice. I will try not to stress out too much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ou go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019_conv:20039</text:p>
          </table:table-cell>
          <table:table-cell table:style-name="ce2" office:value-type="string" calcext:value-type="string">
            <text:p>impressed</text:p>
          </table:table-cell>
          <table:table-cell table:style-name="ce4" office:value-type="string" calcext:value-type="string">
            <text:p>I watched Wimbledon on TV over the summer for the first time. Those tennis players are so good!</text:p>
          </table:table-cell>
          <table:table-cell table:style-name="ce2" office:value-type="float" office:value="513" calcext:value-type="float">
            <text:p>513</text:p>
          </table:table-cell>
          <table:table-cell table:style-name="ce4" office:value-type="string" calcext:value-type="string">
            <text:p>I watched Wimbledon on TV over the summer for the first time. Those tennis players are so goo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tennis. Will you watch the US O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Maybe. I hadn't considered it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is a great tournament_comma_ you should wat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713_conv:9426</text:p>
          </table:table-cell>
          <table:table-cell table:style-name="ce2" office:value-type="string" calcext:value-type="string">
            <text:p>afraid</text:p>
          </table:table-cell>
          <table:table-cell table:style-name="ce4" office:value-type="string" calcext:value-type="string">
            <text:p>I was afraid when I watched a horror film</text:p>
          </table:table-cell>
          <table:table-cell table:style-name="ce2" office:value-type="float" office:value="317" calcext:value-type="float">
            <text:p>317</text:p>
          </table:table-cell>
          <table:table-cell table:style-name="ce4" office:value-type="string" calcext:value-type="string">
            <text:p>I was afraid when I watched a horror fil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am sorry to hear that_comma_ they frighten me as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Some have pop ups and they are cree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Yes_comma_ those scare me to death when they come out of now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8_conv:916</text:p>
          </table:table-cell>
          <table:table-cell table:style-name="ce2" office:value-type="string" calcext:value-type="string">
            <text:p>confident</text:p>
          </table:table-cell>
          <table:table-cell table:style-name="ce4" office:value-type="string" calcext:value-type="string">
            <text:p>I had to put together a toy and thought I could do it without directions.</text:p>
          </table:table-cell>
          <table:table-cell table:style-name="ce2" office:value-type="float" office:value="145" calcext:value-type="float">
            <text:p>145</text:p>
          </table:table-cell>
          <table:table-cell table:style-name="ce4" office:value-type="string" calcext:value-type="string">
            <text:p>I got a toy for my niece's birthday in the mail and figured I could put it together without any direction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ere you able to finish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Oh yea. But it took way longer than anticipated. I eventually had to swallow my pride and dig through the trash for the instruc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LOL.That was funny.The most important thing is that you build the to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279_conv:20558</text:p>
          </table:table-cell>
          <table:table-cell table:style-name="ce2" office:value-type="string" calcext:value-type="string">
            <text:p>joyful</text:p>
          </table:table-cell>
          <table:table-cell table:style-name="ce4" office:value-type="string" calcext:value-type="string">
            <text:p>in 2 weeks time i will go on a holiday to see my wife </text:p>
          </table:table-cell>
          <table:table-cell table:style-name="ce2" office:value-type="float" office:value="568" calcext:value-type="float">
            <text:p>568</text:p>
          </table:table-cell>
          <table:table-cell table:style-name="ce4" office:value-type="string" calcext:value-type="string">
            <text:p>words cannot describe how happy i am_comma_ in 2 weeks time i will go and see my wife i am so joyful and exciting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am so happy for you! Why have you been apart for the past two week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no we live in a long distance relationship (not for long though) so it's hard for me to see her_comma_ but i will be able to see her after 6 months apart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Awesome to hear that you'll get to live with your loved one so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83_conv:19767</text:p>
          </table:table-cell>
          <table:table-cell table:style-name="ce2" office:value-type="string" calcext:value-type="string">
            <text:p>jealous</text:p>
          </table:table-cell>
          <table:table-cell table:style-name="ce4" office:value-type="string" calcext:value-type="string">
            <text:p>When I was a kid_comma_ my friends brought their BeyBlades to school to play. My parents could not afford one and so in that time I felt bitter towards my friends.</text:p>
          </table:table-cell>
          <table:table-cell table:style-name="ce2" office:value-type="float" office:value="580" calcext:value-type="float">
            <text:p>580</text:p>
          </table:table-cell>
          <table:table-cell table:style-name="ce4" office:value-type="string" calcext:value-type="string">
            <text:p>When I was a kid_comma_ my friends brought their BeyBlades to school to pl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remember tho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ey were awesome and I wanted one so badly_comma_ but my parents could not afford it. I felt very bitter towards my friends for a while af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never had one. I didnt know they were expensiv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92_conv:9784</text:p>
          </table:table-cell>
          <table:table-cell table:style-name="ce2" office:value-type="string" calcext:value-type="string">
            <text:p>surprised</text:p>
          </table:table-cell>
          <table:table-cell table:style-name="ce4" office:value-type="string" calcext:value-type="string">
            <text:p>After tellinh my husband I did not want a gift for mothers day. he still surprised me with a gift and dinner.</text:p>
          </table:table-cell>
          <table:table-cell table:style-name="ce2" office:value-type="float" office:value="417" calcext:value-type="float">
            <text:p>417</text:p>
          </table:table-cell>
          <table:table-cell table:style-name="ce4" office:value-type="string" calcext:value-type="string">
            <text:p>my husband and i lostour daughter 2years ago and i don't care to celebrate mother's day and he still impressed me with a gif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am so sorry to hear about your loss. What did he get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he got my favorite flower_comma_ an orchid a card and made dinne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was very nice of him. I'm glad you have a nice husba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than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182_conv:16365</text:p>
          </table:table-cell>
          <table:table-cell table:style-name="ce2" office:value-type="string" calcext:value-type="string">
            <text:p>jealous</text:p>
          </table:table-cell>
          <table:table-cell table:style-name="ce4" office:value-type="string" calcext:value-type="string">
            <text:p>My coworkers and I were each tasked with individual projects and whoever performed the best would get a promotion. My coworker killed it and got the promotion. I really wish I was as good as her.</text:p>
          </table:table-cell>
          <table:table-cell table:style-name="ce2" office:value-type="float" office:value="286" calcext:value-type="float">
            <text:p>286</text:p>
          </table:table-cell>
          <table:table-cell table:style-name="ce4" office:value-type="string" calcext:value-type="string">
            <text:p>My boss tasked my coworkers and I each with an individual project and whoever did the best would get a promotion. My coworker blew us all out of the water with her project. I only wish I had her skil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I'd just use that as motivated to get better. I'm sure you can get to her level or exceed it with some delige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don't know_comma_ I felt like I tried pretty hard and poured my heart into my project and still didn't come close. It kind of feels unfair. Maybe she's juts naturally better than I 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 can't compare ourselves to others. It'll just make you miserable. There will always be someone who is better in something. You could be better at something that someone else is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guess you're right. I should try and channel this energy into something positive and become the best that I can_comma_ even if my best isn't as good as she i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1_conv:243</text:p>
          </table:table-cell>
          <table:table-cell table:style-name="ce2" office:value-type="string" calcext:value-type="string">
            <text:p>proud</text:p>
          </table:table-cell>
          <table:table-cell table:style-name="ce4" office:value-type="string" calcext:value-type="string">
            <text:p>Created a program at work.</text:p>
          </table:table-cell>
          <table:table-cell table:style-name="ce2" office:value-type="float" office:value="51" calcext:value-type="float">
            <text:p>51</text:p>
          </table:table-cell>
          <table:table-cell table:style-name="ce4" office:value-type="string" calcext:value-type="string">
            <text:p>I have to fill out forms all day so I scripted a program that does half of it for me and it works really well!</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great. Did you create the scrip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Yeah_comma_ had to google a bit of it but it worked out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google. It is my favorite search engi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90_conv:11580</text:p>
          </table:table-cell>
          <table:table-cell table:style-name="ce2" office:value-type="string" calcext:value-type="string">
            <text:p>grateful</text:p>
          </table:table-cell>
          <table:table-cell table:style-name="ce4" office:value-type="string" calcext:value-type="string">
            <text:p>I was thankful for the job i was offered</text:p>
          </table:table-cell>
          <table:table-cell table:style-name="ce2" office:value-type="float" office:value="238" calcext:value-type="float">
            <text:p>238</text:p>
          </table:table-cell>
          <table:table-cell table:style-name="ce4" office:value-type="string" calcext:value-type="string">
            <text:p>I was thankful for the job i was offer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whats the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probation offic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That's interesting. Have you done it before or is this a completely new type of care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33_conv:21866</text:p>
          </table:table-cell>
          <table:table-cell table:style-name="ce2" office:value-type="string" calcext:value-type="string">
            <text:p>ashamed</text:p>
          </table:table-cell>
          <table:table-cell table:style-name="ce4" office:value-type="string" calcext:value-type="string">
            <text:p>I missed a lot of work. <text:s/>It was because I was sick but I dont feel like a team player when I miss work.</text:p>
          </table:table-cell>
          <table:table-cell table:style-name="ce2" office:value-type="float" office:value="318" calcext:value-type="float">
            <text:p>318</text:p>
          </table:table-cell>
          <table:table-cell table:style-name="ce4" office:value-type="string" calcext:value-type="string">
            <text:p>At the beginning of the year I missed a lot of work. <text:s/>I was sick but I didnt feel like a team player at the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 Im sorry. Are you doing better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yeah I'm doing much better thanks. <text:s/>I'll for sure be getting a flu shot next ye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 good idea. I haven't done that in years. I always feel like I barely dodge a bullet by not gett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have been lucky in the past but I dont remember the last time I have felt that sick. I definitely dont want to go through that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Glad you are doing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028_conv:22056</text:p>
          </table:table-cell>
          <table:table-cell table:style-name="ce2" office:value-type="string" calcext:value-type="string">
            <text:p>caring</text:p>
          </table:table-cell>
          <table:table-cell table:style-name="ce4" office:value-type="string" calcext:value-type="string">
            <text:p>when I had found a dog roaming the neighborhood and i got him and keep him until i found his owners.</text:p>
          </table:table-cell>
          <table:table-cell table:style-name="ce2" office:value-type="float" office:value="743" calcext:value-type="float">
            <text:p>743</text:p>
          </table:table-cell>
          <table:table-cell table:style-name="ce4" office:value-type="string" calcext:value-type="string">
            <text:p>do your neighborhood have lost dogs? mine does. i always find them roaming and keep them until i find their owners.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s really nice of you. <text:s/>Do you feed them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 and i provide fresh water for the fur babi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Awww_comma_ have you adopted any that you brought 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no_comma_ i have a beagle and a cat. that is all i can afford to take care of. do you have any pe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37_conv:21675</text:p>
          </table:table-cell>
          <table:table-cell table:style-name="ce2" office:value-type="string" calcext:value-type="string">
            <text:p>caring</text:p>
          </table:table-cell>
          <table:table-cell table:style-name="ce4" office:value-type="string" calcext:value-type="string">
            <text:p>I am provide for a family of 8. It's tiring but rewarding</text:p>
          </table:table-cell>
          <table:table-cell table:style-name="ce2" office:value-type="float" office:value="546" calcext:value-type="float">
            <text:p>546</text:p>
          </table:table-cell>
          <table:table-cell table:style-name="ce4" office:value-type="string" calcext:value-type="string">
            <text:p>I <text:s/>provide for a family of 8. It's tiring but reward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3" calcext:value-type="float">
            <text:p>773</text:p>
          </table:table-cell>
          <table:table-cell table:style-name="ce4" office:value-type="string" calcext:value-type="string">
            <text:p>Wow! The struggle is real. I hope you're not too tired and stressed. I wish you luck for being so selfles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I love my wife alot_comma_ we had a set of twin 3 times in a row so the children are 6 plus myself and her all 8</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3" calcext:value-type="float">
            <text:p>773</text:p>
          </table:table-cell>
          <table:table-cell table:style-name="ce4" office:value-type="string" calcext:value-type="string">
            <text:p>Do twins run in your family or are you just lucky? I mean that seriously_comma_ not sarcasticall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I got lucky :)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3" calcext:value-type="float">
            <text:p>773</text:p>
          </table:table-cell>
          <table:table-cell table:style-name="ce4" office:value-type="string" calcext:value-type="string">
            <text:p>That's awesome! You won the kiddo lottery! I wish you all the best of health and happines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67_conv:23935</text:p>
          </table:table-cell>
          <table:table-cell table:style-name="ce2" office:value-type="string" calcext:value-type="string">
            <text:p>terrified</text:p>
          </table:table-cell>
          <table:table-cell table:style-name="ce4" office:value-type="string" calcext:value-type="string">
            <text:p>The other night I was home alone and it was late. All of a sudden_comma_ I heard someone knocking at the door really loud and they wouldn't stop. I ignored it but I was so scared and about to call the police but they finally stopped and went away.</text:p>
          </table:table-cell>
          <table:table-cell table:style-name="ce2" office:value-type="float" office:value="49" calcext:value-type="float">
            <text:p>49</text:p>
          </table:table-cell>
          <table:table-cell table:style-name="ce4" office:value-type="string" calcext:value-type="string">
            <text:p>The other night I was home alone and all of a sudden I heard someone knocking at the door really loud and they wouldn't stop. I was so scar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Did you go see who it wa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No_comma_ I ignored them and they finally went away. I was just about to call the police before they left though. I hope that doesn't happen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No that's scary stuf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47_conv:21694</text:p>
          </table:table-cell>
          <table:table-cell table:style-name="ce2" office:value-type="string" calcext:value-type="string">
            <text:p>impressed</text:p>
          </table:table-cell>
          <table:table-cell table:style-name="ce4" office:value-type="string" calcext:value-type="string">
            <text:p>My daughter recited the periodic table of elements to me the other day. It was really something to behold.</text:p>
          </table:table-cell>
          <table:table-cell table:style-name="ce2" office:value-type="float" office:value="766" calcext:value-type="float">
            <text:p>766</text:p>
          </table:table-cell>
          <table:table-cell table:style-name="ce4" office:value-type="string" calcext:value-type="string">
            <text:p>My kid recited the periodic table of elements to me. It was amaz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ow! How old is your child? That's very impress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She's only 12! I couldn't do that at her 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ow! I can't even do that now! I bet you are very proud of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281_conv:18563</text:p>
          </table:table-cell>
          <table:table-cell table:style-name="ce2" office:value-type="string" calcext:value-type="string">
            <text:p>hopeful</text:p>
          </table:table-cell>
          <table:table-cell table:style-name="ce4" office:value-type="string" calcext:value-type="string">
            <text:p>I am sure I will be able to handle having twins.</text:p>
          </table:table-cell>
          <table:table-cell table:style-name="ce2" office:value-type="float" office:value="147" calcext:value-type="float">
            <text:p>147</text:p>
          </table:table-cell>
          <table:table-cell table:style-name="ce4" office:value-type="string" calcext:value-type="string">
            <text:p>I just found out I was having twins. I already have 3 kid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ow_comma_ that will be a busy hou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Yes_comma_ I agree. I was super worried_comma_ but decided to think more positive and I know I will be able to handl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a great attitude_comma_ I hope you and your family stay happy and health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93_conv:12987</text:p>
          </table:table-cell>
          <table:table-cell table:style-name="ce2" office:value-type="string" calcext:value-type="string">
            <text:p>sad</text:p>
          </table:table-cell>
          <table:table-cell table:style-name="ce4" office:value-type="string" calcext:value-type="string">
            <text:p>i was not happy when i couldnt get out of work on time</text:p>
          </table:table-cell>
          <table:table-cell table:style-name="ce2" office:value-type="float" office:value="238" calcext:value-type="float">
            <text:p>238</text:p>
          </table:table-cell>
          <table:table-cell table:style-name="ce4" office:value-type="string" calcext:value-type="string">
            <text:p>i was not happy when i couldnt get out of work on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would be too. What was the hold up f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o much work to lea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see_comma_ you should try yoga to relieve the stres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93_conv:15986</text:p>
          </table:table-cell>
          <table:table-cell table:style-name="ce2" office:value-type="string" calcext:value-type="string">
            <text:p>disappointed</text:p>
          </table:table-cell>
          <table:table-cell table:style-name="ce4" office:value-type="string" calcext:value-type="string">
            <text:p>I planned a picnic with a friend and it rained. I was upset that it ruined our plans.</text:p>
          </table:table-cell>
          <table:table-cell table:style-name="ce2" office:value-type="float" office:value="99" calcext:value-type="float">
            <text:p>99</text:p>
          </table:table-cell>
          <table:table-cell table:style-name="ce4" office:value-type="string" calcext:value-type="string">
            <text:p>I planned a picnic with a friend and it rain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_comma_ that's too bad. Perhaps have the picnic indoors? It wouldn't be the same_comma_ but at least you could share food and have a la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 had to cancel. I was upset that it ruined our pla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can imagine. That's the problem with planning outside events - we can't dictate the weather. You should try planning something outdoors in Scotland_comma_ where I'm from - soggy food every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14_conv:13029</text:p>
          </table:table-cell>
          <table:table-cell table:style-name="ce2" office:value-type="string" calcext:value-type="string">
            <text:p>lonely</text:p>
          </table:table-cell>
          <table:table-cell table:style-name="ce4" office:value-type="string" calcext:value-type="string">
            <text:p>I have nobody to share the joys of my life with</text:p>
          </table:table-cell>
          <table:table-cell table:style-name="ce2" office:value-type="float" office:value="196" calcext:value-type="float">
            <text:p>196</text:p>
          </table:table-cell>
          <table:table-cell table:style-name="ce4" office:value-type="string" calcext:value-type="string">
            <text:p>I have nobody to share the joys of my life with</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That must be lonely. Do you try to make frien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Of course. <text:s/>But my best friend just moved to New Zeala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am sorry to hear that. Luckily you can always call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69_conv:22338</text:p>
          </table:table-cell>
          <table:table-cell table:style-name="ce2" office:value-type="string" calcext:value-type="string">
            <text:p>content</text:p>
          </table:table-cell>
          <table:table-cell table:style-name="ce4" office:value-type="string" calcext:value-type="string">
            <text:p>I really enjoy working at dairy queen. The pay isn't great but it gets me out of the house. I feel like its meaningful.</text:p>
          </table:table-cell>
          <table:table-cell table:style-name="ce2" office:value-type="float" office:value="559" calcext:value-type="float">
            <text:p>559</text:p>
          </table:table-cell>
          <table:table-cell table:style-name="ce4" office:value-type="string" calcext:value-type="string">
            <text:p>I have been working at Dairy queen for 5 months now_comma_ its fu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7" calcext:value-type="float">
            <text:p>807</text:p>
          </table:table-cell>
          <table:table-cell table:style-name="ce4" office:value-type="string" calcext:value-type="string">
            <text:p>I just moved to a small town and we don't have a Dairy Queen here. I used to go to one where I lived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was it run well? did you like it? I only get paid 8.50 an hour but i really enjoy getting out of the house and serving people_comma_ we get alot of winter texa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7" calcext:value-type="float">
            <text:p>807</text:p>
          </table:table-cell>
          <table:table-cell table:style-name="ce4" office:value-type="string" calcext:value-type="string">
            <text:p>It was always clean with quick service. The workers were always very friendly also. I miss that about my hometown_comma_ people are much more quiet and keep to themselves here. Are you originally from t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thats good! yes the DQ is only half a mile from the house i was raised 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7" calcext:value-type="float">
            <text:p>807</text:p>
          </table:table-cell>
          <table:table-cell table:style-name="ce4" office:value-type="string" calcext:value-type="string">
            <text:p>Have you ever thought about moving to a different city/state? Do you think you would be happy someplace ne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419_conv:16839</text:p>
          </table:table-cell>
          <table:table-cell table:style-name="ce2" office:value-type="string" calcext:value-type="string">
            <text:p>guilty</text:p>
          </table:table-cell>
          <table:table-cell table:style-name="ce4" office:value-type="string" calcext:value-type="string">
            <text:p>I feel bad for skipping out on church last week. My brother really wanted me to go with him</text:p>
          </table:table-cell>
          <table:table-cell table:style-name="ce2" office:value-type="float" office:value="126" calcext:value-type="float">
            <text:p>126</text:p>
          </table:table-cell>
          <table:table-cell table:style-name="ce4" office:value-type="string" calcext:value-type="string">
            <text:p>I feel bad for skipping church last week_comma_ My brother really wanted me to go with hi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have never been to church _comma_ but i understand where your coming fro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 it can be a good place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maybe one day ill go _comma_ its just the way i was brought up religion was not something my family made me follow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42_conv:7685</text:p>
          </table:table-cell>
          <table:table-cell table:style-name="ce2" office:value-type="string" calcext:value-type="string">
            <text:p>grateful</text:p>
          </table:table-cell>
          <table:table-cell table:style-name="ce4" office:value-type="string" calcext:value-type="string">
            <text:p>My grandmother took care of me my whole life.</text:p>
          </table:table-cell>
          <table:table-cell table:style-name="ce2" office:value-type="float" office:value="445" calcext:value-type="float">
            <text:p>445</text:p>
          </table:table-cell>
          <table:table-cell table:style-name="ce4" office:value-type="string" calcext:value-type="string">
            <text:p>My grandmother is the sole reason I am where I am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Aww_comma_ my grandmother was really there for me_comma_ too_comma_ I'm lucky. What makes you feel that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She took care of me my whole life_comma_ <text:s/>put me on the correct pat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hat is awesome_comma_ grandmas are the best. Hopefully your grandma is still with 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_conv:57</text:p>
          </table:table-cell>
          <table:table-cell table:style-name="ce2" office:value-type="string" calcext:value-type="string">
            <text:p>furious</text:p>
          </table:table-cell>
          <table:table-cell table:style-name="ce4" office:value-type="string" calcext:value-type="string">
            <text:p>I had a co-worker open at my jb and instead of getting anything done she spent the enitre time on the phone. When I got to work I had to do her job and my own. </text:p>
          </table:table-cell>
          <table:table-cell table:style-name="ce2" office:value-type="float" office:value="41" calcext:value-type="float">
            <text:p>41</text:p>
          </table:table-cell>
          <table:table-cell table:style-name="ce4" office:value-type="string" calcext:value-type="string">
            <text:p>There was a person who had to do twice the amount of work that they usually do. Sounded like they need to fire whoever didn't do their job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ah_comma_ or at least do something to correct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 calcext:value-type="float">
            <text:p>41</text:p>
          </table:table-cell>
          <table:table-cell table:style-name="ce4" office:value-type="string" calcext:value-type="string">
            <text:p>Maybe there should be a training day where they do back over everything_comma_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or hire more people maybe als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 calcext:value-type="float">
            <text:p>41</text:p>
          </table:table-cell>
          <table:table-cell table:style-name="ce4" office:value-type="string" calcext:value-type="string">
            <text:p>That too! If on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ey don't spend money unless they absolutely have to. They get bonuses for saving money I thin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712_conv:19424</text:p>
          </table:table-cell>
          <table:table-cell table:style-name="ce2" office:value-type="string" calcext:value-type="string">
            <text:p>disgusted</text:p>
          </table:table-cell>
          <table:table-cell table:style-name="ce4" office:value-type="string" calcext:value-type="string">
            <text:p>i hate being around negative people and situations</text:p>
          </table:table-cell>
          <table:table-cell table:style-name="ce2" office:value-type="float" office:value="463" calcext:value-type="float">
            <text:p>463</text:p>
          </table:table-cell>
          <table:table-cell table:style-name="ce4" office:value-type="string" calcext:value-type="string">
            <text:p>i hate being around negative people and situation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do too! Have you had a specific situation lat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yes_comma_ work has been really negative lat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hat sucks. You can't really get away from that situation. Maybe look for a new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really need this job so i can't afford to leav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18_conv:23836</text:p>
          </table:table-cell>
          <table:table-cell table:style-name="ce2" office:value-type="string" calcext:value-type="string">
            <text:p>embarrassed</text:p>
          </table:table-cell>
          <table:table-cell table:style-name="ce4" office:value-type="string" calcext:value-type="string">
            <text:p>I was not able to do 15 sit ups at my hockey teams practice. I didn't have the strength.</text:p>
          </table:table-cell>
          <table:table-cell table:style-name="ce2" office:value-type="float" office:value="375" calcext:value-type="float">
            <text:p>375</text:p>
          </table:table-cell>
          <table:table-cell table:style-name="ce4" office:value-type="string" calcext:value-type="string">
            <text:p>Sucks not being stro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y is that? what happ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wasn't able to do 15 push ups in front of my team of gu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t's okay! if you really want to do it you will do it strength isn't all physical your real strength is the will to do! if you have that_comma_ the 15 push ups can be turned to 100!</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046_conv:10093</text:p>
          </table:table-cell>
          <table:table-cell table:style-name="ce2" office:value-type="string" calcext:value-type="string">
            <text:p>apprehensive</text:p>
          </table:table-cell>
          <table:table-cell table:style-name="ce4" office:value-type="string" calcext:value-type="string">
            <text:p>I was not sure when it came to the dmv. I did not want to go there</text:p>
          </table:table-cell>
          <table:table-cell table:style-name="ce2" office:value-type="float" office:value="126" calcext:value-type="float">
            <text:p>126</text:p>
          </table:table-cell>
          <table:table-cell table:style-name="ce4" office:value-type="string" calcext:value-type="string">
            <text:p>I was not sure about the dmv. I did not want to go the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Get ready to wait for a long time. DMVs are terri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 it was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Some allow you to make an appointment. You should try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995_conv:13991</text:p>
          </table:table-cell>
          <table:table-cell table:style-name="ce2" office:value-type="string" calcext:value-type="string">
            <text:p>afraid</text:p>
          </table:table-cell>
          <table:table-cell table:style-name="ce4" office:value-type="string" calcext:value-type="string">
            <text:p>the braves are really good_comma_ i am hoping they dont blow it</text:p>
          </table:table-cell>
          <table:table-cell table:style-name="ce2" office:value-type="float" office:value="524" calcext:value-type="float">
            <text:p>524</text:p>
          </table:table-cell>
          <table:table-cell table:style-name="ce4" office:value-type="string" calcext:value-type="string">
            <text:p>the braves are reallly good i hope they dont blow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Do you live in Atlanta? <text:s/>I haven't been to the new stadium yet and I really would like to - hav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do_comma_ and it is very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 hello neighbor! <text:s/>I'm going to have to get down there one day - I remember way back when they won the World Series I think in 1991 maybe? <text:s/>It was so exci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99_conv:22399</text:p>
          </table:table-cell>
          <table:table-cell table:style-name="ce2" office:value-type="string" calcext:value-type="string">
            <text:p>sentimental</text:p>
          </table:table-cell>
          <table:table-cell table:style-name="ce4" office:value-type="string" calcext:value-type="string">
            <text:p>My first dog was the greatest dog ever. Just thinking about her makes me smile.</text:p>
          </table:table-cell>
          <table:table-cell table:style-name="ce2" office:value-type="float" office:value="813" calcext:value-type="float">
            <text:p>813</text:p>
          </table:table-cell>
          <table:table-cell table:style-name="ce4" office:value-type="string" calcext:value-type="string">
            <text:p>My first dog was the greatest dog ever. Just thinking about her makes me smile a litt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Dogs are really the best aren't they? They are the greatest friends we can ask f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Yes_comma_ he was such a loving animal. He was a great fri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He sounds wonderful and he sounds like he was a great companion and friend.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474_conv:22949</text:p>
          </table:table-cell>
          <table:table-cell table:style-name="ce2" office:value-type="string" calcext:value-type="string">
            <text:p>confident</text:p>
          </table:table-cell>
          <table:table-cell table:style-name="ce4" office:value-type="string" calcext:value-type="string">
            <text:p>I got so many compliments on my new haircut last week. I felt great.</text:p>
          </table:table-cell>
          <table:table-cell table:style-name="ce2" office:value-type="float" office:value="799" calcext:value-type="float">
            <text:p>799</text:p>
          </table:table-cell>
          <table:table-cell table:style-name="ce4" office:value-type="string" calcext:value-type="string">
            <text:p>After my haircut last week_comma_ I have received so many nice complimen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A new haircut can do wonders! I always feel like a million bucks af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I wasn't too sure about it but all the lovely compliments really made me feel goo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bet you looked great! Those compliments would've made me feel good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24_conv:22449</text:p>
          </table:table-cell>
          <table:table-cell table:style-name="ce2" office:value-type="string" calcext:value-type="string">
            <text:p>prepared</text:p>
          </table:table-cell>
          <table:table-cell table:style-name="ce4" office:value-type="string" calcext:value-type="string">
            <text:p>A hurricane is on the way to my home. I have all the emergency supplies I need_comma_ so I'm ready for it.</text:p>
          </table:table-cell>
          <table:table-cell table:style-name="ce2" office:value-type="float" office:value="813" calcext:value-type="float">
            <text:p>813</text:p>
          </table:table-cell>
          <table:table-cell table:style-name="ce4" office:value-type="string" calcext:value-type="string">
            <text:p>There is a hurricane on the way to my home. I have all my emergency supplies ready to g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wow_comma_ I'm glad you have gotten your self prepared for a big blow. I hope you stay sa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Thank you! I'm ready to just wait it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nt through Irma last year. We sat it out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0_conv:1</text:p>
          </table:table-cell>
          <table:table-cell table:style-name="ce2" office:value-type="string" calcext:value-type="string">
            <text:p>sentimental</text:p>
          </table:table-cell>
          <table:table-cell table:style-name="ce4" office:value-type="string" calcext:value-type="string">
            <text:p>I remember going to the fireworks with my best friend. There was a lot of people_comma_ but it only felt like us in the world.</text:p>
          </table:table-cell>
          <table:table-cell table:style-name="ce2" office:value-type="float" office:value="1" calcext:value-type="float">
            <text:p>1</text:p>
          </table:table-cell>
          <table:table-cell table:style-name="ce4" office:value-type="string" calcext:value-type="string">
            <text:p>I remember going to see the fireworks with my best friend. It was the first time we ever spent time alone together. Although there was a lot of people_comma_ we felt like the only people in the worl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Was this a friend you were in love with_comma_ or just a best fri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is was a best friend. I miss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Where has she g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 no longer tal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Oh was this something that happened because of an argumen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243_conv:16487</text:p>
          </table:table-cell>
          <table:table-cell table:style-name="ce2" office:value-type="string" calcext:value-type="string">
            <text:p>disappointed</text:p>
          </table:table-cell>
          <table:table-cell table:style-name="ce4" office:value-type="string" calcext:value-type="string">
            <text:p>I expect my son to get pass in the exam. But he didn't. I feel bad for him.</text:p>
          </table:table-cell>
          <table:table-cell table:style-name="ce2" office:value-type="float" office:value="43" calcext:value-type="float">
            <text:p>43</text:p>
          </table:table-cell>
          <table:table-cell table:style-name="ce4" office:value-type="string" calcext:value-type="string">
            <text:p>I had a high hopes for my son. But he fails to reach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That's too bad. What age is 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18 years old. He didn't pass in his final exam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Oh no! Does he have the option of taking it aga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07_conv:11415</text:p>
          </table:table-cell>
          <table:table-cell table:style-name="ce2" office:value-type="string" calcext:value-type="string">
            <text:p>grateful</text:p>
          </table:table-cell>
          <table:table-cell table:style-name="ce4" office:value-type="string" calcext:value-type="string">
            <text:p>I was relieved to find my sack lunch.</text:p>
          </table:table-cell>
          <table:table-cell table:style-name="ce2" office:value-type="float" office:value="445" calcext:value-type="float">
            <text:p>445</text:p>
          </table:table-cell>
          <table:table-cell table:style-name="ce4" office:value-type="string" calcext:value-type="string">
            <text:p>i was about to buy food when I remembered that I packed a lunc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acking lunch saves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Plus I can pull it out and eat it whenever I want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pack my kids lu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18_conv:3436</text:p>
          </table:table-cell>
          <table:table-cell table:style-name="ce2" office:value-type="string" calcext:value-type="string">
            <text:p>content</text:p>
          </table:table-cell>
          <table:table-cell table:style-name="ce4" office:value-type="string" calcext:value-type="string">
            <text:p>I am so thankful for my humble life</text:p>
          </table:table-cell>
          <table:table-cell table:style-name="ce2" office:value-type="float" office:value="267" calcext:value-type="float">
            <text:p>267</text:p>
          </table:table-cell>
          <table:table-cell table:style-name="ce4" office:value-type="string" calcext:value-type="string">
            <text:p>I am so thankful for my humble l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good. Some people don't appreciate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know it. <text:s/>Have to appreciate a healthy family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 blessing too. I happy that my family is healthy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695_conv:3390</text:p>
          </table:table-cell>
          <table:table-cell table:style-name="ce2" office:value-type="string" calcext:value-type="string">
            <text:p>nostalgic</text:p>
          </table:table-cell>
          <table:table-cell table:style-name="ce4" office:value-type="string" calcext:value-type="string">
            <text:p>peanut butter sandwiches remind me of my grandmother</text:p>
          </table:table-cell>
          <table:table-cell table:style-name="ce2" office:value-type="float" office:value="248" calcext:value-type="float">
            <text:p>248</text:p>
          </table:table-cell>
          <table:table-cell table:style-name="ce4" office:value-type="string" calcext:value-type="string">
            <text:p>Hi friend_comma_ I ate a peanut butter sandwich today and it reminded me of my late grandmoth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Awww that is sad but happy al at the same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it just reminds me of good and simpler times you k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hear that. <text:s/>You hang in t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36_conv:473</text:p>
          </table:table-cell>
          <table:table-cell table:style-name="ce2" office:value-type="string" calcext:value-type="string">
            <text:p>disappointed</text:p>
          </table:table-cell>
          <table:table-cell table:style-name="ce4" office:value-type="string" calcext:value-type="string">
            <text:p>My boss called to tell me that I would be receiving a package the next day_comma_ and that I should call her before opening it. <text:s/>I was really hoping that it was a special award that my company gives to deserving employees_comma_ but it turned out to be some personnel paperwork that she needed to go over with me. </text:p>
          </table:table-cell>
          <table:table-cell table:style-name="ce2" office:value-type="float" office:value="72" calcext:value-type="float">
            <text:p>72</text:p>
          </table:table-cell>
          <table:table-cell table:style-name="ce4" office:value-type="string" calcext:value-type="string">
            <text:p>My boss called me the other day to tell me I would be receiving a package the next day. <text:s/>No other info_comma_ but she told me not to open it until I called h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So have you gotten to open it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 calcext:value-type="float">
            <text:p>72</text:p>
          </table:table-cell>
          <table:table-cell table:style-name="ce4" office:value-type="string" calcext:value-type="string">
            <text:p>Yep! I was hoping it was a special award that my company give to deserving employees. <text:s/>Turns out it was just some HR paperwork that she needed to go over with me regarding my team. B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Wow! I would have told her to fill out the paperwork herself getting your hopes up like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0_conv:1040</text:p>
          </table:table-cell>
          <table:table-cell table:style-name="ce2" office:value-type="string" calcext:value-type="string">
            <text:p>terrified</text:p>
          </table:table-cell>
          <table:table-cell table:style-name="ce4" office:value-type="string" calcext:value-type="string">
            <text:p>I heard a noise in my house late last night. It sounded like someone was walking around in the kitchen. I grabbed my mace just in case.</text:p>
          </table:table-cell>
          <table:table-cell table:style-name="ce2" office:value-type="float" office:value="139" calcext:value-type="float">
            <text:p>139</text:p>
          </table:table-cell>
          <table:table-cell table:style-name="ce4" office:value-type="string" calcext:value-type="string">
            <text:p>Late last night I swore I heard some footsteps coming from my kitchen. I live alone and was convinced someone was in the hou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It could've been a ghost or maybe a robb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grabbed my mace and tip-toed downstairs. I jumped in the kitchen and realized I had left my TV on. Oop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That's awesome that you have a mace. Are you king arthur by any chan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162_conv:16325</text:p>
          </table:table-cell>
          <table:table-cell table:style-name="ce2" office:value-type="string" calcext:value-type="string">
            <text:p>guilty</text:p>
          </table:table-cell>
          <table:table-cell table:style-name="ce4" office:value-type="string" calcext:value-type="string">
            <text:p>i felt bad when i couldnt get off of work on time</text:p>
          </table:table-cell>
          <table:table-cell table:style-name="ce2" office:value-type="float" office:value="238" calcext:value-type="float">
            <text:p>238</text:p>
          </table:table-cell>
          <table:table-cell table:style-name="ce4" office:value-type="string" calcext:value-type="string">
            <text:p>i felt bad when i couldnt get off of work on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always disappointing. In time for w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 go to my sons g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that's too bad. I am sure you felt bad_comma_ but your son probably understoo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212_conv:14424</text:p>
          </table:table-cell>
          <table:table-cell table:style-name="ce2" office:value-type="string" calcext:value-type="string">
            <text:p>prepared</text:p>
          </table:table-cell>
          <table:table-cell table:style-name="ce4" office:value-type="string" calcext:value-type="string">
            <text:p>when I had my test to get a new certification at work_comma_ I felt great about it because I had workd really hard and studied.</text:p>
          </table:table-cell>
          <table:table-cell table:style-name="ce2" office:value-type="float" office:value="525" calcext:value-type="float">
            <text:p>525</text:p>
          </table:table-cell>
          <table:table-cell table:style-name="ce4" office:value-type="string" calcext:value-type="string">
            <text:p>I had my test for a new certification at work. <text:s/>I really wasn't that nervous for it thoug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must have prepared well in advance to not be nerv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 studied hard before and worked my tail off so I felt good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Good for you! Hard work always pays off budd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305_conv:8610</text:p>
          </table:table-cell>
          <table:table-cell table:style-name="ce2" office:value-type="string" calcext:value-type="string">
            <text:p>content</text:p>
          </table:table-cell>
          <table:table-cell table:style-name="ce4" office:value-type="string" calcext:value-type="string">
            <text:p>I am feeling lonely but settled because things are peaceful. </text:p>
          </table:table-cell>
          <table:table-cell table:style-name="ce2" office:value-type="float" office:value="296" calcext:value-type="float">
            <text:p>296</text:p>
          </table:table-cell>
          <table:table-cell table:style-name="ce4" office:value-type="string" calcext:value-type="string">
            <text:p>I am feeling lonely but settled because things are peaceful.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sometimes we can feel that way in life. Relieved because there isn't drama_comma_ but get a bit lonely. Maybe you can get out and meet some new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ah_comma_ I have had that time pass. I am not up for people. Lonely meaning without a partner I live with. Yes_comma_ I love no drama in my hom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whatever makes you happy_comma_ that's what you should do. But_comma_ still_comma_ never hurts to at least have platonic friend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68_conv:11936</text:p>
          </table:table-cell>
          <table:table-cell table:style-name="ce2" office:value-type="string" calcext:value-type="string">
            <text:p>caring</text:p>
          </table:table-cell>
          <table:table-cell table:style-name="ce4" office:value-type="string" calcext:value-type="string">
            <text:p>When my doughter was born I knew she would change my life. Being with her everyday brings me such joy</text:p>
          </table:table-cell>
          <table:table-cell table:style-name="ce2" office:value-type="float" office:value="506" calcext:value-type="float">
            <text:p>506</text:p>
          </table:table-cell>
          <table:table-cell table:style-name="ce4" office:value-type="string" calcext:value-type="string">
            <text:p>When my doughter was born I knew she would change my life.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is amazing. <text:s/>Those moments are wonderful and priceless! <text:s/>How old is she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She is turning 2_comma_ being with her everyday brings me such jo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love when they are young and it so fun to see what they learn and discover each day. <text:s/>When they say enjoy every moment_comma_ they are so r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80_conv:2760</text:p>
          </table:table-cell>
          <table:table-cell table:style-name="ce2" office:value-type="string" calcext:value-type="string">
            <text:p>surprised</text:p>
          </table:table-cell>
          <table:table-cell table:style-name="ce4" office:value-type="string" calcext:value-type="string">
            <text:p>This school year my daughters book a quite cheap. I spent over $300 last year.</text:p>
          </table:table-cell>
          <table:table-cell table:style-name="ce2" office:value-type="float" office:value="262" calcext:value-type="float">
            <text:p>262</text:p>
          </table:table-cell>
          <table:table-cell table:style-name="ce4" office:value-type="string" calcext:value-type="string">
            <text:p>Last year I had to pay $300 for my daughter's 7th grade books. They are under $100 this year.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that sure is a lot of savin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I was quite surprise. She can also use some books from last ye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did you check ebay ? its cheaper teh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a site that I use if the school bookstore is high. I love to save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47_conv:13295</text:p>
          </table:table-cell>
          <table:table-cell table:style-name="ce2" office:value-type="string" calcext:value-type="string">
            <text:p>anticipating</text:p>
          </table:table-cell>
          <table:table-cell table:style-name="ce4" office:value-type="string" calcext:value-type="string">
            <text:p>every time friday comes </text:p>
          </table:table-cell>
          <table:table-cell table:style-name="ce2" office:value-type="float" office:value="321" calcext:value-type="float">
            <text:p>321</text:p>
          </table:table-cell>
          <table:table-cell table:style-name="ce4" office:value-type="string" calcext:value-type="string">
            <text:p>i was looking towards friday all week _comma_ im finally off and i want to get so much don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ill you have enough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have all day to try and get everything done _comma_ go to the mall _comma_ have lunch with my friends _comma_ workout _comma_ buy art supplies todays gonna be a good 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so. It feels good when your day goes smooth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82_conv:23364</text:p>
          </table:table-cell>
          <table:table-cell table:style-name="ce2" office:value-type="string" calcext:value-type="string">
            <text:p>annoyed</text:p>
          </table:table-cell>
          <table:table-cell table:style-name="ce4" office:value-type="string" calcext:value-type="string">
            <text:p>A mosquito has been flying around my head all night.</text:p>
          </table:table-cell>
          <table:table-cell table:style-name="ce2" office:value-type="float" office:value="59" calcext:value-type="float">
            <text:p>59</text:p>
          </table:table-cell>
          <table:table-cell table:style-name="ce4" office:value-type="string" calcext:value-type="string">
            <text:p>A mosquito has been flying around my head all night and I have been able to kill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kay so you need a can of hairspr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How will that help? Honestly I am so annoyed right now_comma_ I'll do anything to make it go awa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Well the alcohol in it will paralyze it enough for you to be able to kill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nks_comma_ I'll give it a try next time I see i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66_conv:13332</text:p>
          </table:table-cell>
          <table:table-cell table:style-name="ce2" office:value-type="string" calcext:value-type="string">
            <text:p>furious</text:p>
          </table:table-cell>
          <table:table-cell table:style-name="ce4" office:value-type="string" calcext:value-type="string">
            <text:p>My friend borrowed my car for his driving test. When he returned it_comma_ the right door had scratches on it</text:p>
          </table:table-cell>
          <table:table-cell table:style-name="ce2" office:value-type="float" office:value="155" calcext:value-type="float">
            <text:p>155</text:p>
          </table:table-cell>
          <table:table-cell table:style-name="ce4" office:value-type="string" calcext:value-type="string">
            <text:p>My friend had a driving test and he borrowed my car. When he returned it_comma_ the right door had scratches on it. I was so mad at hi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sucks. did he admit to do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the problem. He did not even mention it. I noticed it myself. People can't be trusted anym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ah that's true. I don't let people borrow my car anymore. Too big of an investmen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25_conv:11450</text:p>
          </table:table-cell>
          <table:table-cell table:style-name="ce2" office:value-type="string" calcext:value-type="string">
            <text:p>sad</text:p>
          </table:table-cell>
          <table:table-cell table:style-name="ce4" office:value-type="string" calcext:value-type="string">
            <text:p>My friend had to cancel plans the other day</text:p>
          </table:table-cell>
          <table:table-cell table:style-name="ce2" office:value-type="float" office:value="63" calcext:value-type="float">
            <text:p>63</text:p>
          </table:table-cell>
          <table:table-cell table:style-name="ce4" office:value-type="string" calcext:value-type="string">
            <text:p>My friend had to cancel plans the other day which was sadden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cool_comma_ what where you guys planning to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we were just going to chill but he had issues come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if he had other things to do it is ok_comma_ but i hate when people <text:s/>cancel just beacuse they are sleeping hah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3_conv:1087</text:p>
          </table:table-cell>
          <table:table-cell table:style-name="ce2" office:value-type="string" calcext:value-type="string">
            <text:p>trusting</text:p>
          </table:table-cell>
          <table:table-cell table:style-name="ce4" office:value-type="string" calcext:value-type="string">
            <text:p>I have a friend that I trust a lot.</text:p>
          </table:table-cell>
          <table:table-cell table:style-name="ce2" office:value-type="float" office:value="7" calcext:value-type="float">
            <text:p>7</text:p>
          </table:table-cell>
          <table:table-cell table:style-name="ce4" office:value-type="string" calcext:value-type="string">
            <text:p>I have a friend that I know since I am kid. He is always there for me. He is one of the few person that I can trust for anyth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know what you mean_comma_ childhood friends are so important and treasu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very important to have someone that you count on in your li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agree_comma_ it feels great to have someone stick around for so lo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358_conv:22717</text:p>
          </table:table-cell>
          <table:table-cell table:style-name="ce2" office:value-type="string" calcext:value-type="string">
            <text:p>jealous</text:p>
          </table:table-cell>
          <table:table-cell table:style-name="ce4" office:value-type="string" calcext:value-type="string">
            <text:p>My brother got a full ride to college due to my dad being in the Navy. I didn't because I didn't live at home anymore.</text:p>
          </table:table-cell>
          <table:table-cell table:style-name="ce2" office:value-type="float" office:value="814" calcext:value-type="float">
            <text:p>814</text:p>
          </table:table-cell>
          <table:table-cell table:style-name="ce4" office:value-type="string" calcext:value-type="string">
            <text:p>If I am being honest_comma_ I was bummed when my brother got a full ride to colle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Oh real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Yea_comma_ My dad when he was alive was in the navy_comma_ so they paid for my brother school_comma_ but not mine as I had just moved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Do you feel overall that you worked harder than he had throughout sch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We are both fairly smart_comma_ I just had to work a fulltime job and go to school .SO harder situ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I see. Do you have any resentment? Have you done anything to take matters into your own hands to get where you'd like to b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Oh most definitely_comma_ I am in a good place now_comma_ and so Is he_comma_ once I got older I knew it was a petty feeling.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That's great. It seems like you've only gotten stronger and that's an important trait to develop in life. Be proud of what you can accomplish on your own and your independan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24_conv:19649</text:p>
          </table:table-cell>
          <table:table-cell table:style-name="ce2" office:value-type="string" calcext:value-type="string">
            <text:p>disgusted</text:p>
          </table:table-cell>
          <table:table-cell table:style-name="ce4" office:value-type="string" calcext:value-type="string">
            <text:p>At work_comma_ there is a coworker that smell terribly bad. I can't breath.</text:p>
          </table:table-cell>
          <table:table-cell table:style-name="ce2" office:value-type="float" office:value="7" calcext:value-type="float">
            <text:p>7</text:p>
          </table:table-cell>
          <table:table-cell table:style-name="ce4" office:value-type="string" calcext:value-type="string">
            <text:p>At work_comma_ there is a coworker that smell terribly bad. I can't breat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id you tell him about it or n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an't tell him. I don't want to make any trou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 should tell him he will like you for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30_conv:11061</text:p>
          </table:table-cell>
          <table:table-cell table:style-name="ce2" office:value-type="string" calcext:value-type="string">
            <text:p>annoyed</text:p>
          </table:table-cell>
          <table:table-cell table:style-name="ce4" office:value-type="string" calcext:value-type="string">
            <text:p>My roomate ate my steak that I had in the fridge. What a jerk. I'm so annoyed!</text:p>
          </table:table-cell>
          <table:table-cell table:style-name="ce2" office:value-type="float" office:value="478" calcext:value-type="float">
            <text:p>478</text:p>
          </table:table-cell>
          <table:table-cell table:style-name="ce4" office:value-type="string" calcext:value-type="string">
            <text:p>I came home from a long day of work ready to eat this steak I had marinating when I found my roomate had eaten it. I was so ups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No way_comma_ that is the worst. Did you ask your roommate why he or she at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All he said was that he thought it was free game even though I had specifically told him it was min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am sorry to hear tha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36_conv:20873</text:p>
          </table:table-cell>
          <table:table-cell table:style-name="ce2" office:value-type="string" calcext:value-type="string">
            <text:p>devastated</text:p>
          </table:table-cell>
          <table:table-cell table:style-name="ce4" office:value-type="string" calcext:value-type="string">
            <text:p>A few years ago_comma_ my employer of 13 years shut their doors and we all were laid off. I would probably have stayed at that place my entire career if it hadn't closed.</text:p>
          </table:table-cell>
          <table:table-cell table:style-name="ce2" office:value-type="float" office:value="620" calcext:value-type="float">
            <text:p>620</text:p>
          </table:table-cell>
          <table:table-cell table:style-name="ce4" office:value-type="string" calcext:value-type="string">
            <text:p>A few years ago_comma_ my employer of 13 years shut their doors and we all were laid off. I would probably have stayed at that place my entire career if it hadn't clos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That must have been devastating. Did it take you a long time to find a new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0" calcext:value-type="float">
            <text:p>620</text:p>
          </table:table-cell>
          <table:table-cell table:style-name="ce4" office:value-type="string" calcext:value-type="string">
            <text:p>No_comma_ I worked at another place for a year or so_comma_ but it was terrible_comma_ so I left there and am now going to school for something better. So_comma_ it all has worked out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m glad things have worked out in the end for you. Sometimes bad things happen for a reason.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52_conv:5305</text:p>
          </table:table-cell>
          <table:table-cell table:style-name="ce2" office:value-type="string" calcext:value-type="string">
            <text:p>annoyed</text:p>
          </table:table-cell>
          <table:table-cell table:style-name="ce4" office:value-type="string" calcext:value-type="string">
            <text:p>My boyfriend gets on my nerves so bad. <text:s/>He can never throw anything in the trash.</text:p>
          </table:table-cell>
          <table:table-cell table:style-name="ce2" office:value-type="float" office:value="160" calcext:value-type="float">
            <text:p>160</text:p>
          </table:table-cell>
          <table:table-cell table:style-name="ce4" office:value-type="string" calcext:value-type="string">
            <text:p>My boyfriend has really been getting on my nerves! <text:s/>He never throws anything in the trash and my whole place is a mes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disgusting! You must talk to him about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have.. it doesn't work. <text:s/>He is just so laz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ncredible_comma_ kick him out of the hous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158_conv:20316</text:p>
          </table:table-cell>
          <table:table-cell table:style-name="ce2" office:value-type="string" calcext:value-type="string">
            <text:p>apprehensive</text:p>
          </table:table-cell>
          <table:table-cell table:style-name="ce4" office:value-type="string" calcext:value-type="string">
            <text:p>Someone at my work missed part of their shift due to a personal issue_comma_ but requested I withhold any information that would reveal they missed such time.</text:p>
          </table:table-cell>
          <table:table-cell table:style-name="ce2" office:value-type="float" office:value="666" calcext:value-type="float">
            <text:p>666</text:p>
          </table:table-cell>
          <table:table-cell table:style-name="ce4" office:value-type="string" calcext:value-type="string">
            <text:p>Someone at my work missed part of their shift due to a personal issue_comma_ but requested I withhold any information that would reveal they missed such ti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Oh no! That must have put you in a bad position. How did you handl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 did my best to speak around the subject to anyone that may have otherwise brought it up_comma_ Luckily no one ended up being at all the wis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Sounds like a great way of handling a potentially sticky situation - good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2_conv:1084</text:p>
          </table:table-cell>
          <table:table-cell table:style-name="ce2" office:value-type="string" calcext:value-type="string">
            <text:p>jealous</text:p>
          </table:table-cell>
          <table:table-cell table:style-name="ce4" office:value-type="string" calcext:value-type="string">
            <text:p>My brother is having it all while i am here on a spot. i want to move forward and i am angry about everything</text:p>
          </table:table-cell>
          <table:table-cell table:style-name="ce2" office:value-type="float" office:value="166" calcext:value-type="float">
            <text:p>166</text:p>
          </table:table-cell>
          <table:table-cell table:style-name="ce4" office:value-type="string" calcext:value-type="string">
            <text:p>I am become so angry and bitter. My brother is having it all while i am at a spot without making any progress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That's really tough. I can imagine how frustrated you are. Just know that going through trials and struggling is always good for your character and you will end up that much better of a person for getting through it. You can't be too concerned with other's lives_comma_ you just have to try not to compar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am trying my best_comma_ but he lives so close to me and i can see all the progress and my mother do the comparison too. Everyone does i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well that's too bad but their behavior is not right or fair_comma_ and they will deal with the consequences of that themselves. Forgiving them is good for you and for them. Just try your best to let go_comma_ I know it's tough- but people everywhere are way more successful then you and way less successful and you don't compare yourself to them I hope so why focus on one random guy just because he's your bro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53_conv:23906</text:p>
          </table:table-cell>
          <table:table-cell table:style-name="ce2" office:value-type="string" calcext:value-type="string">
            <text:p>jealous</text:p>
          </table:table-cell>
          <table:table-cell table:style-name="ce4" office:value-type="string" calcext:value-type="string">
            <text:p>A friend of mine just bough a new car. It just happened to be the one I always wanted.</text:p>
          </table:table-cell>
          <table:table-cell table:style-name="ce2" office:value-type="float" office:value="842" calcext:value-type="float">
            <text:p>842</text:p>
          </table:table-cell>
          <table:table-cell table:style-name="ce4" office:value-type="string" calcext:value-type="string">
            <text:p>A friend of mine just bought a new car. It just happened to be the the one I always want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Hat kind of car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t is a Porc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one awesome car! <text:s/>Don't be too jealous! <text:s/>Just start saving your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69_conv:2539</text:p>
          </table:table-cell>
          <table:table-cell table:style-name="ce2" office:value-type="string" calcext:value-type="string">
            <text:p>anticipating</text:p>
          </table:table-cell>
          <table:table-cell table:style-name="ce4" office:value-type="string" calcext:value-type="string">
            <text:p>My brother is about to find out that I had to steal $20 from him to pay for gas_comma_ since I was in such a bind. He's gonna be so mad at me.</text:p>
          </table:table-cell>
          <table:table-cell table:style-name="ce2" office:value-type="float" office:value="273" calcext:value-type="float">
            <text:p>273</text:p>
          </table:table-cell>
          <table:table-cell table:style-name="ce4" office:value-type="string" calcext:value-type="string">
            <text:p>My brother is about to find out that I had to steal $20 from him to pay for gas_comma_ since I was in such a bind. He's gonna be so mad at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Did you really steal it or was it more like borrowing without asking fir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Kind of the latter... But still_comma_ I feel grimy about it. I just had no other alternative. I'm between jobs_comma_ and I needed gas to get to a job interview. We'll see how he reacts_comma_ but he has a short fu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Hmmmm. with no job and no way to pay it back I sure hope he can be understand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45_conv:16090</text:p>
          </table:table-cell>
          <table:table-cell table:style-name="ce2" office:value-type="string" calcext:value-type="string">
            <text:p>content</text:p>
          </table:table-cell>
          <table:table-cell table:style-name="ce4" office:value-type="string" calcext:value-type="string">
            <text:p>Now that I'm older_comma_ I am very happy with the way things are in my life. I am happy with a regular routine and just got married to my best friend. We like things very low key.</text:p>
          </table:table-cell>
          <table:table-cell table:style-name="ce2" office:value-type="float" office:value="49" calcext:value-type="float">
            <text:p>49</text:p>
          </table:table-cell>
          <table:table-cell table:style-name="ce4" office:value-type="string" calcext:value-type="string">
            <text:p>I recently got married to my best friend. We are older now and are happy with things being low key and staying on a routin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great! You are luck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do feel very lucky_comma_ especially to find someone who is as satisfied as I am in our old 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is a wonderful thing that you have someone to share your life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33_conv:666</text:p>
          </table:table-cell>
          <table:table-cell table:style-name="ce2" office:value-type="string" calcext:value-type="string">
            <text:p>disgusted</text:p>
          </table:table-cell>
          <table:table-cell table:style-name="ce4" office:value-type="string" calcext:value-type="string">
            <text:p>Hillary Clinton makes me sick.</text:p>
          </table:table-cell>
          <table:table-cell table:style-name="ce2" office:value-type="float" office:value="4" calcext:value-type="float">
            <text:p>4</text:p>
          </table:table-cell>
          <table:table-cell table:style-name="ce4" office:value-type="string" calcext:value-type="string">
            <text:p>Hillary Clinton makes me sick.</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y? She seems to be nice pers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he lies and steals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Oh I didn't know about that. How she is able to steal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79_conv:11959</text:p>
          </table:table-cell>
          <table:table-cell table:style-name="ce2" office:value-type="string" calcext:value-type="string">
            <text:p>joyful</text:p>
          </table:table-cell>
          <table:table-cell table:style-name="ce4" office:value-type="string" calcext:value-type="string">
            <text:p>My son was hit by a car while driving and half of the car was crushed_comma_ but he was virtually unscathed! <text:s/>I'm so happy!</text:p>
          </table:table-cell>
          <table:table-cell table:style-name="ce2" office:value-type="float" office:value="438" calcext:value-type="float">
            <text:p>438</text:p>
          </table:table-cell>
          <table:table-cell table:style-name="ce4" office:value-type="string" calcext:value-type="string">
            <text:p>My son was hit by a car while driving and half of the car was crushed_comma_ but he was virtually unscathed! I'm so ha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Oh that's really lucky! <text:s/>What happened_comma_ did someone run a light or some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ey were texting while riving around a curvy road. <text:s/>I can't believe people don't think they will cause harm while texting and driving. <text:s/>Yes! <text:s/>I don't care about the car. I'm just so thankful he's sa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 stinks_comma_ but I'm glad he's ok! <text:s/>That must be the scariest th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0_conv:1261</text:p>
          </table:table-cell>
          <table:table-cell table:style-name="ce2" office:value-type="string" calcext:value-type="string">
            <text:p>proud</text:p>
          </table:table-cell>
          <table:table-cell table:style-name="ce4" office:value-type="string" calcext:value-type="string">
            <text:p>My youngest daughter made me happy.</text:p>
          </table:table-cell>
          <table:table-cell table:style-name="ce2" office:value-type="float" office:value="6" calcext:value-type="float">
            <text:p>6</text:p>
          </table:table-cell>
          <table:table-cell table:style-name="ce4" office:value-type="string" calcext:value-type="string">
            <text:p>My youngest daughter made me ha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Wow_comma_ you are luck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She came tops in her class and last year she read about 80 short story book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That is good. Am really happy for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40_conv:17680</text:p>
          </table:table-cell>
          <table:table-cell table:style-name="ce2" office:value-type="string" calcext:value-type="string">
            <text:p>content</text:p>
          </table:table-cell>
          <table:table-cell table:style-name="ce4" office:value-type="string" calcext:value-type="string">
            <text:p>I ate some homemade ice cream the other day. What a wonderful treat.</text:p>
          </table:table-cell>
          <table:table-cell table:style-name="ce2" office:value-type="float" office:value="128" calcext:value-type="float">
            <text:p>128</text:p>
          </table:table-cell>
          <table:table-cell table:style-name="ce4" office:value-type="string" calcext:value-type="string">
            <text:p>I ate some homemade ice cream the other day. What a wonderful trea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make i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No my friend has an ice cream maker and she was trying it out. She's got tal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ounds like the start of a busine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You sound like an enterprising individua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48_conv:4497</text:p>
          </table:table-cell>
          <table:table-cell table:style-name="ce2" office:value-type="string" calcext:value-type="string">
            <text:p>disgusted</text:p>
          </table:table-cell>
          <table:table-cell table:style-name="ce4" office:value-type="string" calcext:value-type="string">
            <text:p>I procrastinated and didn't do the dishes for a couple days now. I think fungus started to grow on some of the old food_comma_ so nasty!</text:p>
          </table:table-cell>
          <table:table-cell table:style-name="ce2" office:value-type="float" office:value="269" calcext:value-type="float">
            <text:p>269</text:p>
          </table:table-cell>
          <table:table-cell table:style-name="ce4" office:value-type="string" calcext:value-type="string">
            <text:p>I procrastinated and didn't do the dishes for a couple days now. I think fungus started to grow on some of the old food_comma_ so nast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no! <text:s/>I bet you regretted that fa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had to hold my nose shut while doing the dish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sounds bad. It was probably harder to get off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08_conv:18017</text:p>
          </table:table-cell>
          <table:table-cell table:style-name="ce2" office:value-type="string" calcext:value-type="string">
            <text:p>disgusted</text:p>
          </table:table-cell>
          <table:table-cell table:style-name="ce4" office:value-type="string" calcext:value-type="string">
            <text:p>I had planned on cooking a steak tonight but_comma_ I found it turned rotten when I came home today.</text:p>
          </table:table-cell>
          <table:table-cell table:style-name="ce2" office:value-type="float" office:value="244" calcext:value-type="float">
            <text:p>244</text:p>
          </table:table-cell>
          <table:table-cell table:style-name="ce4" office:value-type="string" calcext:value-type="string">
            <text:p>I had planned on cooking a steak tonight but_comma_ I found it turned rotten when I came home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Ew_comma_ yeah it is not worth risking getting food poiso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guess things only go on sale for a reas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_comma_ need to check those sell by dates. Meat may only be good for a few days afterwar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was literally the next da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031_conv:20062</text:p>
          </table:table-cell>
          <table:table-cell table:style-name="ce2" office:value-type="string" calcext:value-type="string">
            <text:p>apprehensive</text:p>
          </table:table-cell>
          <table:table-cell table:style-name="ce4" office:value-type="string" calcext:value-type="string">
            <text:p>I am trying to decide if I want to move in with my fiancee before the wedding. I probably will_comma_ bit I dont know if its the best idea.</text:p>
          </table:table-cell>
          <table:table-cell table:style-name="ce2" office:value-type="float" office:value="243" calcext:value-type="float">
            <text:p>243</text:p>
          </table:table-cell>
          <table:table-cell table:style-name="ce4" office:value-type="string" calcext:value-type="string">
            <text:p>I am trying to decide if I want to move in with my fiancee before the wedd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that is a really big step. Have you guys talked about it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e have talked and I probably will so we can save money_comma_ but I am not sureof it is the right cho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t's a hard decision. I think you guys should weigh everything together before making a final choice_comma_ to be su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71_conv:4542</text:p>
          </table:table-cell>
          <table:table-cell table:style-name="ce2" office:value-type="string" calcext:value-type="string">
            <text:p>lonely</text:p>
          </table:table-cell>
          <table:table-cell table:style-name="ce4" office:value-type="string" calcext:value-type="string">
            <text:p>I just sit at home all day by myself. I tired of it.</text:p>
          </table:table-cell>
          <table:table-cell table:style-name="ce2" office:value-type="float" office:value="262" calcext:value-type="float">
            <text:p>262</text:p>
          </table:table-cell>
          <table:table-cell table:style-name="ce4" office:value-type="string" calcext:value-type="string">
            <text:p>I just sit at home all day alon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Me too_comma_ I feel you bro. It's ok at least make sure you are being product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 But I don't have any friends out 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ry joining clubs or finding hobbies? Or you can always make friends on online video gam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plenty of online friends. I didn't count them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97_conv:4394</text:p>
          </table:table-cell>
          <table:table-cell table:style-name="ce2" office:value-type="string" calcext:value-type="string">
            <text:p>sad</text:p>
          </table:table-cell>
          <table:table-cell table:style-name="ce4" office:value-type="string" calcext:value-type="string">
            <text:p>when i had to get rid of my animals </text:p>
          </table:table-cell>
          <table:table-cell table:style-name="ce2" office:value-type="float" office:value="11" calcext:value-type="float">
            <text:p>11</text:p>
          </table:table-cell>
          <table:table-cell table:style-name="ce4" office:value-type="string" calcext:value-type="string">
            <text:p><text:s/>I had to get rid of my animals when I meant my wife due to her allergies. It was really difficult.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unfortunate. How many animals did you ha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had 2... I had them for years. It really sucked but we tried for almost 2 years_comma_ and her allergies were insanely bad to the point of hospital visit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hat kind of animals were th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21_conv:23042</text:p>
          </table:table-cell>
          <table:table-cell table:style-name="ce2" office:value-type="string" calcext:value-type="string">
            <text:p>confident</text:p>
          </table:table-cell>
          <table:table-cell table:style-name="ce4" office:value-type="string" calcext:value-type="string">
            <text:p>I've been trying to build my muscle mass lately and get leaner. I'm not used to working out as much as I am now but I'm making a lot of progress and I've been believing in myself.</text:p>
          </table:table-cell>
          <table:table-cell table:style-name="ce2" office:value-type="float" office:value="302" calcext:value-type="float">
            <text:p>302</text:p>
          </table:table-cell>
          <table:table-cell table:style-name="ce4" office:value-type="string" calcext:value-type="string">
            <text:p>I made a deal with myself to work out more to get leaner. I've been so down on myself about it late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Making moves to do better is all you can do. <text:s/>How has it been go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At first it was really tough and I almost gave up on it a few times_comma_ but I turned it around and I've been feeling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 <text:s/>The longer you do it the easier it will get. <text:s/>Keep up the good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nk you so much that actually gives me a boost to read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 probl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17_conv:21034</text:p>
          </table:table-cell>
          <table:table-cell table:style-name="ce2" office:value-type="string" calcext:value-type="string">
            <text:p>caring</text:p>
          </table:table-cell>
          <table:table-cell table:style-name="ce4" office:value-type="string" calcext:value-type="string">
            <text:p>My father in law's dog had a puppy. We took it in and are giving him a forever home.</text:p>
          </table:table-cell>
          <table:table-cell table:style-name="ce2" office:value-type="float" office:value="231" calcext:value-type="float">
            <text:p>231</text:p>
          </table:table-cell>
          <table:table-cell table:style-name="ce4" office:value-type="string" calcext:value-type="string">
            <text:p>We got a new puppy! We took him in from our father in la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That's amazing! We just got a new puppy this last weekend also! What kind is you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ts a long hair chihuahua and a short hair chihuahua. He has the most adorable under bi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Aw that is super cute! Dogs bring such happiness to a ho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38_conv:5677</text:p>
          </table:table-cell>
          <table:table-cell table:style-name="ce2" office:value-type="string" calcext:value-type="string">
            <text:p>grateful</text:p>
          </table:table-cell>
          <table:table-cell table:style-name="ce4" office:value-type="string" calcext:value-type="string">
            <text:p>I recently received a raise at work. It came at a good time and was much needed.</text:p>
          </table:table-cell>
          <table:table-cell table:style-name="ce2" office:value-type="float" office:value="423" calcext:value-type="float">
            <text:p>423</text:p>
          </table:table-cell>
          <table:table-cell table:style-name="ce4" office:value-type="string" calcext:value-type="string">
            <text:p>My boss finally realized all the hard work I've been doing late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reat that your hard work has paid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ings have been slow at work and no one has gotten any raises lately_comma_ but mine finally came through at a good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w you having something to celebrate. Congra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nks. And it's the weekend. Perfect tim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925_conv:13850</text:p>
          </table:table-cell>
          <table:table-cell table:style-name="ce2" office:value-type="string" calcext:value-type="string">
            <text:p>devastated</text:p>
          </table:table-cell>
          <table:table-cell table:style-name="ce4" office:value-type="string" calcext:value-type="string">
            <text:p>My father in law was diagnosed with pancreatic cancer when our daughter was just 9 months old. <text:s/>He passed 9 months later so never really got to know her and never met our other daughter.</text:p>
          </table:table-cell>
          <table:table-cell table:style-name="ce2" office:value-type="float" office:value="56" calcext:value-type="float">
            <text:p>56</text:p>
          </table:table-cell>
          <table:table-cell table:style-name="ce4" office:value-type="string" calcext:value-type="string">
            <text:p>My father in law was diagnosed with pancreatic cancer when our first daughter was 9 months ol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so sad. I'm sorry to hear that. Is he getting a treamen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e passed away 9 months after diagnosis_comma_ when she was 18 months old. <text:s/>She just turned 18 this year_comma_ so it's been awhile. <text:s/>But he never really got to know her and never met our 2nd daughter at a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ow_comma_ that's awful. I hope you can tell her all about him and share some pictures at leas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54_conv:12108</text:p>
          </table:table-cell>
          <table:table-cell table:style-name="ce2" office:value-type="string" calcext:value-type="string">
            <text:p>confident</text:p>
          </table:table-cell>
          <table:table-cell table:style-name="ce4" office:value-type="string" calcext:value-type="string">
            <text:p>I have a performance evaluation coming up at <text:s/>work soon_comma_ but I'm not the least bit worried.</text:p>
          </table:table-cell>
          <table:table-cell table:style-name="ce2" office:value-type="float" office:value="286" calcext:value-type="float">
            <text:p>286</text:p>
          </table:table-cell>
          <table:table-cell table:style-name="ce4" office:value-type="string" calcext:value-type="string">
            <text:p>I have a performance evaluation at work coming up soon_comma_ but I'm not very worried at al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Good luck_comma_ are you pretty confident you're going to do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Yup_comma_ I bust my butt at work and make sure I always do my work right! I'm expecting a raise so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ay! That's what makes all the hard work worth it. Congratulation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02_conv:23805</text:p>
          </table:table-cell>
          <table:table-cell table:style-name="ce2" office:value-type="string" calcext:value-type="string">
            <text:p>jealous</text:p>
          </table:table-cell>
          <table:table-cell table:style-name="ce4" office:value-type="string" calcext:value-type="string">
            <text:p>When I was a kid my sister got the bike that I really wanted. I begrudged her that bike for a long time.</text:p>
          </table:table-cell>
          <table:table-cell table:style-name="ce2" office:value-type="float" office:value="548" calcext:value-type="float">
            <text:p>548</text:p>
          </table:table-cell>
          <table:table-cell table:style-name="ce4" office:value-type="string" calcext:value-type="string">
            <text:p>When I was a kid my sister got the bike that I really wanted. I begrudged her that bike for a long ti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my brother would always get some things I wanted too. Made me feel jealou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was especially hard because she didn't really care about the bik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even worse. Well I hope you at least got to ride it when she wasn't look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You know that's funny because I di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05_conv:21610</text:p>
          </table:table-cell>
          <table:table-cell table:style-name="ce2" office:value-type="string" calcext:value-type="string">
            <text:p>hopeful</text:p>
          </table:table-cell>
          <table:table-cell table:style-name="ce4" office:value-type="string" calcext:value-type="string">
            <text:p>The future looks bright though right now things are not going as i had planned.</text:p>
          </table:table-cell>
          <table:table-cell table:style-name="ce2" office:value-type="float" office:value="6" calcext:value-type="float">
            <text:p>6</text:p>
          </table:table-cell>
          <table:table-cell table:style-name="ce4" office:value-type="string" calcext:value-type="string">
            <text:p>The future looks bright though right now things are not going as i had plann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9" calcext:value-type="float">
            <text:p>769</text:p>
          </table:table-cell>
          <table:table-cell table:style-name="ce4" office:value-type="string" calcext:value-type="string">
            <text:p>What are you going to do to chang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Keep doing my best in whatever i do. I'm sure all shall be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9" calcext:value-type="float">
            <text:p>769</text:p>
          </table:table-cell>
          <table:table-cell table:style-name="ce4" office:value-type="string" calcext:value-type="string">
            <text:p>Keep your head up high_comma_ good positive think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91_conv:8383</text:p>
          </table:table-cell>
          <table:table-cell table:style-name="ce2" office:value-type="string" calcext:value-type="string">
            <text:p>angry</text:p>
          </table:table-cell>
          <table:table-cell table:style-name="ce4" office:value-type="string" calcext:value-type="string">
            <text:p>I forgot my lunch at home two days in a row.</text:p>
          </table:table-cell>
          <table:table-cell table:style-name="ce2" office:value-type="float" office:value="244" calcext:value-type="float">
            <text:p>244</text:p>
          </table:table-cell>
          <table:table-cell table:style-name="ce4" office:value-type="string" calcext:value-type="string">
            <text:p>I forgot my lunch at home two days in a r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bad_comma_ are there other op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mean I can go buy lunch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okay then_comma_ but still anoy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16_conv:7833</text:p>
          </table:table-cell>
          <table:table-cell table:style-name="ce2" office:value-type="string" calcext:value-type="string">
            <text:p>excited</text:p>
          </table:table-cell>
          <table:table-cell table:style-name="ce4" office:value-type="string" calcext:value-type="string">
            <text:p>i cant wait for this friday!</text:p>
          </table:table-cell>
          <table:table-cell table:style-name="ce2" office:value-type="float" office:value="238" calcext:value-type="float">
            <text:p>238</text:p>
          </table:table-cell>
          <table:table-cell table:style-name="ce4" office:value-type="string" calcext:value-type="string">
            <text:p>i cant wait for this fri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_comma_ what's happening on Fri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nna go clubb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pe you have fu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79_conv:7958</text:p>
          </table:table-cell>
          <table:table-cell table:style-name="ce2" office:value-type="string" calcext:value-type="string">
            <text:p>guilty</text:p>
          </table:table-cell>
          <table:table-cell table:style-name="ce4" office:value-type="string" calcext:value-type="string">
            <text:p>I canceled on my friend tonight and felt bad. I was just tired</text:p>
          </table:table-cell>
          <table:table-cell table:style-name="ce2" office:value-type="float" office:value="126" calcext:value-type="float">
            <text:p>126</text:p>
          </table:table-cell>
          <table:table-cell table:style-name="ce4" office:value-type="string" calcext:value-type="string">
            <text:p>I had to cancel on my friend tonight. I felt bad when I did too</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happens sometimes. Sometimes life just gets in the way. Heck_comma_ sometimes you just decide you can't physically do a night out_comma_ and that's okay_comma_ too. I'm sure they'd understand no matter what. Maybe you can make it up to them someh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I can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Maybe take a few days to think it over_comma_ and then when the weekend comes_comma_ think of a way to surprise them in order to make it up to them. Or if nothing else_comma_ just be as honest as possible and not try to cover anything up when you need to bail on them. They'll appreciate that the mo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35_conv:671</text:p>
          </table:table-cell>
          <table:table-cell table:style-name="ce2" office:value-type="string" calcext:value-type="string">
            <text:p>content</text:p>
          </table:table-cell>
          <table:table-cell table:style-name="ce4" office:value-type="string" calcext:value-type="string">
            <text:p>As i get older I've fully accepted who I am. I'm not here to impress. </text:p>
          </table:table-cell>
          <table:table-cell table:style-name="ce2" office:value-type="float" office:value="60" calcext:value-type="float">
            <text:p>60</text:p>
          </table:table-cell>
          <table:table-cell table:style-name="ce4" office:value-type="string" calcext:value-type="string">
            <text:p>As i get older I've fully accepted who I am. I'm not here to impress. It makes life easier when you think like thi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_comma_ how old ar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33 so not super old or super young. Just happy with who I 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31 so same gener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Have you stopped caring yet? About others opinion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16_conv:23232</text:p>
          </table:table-cell>
          <table:table-cell table:style-name="ce2" office:value-type="string" calcext:value-type="string">
            <text:p>trusting</text:p>
          </table:table-cell>
          <table:table-cell table:style-name="ce4" office:value-type="string" calcext:value-type="string">
            <text:p>I felt this way when I was lost and needing directions.</text:p>
          </table:table-cell>
          <table:table-cell table:style-name="ce2" office:value-type="float" office:value="123" calcext:value-type="float">
            <text:p>123</text:p>
          </table:table-cell>
          <table:table-cell table:style-name="ce4" office:value-type="string" calcext:value-type="string">
            <text:p>I got lost in a bad part of tow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no! That can be very scary! Did you make it out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did_comma_ thankfully. I had to rely on someone else's direc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as it a stranger or someone you kne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 complete strang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wow_comma_ thats cool.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6_conv:253</text:p>
          </table:table-cell>
          <table:table-cell table:style-name="ce2" office:value-type="string" calcext:value-type="string">
            <text:p>devastated</text:p>
          </table:table-cell>
          <table:table-cell table:style-name="ce4" office:value-type="string" calcext:value-type="string">
            <text:p><text:s/>I was devastated when the Falcons blew the Super Bowl.</text:p>
          </table:table-cell>
          <table:table-cell table:style-name="ce2" office:value-type="float" office:value="4" calcext:value-type="float">
            <text:p>4</text:p>
          </table:table-cell>
          <table:table-cell table:style-name="ce4" office:value-type="string" calcext:value-type="string">
            <text:p>I can't believe the Falcons blew the Super Bowl. I was t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you were? I really am not a huge sports fan_comma_ so what was so big about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had never happened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Never once? Damn_comma_ no wonder you were so shocked by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201_conv:14402</text:p>
          </table:table-cell>
          <table:table-cell table:style-name="ce2" office:value-type="string" calcext:value-type="string">
            <text:p>confident</text:p>
          </table:table-cell>
          <table:table-cell table:style-name="ce4" office:value-type="string" calcext:value-type="string">
            <text:p>I studied my heart out for a physics <text:s/>test. It was the first time ever that I did a test and felt sure that I did well on it.</text:p>
          </table:table-cell>
          <table:table-cell table:style-name="ce2" office:value-type="float" office:value="55" calcext:value-type="float">
            <text:p>55</text:p>
          </table:table-cell>
          <table:table-cell table:style-name="ce4" office:value-type="string" calcext:value-type="string">
            <text:p>I studied really hard for a physics test and it was the first time that I ever knew that I did well on a test befo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dang thats impress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man it felt good to not do awful on a test for o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ice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03_conv:5006</text:p>
          </table:table-cell>
          <table:table-cell table:style-name="ce2" office:value-type="string" calcext:value-type="string">
            <text:p>terrified</text:p>
          </table:table-cell>
          <table:table-cell table:style-name="ce4" office:value-type="string" calcext:value-type="string">
            <text:p>i was scared when my dog got loose</text:p>
          </table:table-cell>
          <table:table-cell table:style-name="ce2" office:value-type="float" office:value="238" calcext:value-type="float">
            <text:p>238</text:p>
          </table:table-cell>
          <table:table-cell table:style-name="ce4" office:value-type="string" calcext:value-type="string">
            <text:p><text:s/>i was scared when my dog got loos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really scary_comma_ did you find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 he came back later in the day all dazed and confu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a relief_comma_ that is one of my biggest fea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78_conv:13157</text:p>
          </table:table-cell>
          <table:table-cell table:style-name="ce2" office:value-type="string" calcext:value-type="string">
            <text:p>excited</text:p>
          </table:table-cell>
          <table:table-cell table:style-name="ce4" office:value-type="string" calcext:value-type="string">
            <text:p>I get excited when I go swimming</text:p>
          </table:table-cell>
          <table:table-cell table:style-name="ce2" office:value-type="float" office:value="317" calcext:value-type="float">
            <text:p>317</text:p>
          </table:table-cell>
          <table:table-cell table:style-name="ce4" office:value-type="string" calcext:value-type="string">
            <text:p>I get excited when I go swimm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0" calcext:value-type="float">
            <text:p>570</text:p>
          </table:table-cell>
          <table:table-cell table:style-name="ce4" office:value-type="string" calcext:value-type="string">
            <text:p>What is exciting to you about swim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e fact of relaxing in a large pool of water. It just grabs my atten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0" calcext:value-type="float">
            <text:p>570</text:p>
          </table:table-cell>
          <table:table-cell table:style-name="ce4" office:value-type="string" calcext:value-type="string">
            <text:p>So you prefer a pool to an ocea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64_conv:6129</text:p>
          </table:table-cell>
          <table:table-cell table:style-name="ce2" office:value-type="string" calcext:value-type="string">
            <text:p>anxious</text:p>
          </table:table-cell>
          <table:table-cell table:style-name="ce4" office:value-type="string" calcext:value-type="string">
            <text:p>"An old ""Friend"" that's a girl wants to go get drinks tonight. <text:s/>Not sure if its a trap or not."</text:p>
          </table:table-cell>
          <table:table-cell table:style-name="ce2" office:value-type="float" office:value="244" calcext:value-type="float">
            <text:p>244</text:p>
          </table:table-cell>
          <table:table-cell table:style-name="ce4" office:value-type="string" calcext:value-type="string">
            <text:p>"An old ""Friend"" that's a girl wants to go get drinks tonight. Not sure if its a trap or no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lol a trap for w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rying to shack up with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guess you're not at all attracted to her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She's a cool chick. Phyiscally_comma_ no. <text:s text:c="2"/>If she lost a lot of weight I'd probably date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27_conv:17055</text:p>
          </table:table-cell>
          <table:table-cell table:style-name="ce2" office:value-type="string" calcext:value-type="string">
            <text:p>anticipating</text:p>
          </table:table-cell>
          <table:table-cell table:style-name="ce4" office:value-type="string" calcext:value-type="string">
            <text:p>i cant wait for the weekend</text:p>
          </table:table-cell>
          <table:table-cell table:style-name="ce2" office:value-type="float" office:value="238" calcext:value-type="float">
            <text:p>238</text:p>
          </table:table-cell>
          <table:table-cell table:style-name="ce4" office:value-type="string" calcext:value-type="string">
            <text:p>i cant wait for the weeken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s going 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nna go fis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love fish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782_conv:19564</text:p>
          </table:table-cell>
          <table:table-cell table:style-name="ce2" office:value-type="string" calcext:value-type="string">
            <text:p>surprised</text:p>
          </table:table-cell>
          <table:table-cell table:style-name="ce4" office:value-type="string" calcext:value-type="string">
            <text:p>I put on a pair of shorts I havent worn in a while and I found $20. That never happens to me.</text:p>
          </table:table-cell>
          <table:table-cell table:style-name="ce2" office:value-type="float" office:value="297" calcext:value-type="float">
            <text:p>297</text:p>
          </table:table-cell>
          <table:table-cell table:style-name="ce4" office:value-type="string" calcext:value-type="string">
            <text:p>I put on a pair of shorts I havent worn in a while and I found $20. That never happens to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Lucky! I love when that happen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always hear about it happening to others but never me. I got myself a good lunch with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um_comma_ sounds like a good use of the money! Hopefully you find some more spare money hah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768_conv:23537</text:p>
          </table:table-cell>
          <table:table-cell table:style-name="ce2" office:value-type="string" calcext:value-type="string">
            <text:p>devastated</text:p>
          </table:table-cell>
          <table:table-cell table:style-name="ce4" office:value-type="string" calcext:value-type="string">
            <text:p>My father had a large tumor removed from his kidney. They thought the surgery successful and he was recovering. On the third day he passed away suddenly_comma_ with no known cause of death.</text:p>
          </table:table-cell>
          <table:table-cell table:style-name="ce2" office:value-type="float" office:value="117" calcext:value-type="float">
            <text:p>117</text:p>
          </table:table-cell>
          <table:table-cell table:style-name="ce4" office:value-type="string" calcext:value-type="string">
            <text:p>My family is still hasn't recovered from the untimely passing of my father two years ag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am so sorry to hear that. It can't be easy for you and your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My siblings and I are managing_comma_ and have found some peace. My mother is a different story. It was just so sudden and unexpec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No doubt it will take time to process. I wish your family the best. Stay strong my frie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24_conv:15848</text:p>
          </table:table-cell>
          <table:table-cell table:style-name="ce2" office:value-type="string" calcext:value-type="string">
            <text:p>grateful</text:p>
          </table:table-cell>
          <table:table-cell table:style-name="ce4" office:value-type="string" calcext:value-type="string">
            <text:p>My girlfriend knows I've been super sick the last few days and shes been taking care of not only me. But I had my kids this weekend and shes been taking care of them like their hers.</text:p>
          </table:table-cell>
          <table:table-cell table:style-name="ce2" office:value-type="float" office:value="408" calcext:value-type="float">
            <text:p>408</text:p>
          </table:table-cell>
          <table:table-cell table:style-name="ce4" office:value-type="string" calcext:value-type="string">
            <text:p>I've been so sick the last few days and I'm a single mo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no! I hope that you are getting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Thanks- My boyfriend really stepped up and has been over all weekend taking care of me and my ki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awesome that you have such a great partner!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72_conv:5744</text:p>
          </table:table-cell>
          <table:table-cell table:style-name="ce2" office:value-type="string" calcext:value-type="string">
            <text:p>confident</text:p>
          </table:table-cell>
          <table:table-cell table:style-name="ce4" office:value-type="string" calcext:value-type="string">
            <text:p>When I was taking my pilot's exam_comma_ I was sure I had it in the bag_comma_ but the examiner end up failing me.</text:p>
          </table:table-cell>
          <table:table-cell table:style-name="ce2" office:value-type="float" office:value="85" calcext:value-type="float">
            <text:p>85</text:p>
          </table:table-cell>
          <table:table-cell table:style-name="ce4" office:value-type="string" calcext:value-type="string">
            <text:p>Least year I took my final performance exam for my pilot's license. <text:s/>I thought it was going to be easy. <text:s/>I was wro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Oh man I bet that is a very difficult test. I can't believe how many instruments are in a cockp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didn't even make it to the airplane. <text:s/>The examiner wasn't happy with a few of my answers in the oral exam. <text:s/>I could have sworn I had studied en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at a bummer. At least now you know what you need to study for when you take the exam aga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88_conv:23976</text:p>
          </table:table-cell>
          <table:table-cell table:style-name="ce2" office:value-type="string" calcext:value-type="string">
            <text:p>sentimental</text:p>
          </table:table-cell>
          <table:table-cell table:style-name="ce4" office:value-type="string" calcext:value-type="string">
            <text:p>When bad things happen I get too emotional. I think more than other do. Sometimes I think I am crazy.</text:p>
          </table:table-cell>
          <table:table-cell table:style-name="ce2" office:value-type="float" office:value="725" calcext:value-type="float">
            <text:p>725</text:p>
          </table:table-cell>
          <table:table-cell table:style-name="ce4" office:value-type="string" calcext:value-type="string">
            <text:p>When bad things happen I get too emotional. I think more than other do. Sometimes I think I am craz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m sorry to hear that...sometime you just have stop and take a deep breathe so you don't get overwhelm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_comma_ I know. But in the moment it is hard. I guess I am just a very emotional person. Maybe I need theraoy_comma_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erapy is a good thing. Its is nothing to be ashamed o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5_conv:2250</text:p>
          </table:table-cell>
          <table:table-cell table:style-name="ce2" office:value-type="string" calcext:value-type="string">
            <text:p>angry</text:p>
          </table:table-cell>
          <table:table-cell table:style-name="ce4" office:value-type="string" calcext:value-type="string">
            <text:p>I recently got in trouble at work for not making my schedule_comma_ but it is their fault because they gave me one they knew I couldn't work.</text:p>
          </table:table-cell>
          <table:table-cell table:style-name="ce2" office:value-type="float" office:value="99" calcext:value-type="float">
            <text:p>99</text:p>
          </table:table-cell>
          <table:table-cell table:style-name="ce4" office:value-type="string" calcext:value-type="string">
            <text:p>I recently got in trouble at work for not making my schedule_comma_ but it is their fault because they gave me one they knew I couldn't wor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sounds shady. <text:s/>Did it ever get worked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No it didn't. I am actually on a final warning right now. It's discouraging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very discouraging. <text:s text:c="2"/>I am sorry you have to deal with that stre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791_conv:17582</text:p>
          </table:table-cell>
          <table:table-cell table:style-name="ce2" office:value-type="string" calcext:value-type="string">
            <text:p>afraid</text:p>
          </table:table-cell>
          <table:table-cell table:style-name="ce4" office:value-type="string" calcext:value-type="string">
            <text:p>Got into a small car accident the other day. Everybody was fine_comma_ both drivers and passengers. It was totally my fault though.. and now I'm worried about the insurance rates afterwards. I'm a college student_comma_ and can't afford much more</text:p>
          </table:table-cell>
          <table:table-cell table:style-name="ce2" office:value-type="float" office:value="273" calcext:value-type="float">
            <text:p>273</text:p>
          </table:table-cell>
          <table:table-cell table:style-name="ce4" office:value-type="string" calcext:value-type="string">
            <text:p>Got into a small car accident the other day. Everybody was fine_comma_ both drivers and passengers. It was totally my fault though.. and now I'm worried about the insurance rates afterwards. I'm a college student_comma_ and can't afford much mor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s unfortunate :( <text:s/>Would it be feasible for you to just sell your car and work with public transportation for a while until you can affor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t exactly. My major in college requires an internship_comma_ and it's kind of far away.. it'd be hard to yo-yo around on public transportation and make sure I can be there on time. Maybe I'll just start selling my body on the stre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Lol_comma_ that might be a bit extreme. <text:s/>Maybe selling parts of your body_comma_ like plasm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 yeah_comma_ got a little carried away. I'll look into that too. Anything helps I gue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3_conv:547</text:p>
          </table:table-cell>
          <table:table-cell table:style-name="ce2" office:value-type="string" calcext:value-type="string">
            <text:p>embarrassed</text:p>
          </table:table-cell>
          <table:table-cell table:style-name="ce4" office:value-type="string" calcext:value-type="string">
            <text:p>I broke my coworker statue</text:p>
          </table:table-cell>
          <table:table-cell table:style-name="ce2" office:value-type="float" office:value="7" calcext:value-type="float">
            <text:p>7</text:p>
          </table:table-cell>
          <table:table-cell table:style-name="ce4" office:value-type="string" calcext:value-type="string">
            <text:p>I broke my coworker statue which was on her desk. I feel so bad abou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6" calcext:value-type="float">
            <text:p>116</text:p>
          </table:table-cell>
          <table:table-cell table:style-name="ce4" office:value-type="string" calcext:value-type="string">
            <text:p>Oh no_comma_ were you able to tell her you di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 but there is no way to replace that statue. It was a sentimental object for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6" calcext:value-type="float">
            <text:p>116</text:p>
          </table:table-cell>
          <table:table-cell table:style-name="ce4" office:value-type="string" calcext:value-type="string">
            <text:p>Ugh_comma_ I'm sure that was hard. <text:s/>I'm sorry you had to go through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95_conv:23190</text:p>
          </table:table-cell>
          <table:table-cell table:style-name="ce2" office:value-type="string" calcext:value-type="string">
            <text:p>anticipating</text:p>
          </table:table-cell>
          <table:table-cell table:style-name="ce4" office:value-type="string" calcext:value-type="string">
            <text:p>I finally get to go on vacation for the first time in 5 years! <text:s/>Only 7 more days away!</text:p>
          </table:table-cell>
          <table:table-cell table:style-name="ce2" office:value-type="float" office:value="438" calcext:value-type="float">
            <text:p>438</text:p>
          </table:table-cell>
          <table:table-cell table:style-name="ce4" office:value-type="string" calcext:value-type="string">
            <text:p>I finally get to go on vacation for the first time in 5 years! Only 7 more days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m excited for you! where are you goin?</text:p>
          </table:table-cell>
          <table:table-cell table:style-name="ce7"/>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Going to the beach with just my little family of 4. <text:s/>Looks like it's going to be beautiful wea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hope you all have a wonderful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77_conv:7354</text:p>
          </table:table-cell>
          <table:table-cell table:style-name="ce2" office:value-type="string" calcext:value-type="string">
            <text:p>disappointed</text:p>
          </table:table-cell>
          <table:table-cell table:style-name="ce4" office:value-type="string" calcext:value-type="string">
            <text:p>I felt so let down by a person who promised me a project -- but then pulled out at the last minute. It would have been one thing if I would have understood her reasons -- but it came from such a reactionary_comma_ unfair place.</text:p>
          </table:table-cell>
          <table:table-cell table:style-name="ce2" office:value-type="float" office:value="66" calcext:value-type="float">
            <text:p>66</text:p>
          </table:table-cell>
          <table:table-cell table:style-name="ce4" office:value-type="string" calcext:value-type="string">
            <text:p>I felt so let down by a person who promised me a project -- but then pulled it away at the last minute in a way that was very personal and reactionar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terrible. People need to learn to commit to their promis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Especially when it's based on emotion versus honoring a commitment. And when they know it has a very real economic impa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don't understand how so many people value emotion over logic and reas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07_conv:8414</text:p>
          </table:table-cell>
          <table:table-cell table:style-name="ce2" office:value-type="string" calcext:value-type="string">
            <text:p>disgusted</text:p>
          </table:table-cell>
          <table:table-cell table:style-name="ce4" office:value-type="string" calcext:value-type="string">
            <text:p>I just pulled a container out of the fridge that has been in there for months. When I opened it_comma_ I was disgusted at what I found.</text:p>
          </table:table-cell>
          <table:table-cell table:style-name="ce2" office:value-type="float" office:value="503" calcext:value-type="float">
            <text:p>503</text:p>
          </table:table-cell>
          <table:table-cell table:style-name="ce4" office:value-type="string" calcext:value-type="string">
            <text:p>Oh man. I was cleaning out my fridge_comma_ and found something unpleasan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OH NO that is the worst! Did you clean it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Well I threw it out. It was some unidentifiable stuff in a plastic container. It had been in there for months_comma_ I thin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You shoudl write the date on stuff to prevent that from happening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ou know_comma_ that's not a bad idea. Ugh_comma_ it was so disgus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13_conv:15827</text:p>
          </table:table-cell>
          <table:table-cell table:style-name="ce2" office:value-type="string" calcext:value-type="string">
            <text:p>furious</text:p>
          </table:table-cell>
          <table:table-cell table:style-name="ce4" office:value-type="string" calcext:value-type="string">
            <text:p>I;m so mad with my brother. He stole from me and didn't think I would notice. </text:p>
          </table:table-cell>
          <table:table-cell table:style-name="ce2" office:value-type="float" office:value="478" calcext:value-type="float">
            <text:p>478</text:p>
          </table:table-cell>
          <table:table-cell table:style-name="ce4" office:value-type="string" calcext:value-type="string">
            <text:p>My brother stole from me and when I found out about it he didn't even apologiz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pretty scummy_comma_ has he always been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he just recently started being a jerk.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 should have a talk with him and let him know how you fee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50_conv:17301</text:p>
          </table:table-cell>
          <table:table-cell table:style-name="ce2" office:value-type="string" calcext:value-type="string">
            <text:p>grateful</text:p>
          </table:table-cell>
          <table:table-cell table:style-name="ce4" office:value-type="string" calcext:value-type="string">
            <text:p>My lawn mower was broken and my neighbor fixed it. <text:s/>I am so thankful for him.</text:p>
          </table:table-cell>
          <table:table-cell table:style-name="ce2" office:value-type="float" office:value="322" calcext:value-type="float">
            <text:p>322</text:p>
          </table:table-cell>
          <table:table-cell table:style-name="ce4" office:value-type="string" calcext:value-type="string">
            <text:p>My lawn mower was broken and my neighbor fixed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 was really nice of your neighbor. I wish i had one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I am so thankful for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Good you should be for having such a blesses neighb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45_conv:11090</text:p>
          </table:table-cell>
          <table:table-cell table:style-name="ce2" office:value-type="string" calcext:value-type="string">
            <text:p>sentimental</text:p>
          </table:table-cell>
          <table:table-cell table:style-name="ce4" office:value-type="string" calcext:value-type="string">
            <text:p>My son will be turning two in a couple of months and I am feeling this way looking back.</text:p>
          </table:table-cell>
          <table:table-cell table:style-name="ce2" office:value-type="float" office:value="123" calcext:value-type="float">
            <text:p>123</text:p>
          </table:table-cell>
          <table:table-cell table:style-name="ce4" office:value-type="string" calcext:value-type="string">
            <text:p>My son will be turning two in a couple of months and it has me looking bac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Uh oh_comma_ are you ready for the ""Terrible 2'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am trying to prepar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He will be into everything. I know what you mean about looking back. Kids grow so fa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26_conv:16052</text:p>
          </table:table-cell>
          <table:table-cell table:style-name="ce2" office:value-type="string" calcext:value-type="string">
            <text:p>content</text:p>
          </table:table-cell>
          <table:table-cell table:style-name="ce4" office:value-type="string" calcext:value-type="string">
            <text:p>Today is my first day off in a long time. I'm playing some Zelda on the Switch_comma_ and I'm feeling pretty happy!</text:p>
          </table:table-cell>
          <table:table-cell table:style-name="ce2" office:value-type="float" office:value="580" calcext:value-type="float">
            <text:p>580</text:p>
          </table:table-cell>
          <table:table-cell table:style-name="ce4" office:value-type="string" calcext:value-type="string">
            <text:p>After working for a week straight and running a lot of errands_comma_ today is my first day off in a whi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must feel very refreshing. Would you say you feel cont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 is_comma_ I'm super happy. Currently playing some Zelda on the Switch_comma_ it couldn't get any better than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I want to get that game next week. Looks really c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 highly recommend it. I can't put it dow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11_conv:7623</text:p>
          </table:table-cell>
          <table:table-cell table:style-name="ce2" office:value-type="string" calcext:value-type="string">
            <text:p>terrified</text:p>
          </table:table-cell>
          <table:table-cell table:style-name="ce4" office:value-type="string" calcext:value-type="string">
            <text:p>I have never felt so terrified the day I was 8 months pregnant and started bleeding. Thankfully_comma_ baby and I are both okay!</text:p>
          </table:table-cell>
          <table:table-cell table:style-name="ce2" office:value-type="float" office:value="430" calcext:value-type="float">
            <text:p>430</text:p>
          </table:table-cell>
          <table:table-cell table:style-name="ce4" office:value-type="string" calcext:value-type="string">
            <text:p>The worst day of my life was when I was 8 months pregnant with our first child and I started bleeding like craz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Oh no! that sounds so scary. was everything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0" calcext:value-type="float">
            <text:p>430</text:p>
          </table:table-cell>
          <table:table-cell table:style-name="ce4" office:value-type="string" calcext:value-type="string">
            <text:p>Yes_comma_ thankfully everything turned out fine. I had to spend 3 weeks in the hospital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Good I'm glad to hear that. <text:s/>That's a long time. <text:s/>Hospitals scare me_comma_ I can't imagine being there for that lo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95_conv:12391</text:p>
          </table:table-cell>
          <table:table-cell table:style-name="ce2" office:value-type="string" calcext:value-type="string">
            <text:p>surprised</text:p>
          </table:table-cell>
          <table:table-cell table:style-name="ce4" office:value-type="string" calcext:value-type="string">
            <text:p>My dog hasn't had any accidents in the house. He is finally potty trained_comma_ I thought it would take longer then a week</text:p>
          </table:table-cell>
          <table:table-cell table:style-name="ce2" office:value-type="float" office:value="481" calcext:value-type="float">
            <text:p>481</text:p>
          </table:table-cell>
          <table:table-cell table:style-name="ce4" office:value-type="string" calcext:value-type="string">
            <text:p>My new dog is doing so great_comma_ she was potty trained in a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do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She is a Jack Russell_comma_ she loves to cuddle in my la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She does sound adorabl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30_conv:22261</text:p>
          </table:table-cell>
          <table:table-cell table:style-name="ce2" office:value-type="string" calcext:value-type="string">
            <text:p>sentimental</text:p>
          </table:table-cell>
          <table:table-cell table:style-name="ce4" office:value-type="string" calcext:value-type="string">
            <text:p>Sometimes I look at the chess board and remember the games I played with my dad. I miss him.</text:p>
          </table:table-cell>
          <table:table-cell table:style-name="ce2" office:value-type="float" office:value="766" calcext:value-type="float">
            <text:p>766</text:p>
          </table:table-cell>
          <table:table-cell table:style-name="ce4" office:value-type="string" calcext:value-type="string">
            <text:p>My dad and I used to play chess together. I miss tha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Why don't you two play chess together anym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My father passed away. Unfortunately_comma_ our chess playing days are g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I'm sorry to hear that. I can only imagine how precious those chess matches were to you. I bet you look back on them fond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do. Every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585_conv:7170</text:p>
          </table:table-cell>
          <table:table-cell table:style-name="ce2" office:value-type="string" calcext:value-type="string">
            <text:p>embarrassed</text:p>
          </table:table-cell>
          <table:table-cell table:style-name="ce4" office:value-type="string" calcext:value-type="string">
            <text:p>I am embarrased because I was just going to get coffee and when I left the shop I slipped and fell..</text:p>
          </table:table-cell>
          <table:table-cell table:style-name="ce2" office:value-type="float" office:value="291" calcext:value-type="float">
            <text:p>291</text:p>
          </table:table-cell>
          <table:table-cell table:style-name="ce4" office:value-type="string" calcext:value-type="string">
            <text:p>Hi friend_comma_ you should have seen what just happened to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at happe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done slipped and fell all over the ground_comma_ it was so embarrass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_comma_ I hope you are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a I did have coffee too but luckily none of it got on me and I am fi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82_conv:17364</text:p>
          </table:table-cell>
          <table:table-cell table:style-name="ce2" office:value-type="string" calcext:value-type="string">
            <text:p>confident</text:p>
          </table:table-cell>
          <table:table-cell table:style-name="ce4" office:value-type="string" calcext:value-type="string">
            <text:p>My semester starts next week and I feel like it is going to be my best one yet.</text:p>
          </table:table-cell>
          <table:table-cell table:style-name="ce2" office:value-type="float" office:value="332" calcext:value-type="float">
            <text:p>332</text:p>
          </table:table-cell>
          <table:table-cell table:style-name="ce4" office:value-type="string" calcext:value-type="string">
            <text:p>My new semester starts next week and I think it will be my best one ye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 yeah! What year are you in colle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My new semester starts next week and I feel like it is going to be my best one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Just make sure you focus on getting good grad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m in my senior year now!</text:p>
          </table:table-cell>
          <table:table-cell table:style-name="ce7" office:value-type="string" calcext:value-type="string">
            <text:p><text:s/></text:p>
          </table:table-cell>
          <table:table-cell table:number-columns-repeated="1018"/>
        </table:table-row>
        <table:table-row table:style-name="ro2" table:number-rows-repeated="10468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394" meta:object-count="0"/>
    <meta:generator>LibreOfficeDev/6.0.5.2$Linux_X86_64 LibreOffice_project/</meta:generator>
  </office:meta>
</office:document-meta>
</file>